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679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_productive_400_GEN_2_min_max_progress" table:style-name="ta1">
        <table:shapes>
          <draw:frame draw:z-index="0" draw:style-name="gr1" draw:text-style-name="P1" svg:width="29.877cm" svg:height="9.005cm" svg:x="14.49cm" svg:y="1.139cm">
            <draw:object draw:notify-on-update-of-ranges="run_productive_400_GEN_2_min_max_progress.E4:run_productive_400_GEN_2_min_max_progress.E97 run_productive_400_GEN_2_min_max_progress.F4:run_productive_400_GEN_2_min_max_progress.F97 run_productive_400_GEN_2_min_max_progress.G4:run_productive_400_GEN_2_min_max_progress.G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812cm" svg:height="9.004cm" svg:x="14.554cm" svg:y="9.934cm">
            <draw:object draw:notify-on-update-of-ranges="run_productive_400_GEN_2_min_max_progress.K4:run_productive_400_GEN_2_min_max_progress.K97 run_productive_400_GEN_2_min_max_progress.L4:run_productive_400_GEN_2_min_max_progress.L97 run_productive_400_GEN_2_min_max_progress.M4:run_productive_400_GEN_2_min_max_progress.M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66cm" svg:height="9.004cm" svg:x="14.619cm" svg:y="18.801cm">
            <draw:object draw:notify-on-update-of-ranges="run_productive_400_GEN_2_min_max_progress.P4:run_productive_400_GEN_2_min_max_progress.P97 run_productive_400_GEN_2_min_max_progress.Q4:run_productive_400_GEN_2_min_max_progress.Q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6.8515" calcext:value-type="float">
            <text:p>16.8515</text:p>
          </table:table-cell>
          <table:table-cell office:value-type="float" office:value="13.24525" calcext:value-type="float">
            <text:p>13.245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.33175" calcext:value-type="float">
            <text:p>14.33175</text:p>
          </table:table-cell>
          <table:table-cell office:value-type="float" office:value="16.00325" calcext:value-type="float">
            <text:p>16.003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.37" calcext:value-type="float">
            <text:p>14.37</text:p>
          </table:table-cell>
          <table:table-cell office:value-type="float" office:value="16.737" calcext:value-type="float">
            <text:p>16.7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AVERAGE([.B1:.B8])" office:value-type="float" office:value="19" calcext:value-type="float">
            <text:p>19</text:p>
          </table:table-cell>
          <table:table-cell table:formula="of:=AVERAGE([.C1:.C8])" office:value-type="float" office:value="3" calcext:value-type="float">
            <text:p>3</text:p>
          </table:table-cell>
          <table:table-cell table:formula="of:=AVERAGE([.D1:.D8])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AVERAGE([.H1:.H8])" office:value-type="float" office:value="16.25" calcext:value-type="float">
            <text:p>16.25</text:p>
          </table:table-cell>
          <table:table-cell table:formula="of:=AVERAGE([.I1:.I8])" office:value-type="float" office:value="2.125" calcext:value-type="float">
            <text:p>2.125</text:p>
          </table:table-cell>
          <table:table-cell table:formula="of:=AVERAGE([.J1:.J8])" office:value-type="float" office:value="21.625" calcext:value-type="float">
            <text:p>21.625</text:p>
          </table:table-cell>
          <table:table-cell office:value-type="float" office:value="14.46425" calcext:value-type="float">
            <text:p>14.46425</text:p>
          </table:table-cell>
          <table:table-cell office:value-type="float" office:value="18.2285" calcext:value-type="float">
            <text:p>18.2285</text:p>
          </table:table-cell>
          <table:table-cell table:formula="of:=AVERAGE([.N1:.N8])" office:value-type="float" office:value="16.04609375" calcext:value-type="float">
            <text:p>16.04609375</text:p>
          </table:table-cell>
          <table:table-cell table:formula="of:=AVERAGE([.O1:.O8])" office:value-type="float" office:value="16.9159375" calcext:value-type="float">
            <text:p>16.9159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VERAGE([.B2:.B9])" office:value-type="float" office:value="19.625" calcext:value-type="float">
            <text:p>19.625</text:p>
          </table:table-cell>
          <table:table-cell table:formula="of:=AVERAGE([.C2:.C9])" office:value-type="float" office:value="2.25" calcext:value-type="float">
            <text:p>2.25</text:p>
          </table:table-cell>
          <table:table-cell table:formula="of:=AVERAGE([.D2:.D9])" office:value-type="float" office:value="18.125" calcext:value-type="float">
            <text:p>18.1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AVERAGE([.H2:.H9])" office:value-type="float" office:value="16.625" calcext:value-type="float">
            <text:p>16.625</text:p>
          </table:table-cell>
          <table:table-cell table:formula="of:=AVERAGE([.I2:.I9])" office:value-type="float" office:value="1.375" calcext:value-type="float">
            <text:p>1.375</text:p>
          </table:table-cell>
          <table:table-cell table:formula="of:=AVERAGE([.J2:.J9])" office:value-type="float" office:value="22" calcext:value-type="float">
            <text:p>22</text:p>
          </table:table-cell>
          <table:table-cell office:value-type="float" office:value="16.58025" calcext:value-type="float">
            <text:p>16.58025</text:p>
          </table:table-cell>
          <table:table-cell office:value-type="float" office:value="17.40325" calcext:value-type="float">
            <text:p>17.40325</text:p>
          </table:table-cell>
          <table:table-cell table:formula="of:=AVERAGE([.N2:.N9])" office:value-type="float" office:value="16.328" calcext:value-type="float">
            <text:p>16.328</text:p>
          </table:table-cell>
          <table:table-cell table:formula="of:=AVERAGE([.O2:.O9])" office:value-type="float" office:value="17.5859375" calcext:value-type="float">
            <text:p>17.585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AVERAGE([.B3:.B10])" office:value-type="float" office:value="20.625" calcext:value-type="float">
            <text:p>20.625</text:p>
          </table:table-cell>
          <table:table-cell table:formula="of:=AVERAGE([.C3:.C10])" office:value-type="float" office:value="1.75" calcext:value-type="float">
            <text:p>1.75</text:p>
          </table:table-cell>
          <table:table-cell table:formula="of:=AVERAGE([.D3:.D10])" office:value-type="float" office:value="17.625" calcext:value-type="float">
            <text:p>17.6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VERAGE([.H3:.H10])" office:value-type="float" office:value="17.375" calcext:value-type="float">
            <text:p>17.375</text:p>
          </table:table-cell>
          <table:table-cell table:formula="of:=AVERAGE([.I3:.I10])" office:value-type="float" office:value="1" calcext:value-type="float">
            <text:p>1</text:p>
          </table:table-cell>
          <table:table-cell table:formula="of:=AVERAGE([.J3:.J10])" office:value-type="float" office:value="21.625" calcext:value-type="float">
            <text:p>21.625</text:p>
          </table:table-cell>
          <table:table-cell office:value-type="float" office:value="17.5975" calcext:value-type="float">
            <text:p>17.5975</text:p>
          </table:table-cell>
          <table:table-cell office:value-type="float" office:value="17.1165" calcext:value-type="float">
            <text:p>17.1165</text:p>
          </table:table-cell>
          <table:table-cell table:formula="of:=AVERAGE([.N3:.N10])" office:value-type="float" office:value="16.6436875" calcext:value-type="float">
            <text:p>16.6436875</text:p>
          </table:table-cell>
          <table:table-cell table:formula="of:=AVERAGE([.O3:.O10])" office:value-type="float" office:value="17.92865625" calcext:value-type="float">
            <text:p>17.9286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AVERAGE([.B4:.B11])" office:value-type="float" office:value="20.625" calcext:value-type="float">
            <text:p>20.625</text:p>
          </table:table-cell>
          <table:table-cell table:formula="of:=AVERAGE([.C4:.C11])" office:value-type="float" office:value="1.125" calcext:value-type="float">
            <text:p>1.125</text:p>
          </table:table-cell>
          <table:table-cell table:formula="of:=AVERAGE([.D4:.D11])" office:value-type="float" office:value="18.25" calcext:value-type="float">
            <text:p>18.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VERAGE([.H4:.H11])" office:value-type="float" office:value="17" calcext:value-type="float">
            <text:p>17</text:p>
          </table:table-cell>
          <table:table-cell table:formula="of:=AVERAGE([.I4:.I11])" office:value-type="float" office:value="0.75" calcext:value-type="float">
            <text:p>0.75</text:p>
          </table:table-cell>
          <table:table-cell table:formula="of:=AVERAGE([.J4:.J11])" office:value-type="float" office:value="22.25" calcext:value-type="float">
            <text:p>22.25</text:p>
          </table:table-cell>
          <table:table-cell office:value-type="float" office:value="17.33425" calcext:value-type="float">
            <text:p>17.33425</text:p>
          </table:table-cell>
          <table:table-cell office:value-type="float" office:value="18.45075" calcext:value-type="float">
            <text:p>18.45075</text:p>
          </table:table-cell>
          <table:table-cell table:formula="of:=AVERAGE([.N4:.N11])" office:value-type="float" office:value="17.256875" calcext:value-type="float">
            <text:p>17.256875</text:p>
          </table:table-cell>
          <table:table-cell table:formula="of:=AVERAGE([.O4:.O11])" office:value-type="float" office:value="18.1931875" calcext:value-type="float">
            <text:p>18.1931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VERAGE([.B5:.B12])" office:value-type="float" office:value="21.5" calcext:value-type="float">
            <text:p>21.5</text:p>
          </table:table-cell>
          <table:table-cell table:formula="of:=AVERAGE([.C5:.C12])" office:value-type="float" office:value="1" calcext:value-type="float">
            <text:p>1</text:p>
          </table:table-cell>
          <table:table-cell table:formula="of:=AVERAGE([.D5:.D12])"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AVERAGE([.H5:.H12])" office:value-type="float" office:value="17.125" calcext:value-type="float">
            <text:p>17.125</text:p>
          </table:table-cell>
          <table:table-cell table:formula="of:=AVERAGE([.I5:.I12])" office:value-type="float" office:value="0.625" calcext:value-type="float">
            <text:p>0.625</text:p>
          </table:table-cell>
          <table:table-cell table:formula="of:=AVERAGE([.J5:.J12])" office:value-type="float" office:value="22.25" calcext:value-type="float">
            <text:p>22.25</text:p>
          </table:table-cell>
          <table:table-cell office:value-type="float" office:value="16.8392500000001" calcext:value-type="float">
            <text:p>16.8392500000001</text:p>
          </table:table-cell>
          <table:table-cell office:value-type="float" office:value="18.143" calcext:value-type="float">
            <text:p>18.143</text:p>
          </table:table-cell>
          <table:table-cell table:formula="of:=AVERAGE([.N5:.N12])" office:value-type="float" office:value="17.28240625" calcext:value-type="float">
            <text:p>17.28240625</text:p>
          </table:table-cell>
          <table:table-cell table:formula="of:=AVERAGE([.O5:.O12])" office:value-type="float" office:value="18.158375" calcext:value-type="float">
            <text:p>18.158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AVERAGE([.B6:.B13])" office:value-type="float" office:value="21.75" calcext:value-type="float">
            <text:p>21.75</text:p>
          </table:table-cell>
          <table:table-cell table:formula="of:=AVERAGE([.C6:.C13])" office:value-type="float" office:value="0.875" calcext:value-type="float">
            <text:p>0.875</text:p>
          </table:table-cell>
          <table:table-cell table:formula="of:=AVERAGE([.D6:.D13])" office:value-type="float" office:value="17.375" calcext:value-type="float">
            <text:p>17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H6:.H13])" office:value-type="float" office:value="18.25" calcext:value-type="float">
            <text:p>18.25</text:p>
          </table:table-cell>
          <table:table-cell table:formula="of:=AVERAGE([.I6:.I13])" office:value-type="float" office:value="0.5" calcext:value-type="float">
            <text:p>0.5</text:p>
          </table:table-cell>
          <table:table-cell table:formula="of:=AVERAGE([.J6:.J13])" office:value-type="float" office:value="21.25" calcext:value-type="float">
            <text:p>21.25</text:p>
          </table:table-cell>
          <table:table-cell office:value-type="float" office:value="19.10675" calcext:value-type="float">
            <text:p>19.10675</text:p>
          </table:table-cell>
          <table:table-cell office:value-type="float" office:value="18.60525" calcext:value-type="float">
            <text:p>18.60525</text:p>
          </table:table-cell>
          <table:table-cell table:formula="of:=AVERAGE([.N6:.N13])" office:value-type="float" office:value="17.26640625" calcext:value-type="float">
            <text:p>17.26640625</text:p>
          </table:table-cell>
          <table:table-cell table:formula="of:=AVERAGE([.O6:.O13])" office:value-type="float" office:value="18.40525" calcext:value-type="float">
            <text:p>18.40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B7:.B14])" office:value-type="float" office:value="21.875" calcext:value-type="float">
            <text:p>21.875</text:p>
          </table:table-cell>
          <table:table-cell table:formula="of:=AVERAGE([.C7:.C14])" office:value-type="float" office:value="0.75" calcext:value-type="float">
            <text:p>0.75</text:p>
          </table:table-cell>
          <table:table-cell table:formula="of:=AVERAGE([.D7:.D14])" office:value-type="float" office:value="17.375" calcext:value-type="float">
            <text:p>17.3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AVERAGE([.H7:.H14])" office:value-type="float" office:value="18.875" calcext:value-type="float">
            <text:p>18.875</text:p>
          </table:table-cell>
          <table:table-cell table:formula="of:=AVERAGE([.I7:.I14])" office:value-type="float" office:value="0.5" calcext:value-type="float">
            <text:p>0.5</text:p>
          </table:table-cell>
          <table:table-cell table:formula="of:=AVERAGE([.J7:.J14])" office:value-type="float" office:value="20.625" calcext:value-type="float">
            <text:p>20.625</text:p>
          </table:table-cell>
          <table:table-cell office:value-type="float" office:value="16.85725" calcext:value-type="float">
            <text:p>16.85725</text:p>
          </table:table-cell>
          <table:table-cell office:value-type="float" office:value="18.745" calcext:value-type="float">
            <text:p>18.745</text:p>
          </table:table-cell>
          <table:table-cell table:formula="of:=AVERAGE([.N7:.N14])" office:value-type="float" office:value="16.92165625" calcext:value-type="float">
            <text:p>16.92165625</text:p>
          </table:table-cell>
          <table:table-cell table:formula="of:=AVERAGE([.O7:.O14])" office:value-type="float" office:value="18.36190625" calcext:value-type="float">
            <text:p>18.3619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VERAGE([.B8:.B15])" office:value-type="float" office:value="22.25" calcext:value-type="float">
            <text:p>22.25</text:p>
          </table:table-cell>
          <table:table-cell table:formula="of:=AVERAGE([.C8:.C15])" office:value-type="float" office:value="0.5" calcext:value-type="float">
            <text:p>0.5</text:p>
          </table:table-cell>
          <table:table-cell table:formula="of:=AVERAGE([.D8:.D15])" office:value-type="float" office:value="17.25" calcext:value-type="float">
            <text:p>17.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AVERAGE([.H8:.H15])" office:value-type="float" office:value="18.875" calcext:value-type="float">
            <text:p>18.875</text:p>
          </table:table-cell>
          <table:table-cell table:formula="of:=AVERAGE([.I8:.I15])" office:value-type="float" office:value="0.5" calcext:value-type="float">
            <text:p>0.5</text:p>
          </table:table-cell>
          <table:table-cell table:formula="of:=AVERAGE([.J8:.J15])" office:value-type="float" office:value="20.625" calcext:value-type="float">
            <text:p>20.625</text:p>
          </table:table-cell>
          <table:table-cell office:value-type="float" office:value="19.2755" calcext:value-type="float">
            <text:p>19.2755</text:p>
          </table:table-cell>
          <table:table-cell office:value-type="float" office:value="18.85325" calcext:value-type="float">
            <text:p>18.85325</text:p>
          </table:table-cell>
          <table:table-cell table:formula="of:=AVERAGE([.N8:.N15])" office:value-type="float" office:value="17.15875" calcext:value-type="float">
            <text:p>17.15875</text:p>
          </table:table-cell>
          <table:table-cell table:formula="of:=AVERAGE([.O8:.O15])" office:value-type="float" office:value="18.3036875" calcext:value-type="float">
            <text:p>18.3036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VERAGE([.B9:.B16])" office:value-type="float" office:value="21.75" calcext:value-type="float">
            <text:p>21.75</text:p>
          </table:table-cell>
          <table:table-cell table:formula="of:=AVERAGE([.C9:.C16])" office:value-type="float" office:value="0.375" calcext:value-type="float">
            <text:p>0.375</text:p>
          </table:table-cell>
          <table:table-cell table:formula="of:=AVERAGE([.D9:.D16])" office:value-type="float" office:value="17.875" calcext:value-type="float">
            <text:p>17.8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H9:.H16])" office:value-type="float" office:value="19.75" calcext:value-type="float">
            <text:p>19.75</text:p>
          </table:table-cell>
          <table:table-cell table:formula="of:=AVERAGE([.I9:.I16])" office:value-type="float" office:value="0.625" calcext:value-type="float">
            <text:p>0.625</text:p>
          </table:table-cell>
          <table:table-cell table:formula="of:=AVERAGE([.J9:.J16])" office:value-type="float" office:value="19.625" calcext:value-type="float">
            <text:p>19.625</text:p>
          </table:table-cell>
          <table:table-cell office:value-type="float" office:value="14.6685" calcext:value-type="float">
            <text:p>14.6685</text:p>
          </table:table-cell>
          <table:table-cell office:value-type="float" office:value="17.95" calcext:value-type="float">
            <text:p>17.95</text:p>
          </table:table-cell>
          <table:table-cell table:formula="of:=AVERAGE([.N9:.N16])" office:value-type="float" office:value="16.85671875" calcext:value-type="float">
            <text:p>16.85671875</text:p>
          </table:table-cell>
          <table:table-cell table:formula="of:=AVERAGE([.O9:.O16])" office:value-type="float" office:value="18.3576875" calcext:value-type="float">
            <text:p>18.3576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VERAGE([.B10:.B17])" office:value-type="float" office:value="22.25" calcext:value-type="float">
            <text:p>22.25</text:p>
          </table:table-cell>
          <table:table-cell table:formula="of:=AVERAGE([.C10:.C17])" office:value-type="float" office:value="0.25" calcext:value-type="float">
            <text:p>0.25</text:p>
          </table:table-cell>
          <table:table-cell table:formula="of:=AVERAGE([.D10:.D17])"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AVERAGE([.H10:.H17])" office:value-type="float" office:value="18.625" calcext:value-type="float">
            <text:p>18.625</text:p>
          </table:table-cell>
          <table:table-cell table:formula="of:=AVERAGE([.I10:.I17])" office:value-type="float" office:value="0.75" calcext:value-type="float">
            <text:p>0.75</text:p>
          </table:table-cell>
          <table:table-cell table:formula="of:=AVERAGE([.J10:.J17])" office:value-type="float" office:value="20.625" calcext:value-type="float">
            <text:p>20.625</text:p>
          </table:table-cell>
          <table:table-cell office:value-type="float" office:value="16.45225" calcext:value-type="float">
            <text:p>16.45225</text:p>
          </table:table-cell>
          <table:table-cell office:value-type="float" office:value="19.37825" calcext:value-type="float">
            <text:p>19.37825</text:p>
          </table:table-cell>
          <table:table-cell table:formula="of:=AVERAGE([.N10:.N17])" office:value-type="float" office:value="16.351" calcext:value-type="float">
            <text:p>16.351</text:p>
          </table:table-cell>
          <table:table-cell table:formula="of:=AVERAGE([.O10:.O17])" office:value-type="float" office:value="18.34703125" calcext:value-type="float">
            <text:p>18.34703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AVERAGE([.B11:.B18])" office:value-type="float" office:value="22.625" calcext:value-type="float">
            <text:p>22.625</text:p>
          </table:table-cell>
          <table:table-cell table:formula="of:=AVERAGE([.C11:.C18])" office:value-type="float" office:value="0.25" calcext:value-type="float">
            <text:p>0.25</text:p>
          </table:table-cell>
          <table:table-cell table:formula="of:=AVERAGE([.D11:.D18])" office:value-type="float" office:value="17.125" calcext:value-type="float">
            <text:p>17.1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VERAGE([.H11:.H18])" office:value-type="float" office:value="18.375" calcext:value-type="float">
            <text:p>18.375</text:p>
          </table:table-cell>
          <table:table-cell table:formula="of:=AVERAGE([.I11:.I18])" office:value-type="float" office:value="0.75" calcext:value-type="float">
            <text:p>0.75</text:p>
          </table:table-cell>
          <table:table-cell table:formula="of:=AVERAGE([.J11:.J18])" office:value-type="float" office:value="20.875" calcext:value-type="float">
            <text:p>20.875</text:p>
          </table:table-cell>
          <table:table-cell office:value-type="float" office:value="14.8395" calcext:value-type="float">
            <text:p>14.8395</text:p>
          </table:table-cell>
          <table:table-cell office:value-type="float" office:value="16.76975" calcext:value-type="float">
            <text:p>16.76975</text:p>
          </table:table-cell>
          <table:table-cell table:formula="of:=AVERAGE([.N11:.N18])" office:value-type="float" office:value="16.0561875" calcext:value-type="float">
            <text:p>16.0561875</text:p>
          </table:table-cell>
          <table:table-cell table:formula="of:=AVERAGE([.O11:.O18])" office:value-type="float" office:value="18.255625" calcext:value-type="float">
            <text:p>18.255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B12:.B19])" office:value-type="float" office:value="23.25" calcext:value-type="float">
            <text:p>23.25</text:p>
          </table:table-cell>
          <table:table-cell table:formula="of:=AVERAGE([.C12:.C19])" office:value-type="float" office:value="0.25" calcext:value-type="float">
            <text:p>0.25</text:p>
          </table:table-cell>
          <table:table-cell table:formula="of:=AVERAGE([.D12:.D19])"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VERAGE([.H12:.H19])" office:value-type="float" office:value="18.625" calcext:value-type="float">
            <text:p>18.625</text:p>
          </table:table-cell>
          <table:table-cell table:formula="of:=AVERAGE([.I12:.I19])" office:value-type="float" office:value="0.625" calcext:value-type="float">
            <text:p>0.625</text:p>
          </table:table-cell>
          <table:table-cell table:formula="of:=AVERAGE([.J12:.J19])" office:value-type="float" office:value="20.75" calcext:value-type="float">
            <text:p>20.75</text:p>
          </table:table-cell>
          <table:table-cell office:value-type="float" office:value="19.231" calcext:value-type="float">
            <text:p>19.231</text:p>
          </table:table-cell>
          <table:table-cell office:value-type="float" office:value="17.985" calcext:value-type="float">
            <text:p>17.985</text:p>
          </table:table-cell>
          <table:table-cell table:formula="of:=AVERAGE([.N12:.N19])" office:value-type="float" office:value="15.64225" calcext:value-type="float">
            <text:p>15.64225</text:p>
          </table:table-cell>
          <table:table-cell table:formula="of:=AVERAGE([.O12:.O19])" office:value-type="float" office:value="18.13678125" calcext:value-type="float">
            <text:p>18.13678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VERAGE([.B13:.B20])" office:value-type="float" office:value="22.25" calcext:value-type="float">
            <text:p>22.25</text:p>
          </table:table-cell>
          <table:table-cell table:formula="of:=AVERAGE([.C13:.C20])" office:value-type="float" office:value="0.125" calcext:value-type="float">
            <text:p>0.125</text:p>
          </table:table-cell>
          <table:table-cell table:formula="of:=AVERAGE([.D13:.D20])" office:value-type="float" office:value="17.625" calcext:value-type="float">
            <text:p>17.6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H13:.H20])" office:value-type="float" office:value="17.875" calcext:value-type="float">
            <text:p>17.875</text:p>
          </table:table-cell>
          <table:table-cell table:formula="of:=AVERAGE([.I13:.I20])" office:value-type="float" office:value="0.625" calcext:value-type="float">
            <text:p>0.625</text:p>
          </table:table-cell>
          <table:table-cell table:formula="of:=AVERAGE([.J13:.J20])" office:value-type="float" office:value="21.5" calcext:value-type="float">
            <text:p>21.5</text:p>
          </table:table-cell>
          <table:table-cell office:value-type="float" office:value="14.423" calcext:value-type="float">
            <text:p>14.423</text:p>
          </table:table-cell>
          <table:table-cell office:value-type="float" office:value="18.575" calcext:value-type="float">
            <text:p>18.575</text:p>
          </table:table-cell>
          <table:table-cell table:formula="of:=AVERAGE([.N13:.N20])" office:value-type="float" office:value="15.6983125" calcext:value-type="float">
            <text:p>15.6983125</text:p>
          </table:table-cell>
          <table:table-cell table:formula="of:=AVERAGE([.O13:.O20])" office:value-type="float" office:value="18.0921875" calcext:value-type="float">
            <text:p>18.0921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B14:.B21])" office:value-type="float" office:value="22.25" calcext:value-type="float">
            <text:p>22.25</text:p>
          </table:table-cell>
          <table:table-cell table:formula="of:=AVERAGE([.C14:.C21])" office:value-type="float" office:value="0.25" calcext:value-type="float">
            <text:p>0.25</text:p>
          </table:table-cell>
          <table:table-cell table:formula="of:=AVERAGE([.D14:.D21])"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AVERAGE([.H14:.H21])" office:value-type="float" office:value="16.375" calcext:value-type="float">
            <text:p>16.375</text:p>
          </table:table-cell>
          <table:table-cell table:formula="of:=AVERAGE([.I14:.I21])" office:value-type="float" office:value="0.375" calcext:value-type="float">
            <text:p>0.375</text:p>
          </table:table-cell>
          <table:table-cell table:formula="of:=AVERAGE([.J14:.J21])" office:value-type="float" office:value="23.25" calcext:value-type="float">
            <text:p>23.25</text:p>
          </table:table-cell>
          <table:table-cell office:value-type="float" office:value="15.061" calcext:value-type="float">
            <text:p>15.061</text:p>
          </table:table-cell>
          <table:table-cell office:value-type="float" office:value="18.52" calcext:value-type="float">
            <text:p>18.52</text:p>
          </table:table-cell>
          <table:table-cell table:formula="of:=AVERAGE([.N14:.N21])" office:value-type="float" office:value="15.70903125" calcext:value-type="float">
            <text:p>15.70903125</text:p>
          </table:table-cell>
          <table:table-cell table:formula="of:=AVERAGE([.O14:.O21])" office:value-type="float" office:value="17.7654375" calcext:value-type="float">
            <text:p>17.7654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VERAGE([.B15:.B22])" office:value-type="float" office:value="22.375" calcext:value-type="float">
            <text:p>22.375</text:p>
          </table:table-cell>
          <table:table-cell table:formula="of:=AVERAGE([.C15:.C22])" office:value-type="float" office:value="0.125" calcext:value-type="float">
            <text:p>0.125</text:p>
          </table:table-cell>
          <table:table-cell table:formula="of:=AVERAGE([.D15:.D22])"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AVERAGE([.H15:.H22])" office:value-type="float" office:value="17.125" calcext:value-type="float">
            <text:p>17.125</text:p>
          </table:table-cell>
          <table:table-cell table:formula="of:=AVERAGE([.I15:.I22])" office:value-type="float" office:value="0.375" calcext:value-type="float">
            <text:p>0.375</text:p>
          </table:table-cell>
          <table:table-cell table:formula="of:=AVERAGE([.J15:.J22])" office:value-type="float" office:value="22.5" calcext:value-type="float">
            <text:p>22.5</text:p>
          </table:table-cell>
          <table:table-cell office:value-type="float" office:value="14.49875" calcext:value-type="float">
            <text:p>14.49875</text:p>
          </table:table-cell>
          <table:table-cell office:value-type="float" office:value="18.01375" calcext:value-type="float">
            <text:p>18.01375</text:p>
          </table:table-cell>
          <table:table-cell table:formula="of:=AVERAGE([.N15:.N22])" office:value-type="float" office:value="15.74021875" calcext:value-type="float">
            <text:p>15.74021875</text:p>
          </table:table-cell>
          <table:table-cell table:formula="of:=AVERAGE([.O15:.O22])" office:value-type="float" office:value="18.18259375" calcext:value-type="float">
            <text:p>18.1825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B16:.B23])" office:value-type="float" office:value="22.875" calcext:value-type="float">
            <text:p>22.875</text:p>
          </table:table-cell>
          <table:table-cell table:formula="of:=AVERAGE([.C16:.C23])" office:value-type="float" office:value="0.125" calcext:value-type="float">
            <text:p>0.125</text:p>
          </table:table-cell>
          <table:table-cell table:formula="of:=AVERAGE([.D16:.D23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VERAGE([.H16:.H23])" office:value-type="float" office:value="16.75" calcext:value-type="float">
            <text:p>16.75</text:p>
          </table:table-cell>
          <table:table-cell table:formula="of:=AVERAGE([.I16:.I23])" office:value-type="float" office:value="0.5" calcext:value-type="float">
            <text:p>0.5</text:p>
          </table:table-cell>
          <table:table-cell table:formula="of:=AVERAGE([.J16:.J23])" office:value-type="float" office:value="22.75" calcext:value-type="float">
            <text:p>22.75</text:p>
          </table:table-cell>
          <table:table-cell office:value-type="float" office:value="15.964" calcext:value-type="float">
            <text:p>15.964</text:p>
          </table:table-cell>
          <table:table-cell office:value-type="float" office:value="17.9025" calcext:value-type="float">
            <text:p>17.9025</text:p>
          </table:table-cell>
          <table:table-cell table:formula="of:=AVERAGE([.N16:.N23])" office:value-type="float" office:value="15.359875" calcext:value-type="float">
            <text:p>15.359875</text:p>
          </table:table-cell>
          <table:table-cell table:formula="of:=AVERAGE([.O16:.O23])" office:value-type="float" office:value="18.2065625" calcext:value-type="float">
            <text:p>18.206562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B17:.B24])" office:value-type="float" office:value="22.25" calcext:value-type="float">
            <text:p>22.25</text:p>
          </table:table-cell>
          <table:table-cell table:formula="of:=AVERAGE([.C17:.C24])" office:value-type="float" office:value="0.25" calcext:value-type="float">
            <text:p>0.25</text:p>
          </table:table-cell>
          <table:table-cell table:formula="of:=AVERAGE([.D17:.D24])"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VERAGE([.H17:.H24])" office:value-type="float" office:value="17.375" calcext:value-type="float">
            <text:p>17.375</text:p>
          </table:table-cell>
          <table:table-cell table:formula="of:=AVERAGE([.I17:.I24])" office:value-type="float" office:value="0.375" calcext:value-type="float">
            <text:p>0.375</text:p>
          </table:table-cell>
          <table:table-cell table:formula="of:=AVERAGE([.J17:.J24])" office:value-type="float" office:value="22.25" calcext:value-type="float">
            <text:p>22.25</text:p>
          </table:table-cell>
          <table:table-cell office:value-type="float" office:value="15.117" calcext:value-type="float">
            <text:p>15.117</text:p>
          </table:table-cell>
          <table:table-cell office:value-type="float" office:value="17.59325" calcext:value-type="float">
            <text:p>17.59325</text:p>
          </table:table-cell>
          <table:table-cell table:formula="of:=AVERAGE([.N17:.N24])" office:value-type="float" office:value="15.66425" calcext:value-type="float">
            <text:p>15.66425</text:p>
          </table:table-cell>
          <table:table-cell table:formula="of:=AVERAGE([.O17:.O24])" office:value-type="float" office:value="18.2501875" calcext:value-type="float">
            <text:p>18.2501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VERAGE([.B18:.B25])" office:value-type="float" office:value="22.5" calcext:value-type="float">
            <text:p>22.5</text:p>
          </table:table-cell>
          <table:table-cell table:formula="of:=AVERAGE([.C18:.C25])" office:value-type="float" office:value="0.375" calcext:value-type="float">
            <text:p>0.375</text:p>
          </table:table-cell>
          <table:table-cell table:formula="of:=AVERAGE([.D18:.D25])" office:value-type="float" office:value="17.125" calcext:value-type="float">
            <text:p>17.1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VERAGE([.H18:.H25])" office:value-type="float" office:value="18.375" calcext:value-type="float">
            <text:p>18.375</text:p>
          </table:table-cell>
          <table:table-cell table:formula="of:=AVERAGE([.I18:.I25])" office:value-type="float" office:value="0.25" calcext:value-type="float">
            <text:p>0.25</text:p>
          </table:table-cell>
          <table:table-cell table:formula="of:=AVERAGE([.J18:.J25])" office:value-type="float" office:value="21.375" calcext:value-type="float">
            <text:p>21.375</text:p>
          </table:table-cell>
          <table:table-cell office:value-type="float" office:value="16.538" calcext:value-type="float">
            <text:p>16.538</text:p>
          </table:table-cell>
          <table:table-cell office:value-type="float" office:value="16.76425" calcext:value-type="float">
            <text:p>16.76425</text:p>
          </table:table-cell>
          <table:table-cell table:formula="of:=AVERAGE([.N18:.N25])" office:value-type="float" office:value="16.192625" calcext:value-type="float">
            <text:p>16.192625</text:p>
          </table:table-cell>
          <table:table-cell table:formula="of:=AVERAGE([.O18:.O25])" office:value-type="float" office:value="18.20871875" calcext:value-type="float">
            <text:p>18.2087187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B19:.B26])" office:value-type="float" office:value="22.125" calcext:value-type="float">
            <text:p>22.125</text:p>
          </table:table-cell>
          <table:table-cell table:formula="of:=AVERAGE([.C19:.C26])" office:value-type="float" office:value="0.375" calcext:value-type="float">
            <text:p>0.375</text:p>
          </table:table-cell>
          <table:table-cell table:formula="of:=AVERAGE([.D19:.D26])" office:value-type="float" office:value="17.5" calcext:value-type="float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H19:.H26])" office:value-type="float" office:value="18.25" calcext:value-type="float">
            <text:p>18.25</text:p>
          </table:table-cell>
          <table:table-cell table:formula="of:=AVERAGE([.I19:.I26])" office:value-type="float" office:value="0.125" calcext:value-type="float">
            <text:p>0.125</text:p>
          </table:table-cell>
          <table:table-cell table:formula="of:=AVERAGE([.J19:.J26])" office:value-type="float" office:value="21.625" calcext:value-type="float">
            <text:p>21.625</text:p>
          </table:table-cell>
          <table:table-cell office:value-type="float" office:value="15.089" calcext:value-type="float">
            <text:p>15.089</text:p>
          </table:table-cell>
          <table:table-cell office:value-type="float" office:value="20.107" calcext:value-type="float">
            <text:p>20.107</text:p>
          </table:table-cell>
          <table:table-cell table:formula="of:=AVERAGE([.N19:.N26])" office:value-type="float" office:value="16.29921875" calcext:value-type="float">
            <text:p>16.29921875</text:p>
          </table:table-cell>
          <table:table-cell table:formula="of:=AVERAGE([.O19:.O26])" office:value-type="float" office:value="18.31065625" calcext:value-type="float">
            <text:p>18.3106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VERAGE([.B20:.B27])" office:value-type="float" office:value="22.375" calcext:value-type="float">
            <text:p>22.375</text:p>
          </table:table-cell>
          <table:table-cell table:formula="of:=AVERAGE([.C20:.C27])" office:value-type="float" office:value="0.5" calcext:value-type="float">
            <text:p>0.5</text:p>
          </table:table-cell>
          <table:table-cell table:formula="of:=AVERAGE([.D20:.D27])" office:value-type="float" office:value="17.125" calcext:value-type="float">
            <text:p>17.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AVERAGE([.H20:.H27])" office:value-type="float" office:value="19" calcext:value-type="float">
            <text:p>19</text:p>
          </table:table-cell>
          <table:table-cell table:formula="of:=AVERAGE([.I20:.I27])" office:value-type="float" office:value="0.125" calcext:value-type="float">
            <text:p>0.125</text:p>
          </table:table-cell>
          <table:table-cell table:formula="of:=AVERAGE([.J20:.J27])" office:value-type="float" office:value="20.875" calcext:value-type="float">
            <text:p>20.875</text:p>
          </table:table-cell>
          <table:table-cell office:value-type="float" office:value="16.18825" calcext:value-type="float">
            <text:p>16.18825</text:p>
          </table:table-cell>
          <table:table-cell office:value-type="float" office:value="18.17675" calcext:value-type="float">
            <text:p>18.17675</text:p>
          </table:table-cell>
          <table:table-cell table:formula="of:=AVERAGE([.N20:.N27])" office:value-type="float" office:value="16.31215625" calcext:value-type="float">
            <text:p>16.31215625</text:p>
          </table:table-cell>
          <table:table-cell table:formula="of:=AVERAGE([.O20:.O27])" office:value-type="float" office:value="18.38746875" calcext:value-type="float">
            <text:p>18.38746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AVERAGE([.B21:.B28])" office:value-type="float" office:value="22.375" calcext:value-type="float">
            <text:p>22.375</text:p>
          </table:table-cell>
          <table:table-cell table:formula="of:=AVERAGE([.C21:.C28])" office:value-type="float" office:value="0.5" calcext:value-type="float">
            <text:p>0.5</text:p>
          </table:table-cell>
          <table:table-cell table:formula="of:=AVERAGE([.D21:.D28])" office:value-type="float" office:value="17.125" calcext:value-type="float">
            <text:p>17.1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H21:.H28])" office:value-type="float" office:value="19.5" calcext:value-type="float">
            <text:p>19.5</text:p>
          </table:table-cell>
          <table:table-cell table:formula="of:=AVERAGE([.I21:.I28])" office:value-type="float" office:value="0.125" calcext:value-type="float">
            <text:p>0.125</text:p>
          </table:table-cell>
          <table:table-cell table:formula="of:=AVERAGE([.J21:.J28])" office:value-type="float" office:value="20.375" calcext:value-type="float">
            <text:p>20.375</text:p>
          </table:table-cell>
          <table:table-cell office:value-type="float" office:value="16.858" calcext:value-type="float">
            <text:p>16.858</text:p>
          </table:table-cell>
          <table:table-cell office:value-type="float" office:value="18.924" calcext:value-type="float">
            <text:p>18.924</text:p>
          </table:table-cell>
          <table:table-cell table:formula="of:=AVERAGE([.N21:.N28])" office:value-type="float" office:value="16.4186875" calcext:value-type="float">
            <text:p>16.4186875</text:p>
          </table:table-cell>
          <table:table-cell table:formula="of:=AVERAGE([.O21:.O28])" office:value-type="float" office:value="18.44696875" calcext:value-type="float">
            <text:p>18.44696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VERAGE([.B22:.B29])" office:value-type="float" office:value="23" calcext:value-type="float">
            <text:p>23</text:p>
          </table:table-cell>
          <table:table-cell table:formula="of:=AVERAGE([.C22:.C29])" office:value-type="float" office:value="0.375" calcext:value-type="float">
            <text:p>0.375</text:p>
          </table:table-cell>
          <table:table-cell table:formula="of:=AVERAGE([.D22:.D29])" office:value-type="float" office:value="16.625" calcext:value-type="float">
            <text:p>16.6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VERAGE([.H22:.H29])" office:value-type="float" office:value="20" calcext:value-type="float">
            <text:p>20</text:p>
          </table:table-cell>
          <table:table-cell table:formula="of:=AVERAGE([.I22:.I29])" office:value-type="float" office:value="0.125" calcext:value-type="float">
            <text:p>0.125</text:p>
          </table:table-cell>
          <table:table-cell table:formula="of:=AVERAGE([.J22:.J29])" office:value-type="float" office:value="19.875" calcext:value-type="float">
            <text:p>19.875</text:p>
          </table:table-cell>
          <table:table-cell office:value-type="float" office:value="19.288" calcext:value-type="float">
            <text:p>19.288</text:p>
          </table:table-cell>
          <table:table-cell office:value-type="float" office:value="18.18825" calcext:value-type="float">
            <text:p>18.18825</text:p>
          </table:table-cell>
          <table:table-cell table:formula="of:=AVERAGE([.N22:.N29])" office:value-type="float" office:value="16.3260625" calcext:value-type="float">
            <text:p>16.3260625</text:p>
          </table:table-cell>
          <table:table-cell table:formula="of:=AVERAGE([.O22:.O29])" office:value-type="float" office:value="18.67284375" calcext:value-type="float">
            <text:p>18.67284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B23:.B30])" office:value-type="float" office:value="23.75" calcext:value-type="float">
            <text:p>23.75</text:p>
          </table:table-cell>
          <table:table-cell table:formula="of:=AVERAGE([.C23:.C30])" office:value-type="float" office:value="0.375" calcext:value-type="float">
            <text:p>0.375</text:p>
          </table:table-cell>
          <table:table-cell table:formula="of:=AVERAGE([.D23:.D30])" office:value-type="float" office:value="15.875" calcext:value-type="float">
            <text:p>15.8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VERAGE([.H23:.H30])" office:value-type="float" office:value="19.5" calcext:value-type="float">
            <text:p>19.5</text:p>
          </table:table-cell>
          <table:table-cell table:formula="of:=AVERAGE([.I23:.I30])" office:value-type="float" office:value="0.125" calcext:value-type="float">
            <text:p>0.125</text:p>
          </table:table-cell>
          <table:table-cell table:formula="of:=AVERAGE([.J23:.J30])" office:value-type="float" office:value="20.375" calcext:value-type="float">
            <text:p>20.375</text:p>
          </table:table-cell>
          <table:table-cell office:value-type="float" office:value="15.3515" calcext:value-type="float">
            <text:p>15.3515</text:p>
          </table:table-cell>
          <table:table-cell office:value-type="float" office:value="18.82925" calcext:value-type="float">
            <text:p>18.82925</text:p>
          </table:table-cell>
          <table:table-cell table:formula="of:=AVERAGE([.N23:.N30])" office:value-type="float" office:value="16.60159375" calcext:value-type="float">
            <text:p>16.60159375</text:p>
          </table:table-cell>
          <table:table-cell table:formula="of:=AVERAGE([.O23:.O30])" office:value-type="float" office:value="18.618" calcext:value-type="float">
            <text:p>18.6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VERAGE([.B24:.B31])" office:value-type="float" office:value="23.375" calcext:value-type="float">
            <text:p>23.375</text:p>
          </table:table-cell>
          <table:table-cell table:formula="of:=AVERAGE([.C24:.C31])" office:value-type="float" office:value="0.375" calcext:value-type="float">
            <text:p>0.375</text:p>
          </table:table-cell>
          <table:table-cell table:formula="of:=AVERAGE([.D24:.D31])" office:value-type="float" office:value="16.25" calcext:value-type="float">
            <text:p>16.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H24:.H31])" office:value-type="float" office:value="19" calcext:value-type="float">
            <text:p>19</text:p>
          </table:table-cell>
          <table:table-cell table:formula="of:=AVERAGE([.I24:.I31])" office:value-type="float" office:value="0" calcext:value-type="float">
            <text:p>0</text:p>
          </table:table-cell>
          <table:table-cell table:formula="of:=AVERAGE([.J24:.J31])" office:value-type="float" office:value="21" calcext:value-type="float">
            <text:p>21</text:p>
          </table:table-cell>
          <table:table-cell office:value-type="float" office:value="16.0675" calcext:value-type="float">
            <text:p>16.0675</text:p>
          </table:table-cell>
          <table:table-cell office:value-type="float" office:value="18.517" calcext:value-type="float">
            <text:p>18.517</text:p>
          </table:table-cell>
          <table:table-cell table:formula="of:=AVERAGE([.N24:.N31])" office:value-type="float" office:value="16.4523125" calcext:value-type="float">
            <text:p>16.4523125</text:p>
          </table:table-cell>
          <table:table-cell table:formula="of:=AVERAGE([.O24:.O31])" office:value-type="float" office:value="18.81671875" calcext:value-type="float">
            <text:p>18.81671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B25:.B32])" office:value-type="float" office:value="24.375" calcext:value-type="float">
            <text:p>24.375</text:p>
          </table:table-cell>
          <table:table-cell table:formula="of:=AVERAGE([.C25:.C32])" office:value-type="float" office:value="0.25" calcext:value-type="float">
            <text:p>0.25</text:p>
          </table:table-cell>
          <table:table-cell table:formula="of:=AVERAGE([.D25:.D32])" office:value-type="float" office:value="15.375" calcext:value-type="float">
            <text:p>15.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H25:.H32])" office:value-type="float" office:value="17.75" calcext:value-type="float">
            <text:p>17.75</text:p>
          </table:table-cell>
          <table:table-cell table:formula="of:=AVERAGE([.I25:.I32])" office:value-type="float" office:value="0" calcext:value-type="float">
            <text:p>0</text:p>
          </table:table-cell>
          <table:table-cell table:formula="of:=AVERAGE([.J25:.J32])" office:value-type="float" office:value="22.25" calcext:value-type="float">
            <text:p>22.25</text:p>
          </table:table-cell>
          <table:table-cell office:value-type="float" office:value="15.96925" calcext:value-type="float">
            <text:p>15.96925</text:p>
          </table:table-cell>
          <table:table-cell office:value-type="float" office:value="18.06925" calcext:value-type="float">
            <text:p>18.06925</text:p>
          </table:table-cell>
          <table:table-cell table:formula="of:=AVERAGE([.N25:.N32])" office:value-type="float" office:value="16.079" calcext:value-type="float">
            <text:p>16.079</text:p>
          </table:table-cell>
          <table:table-cell table:formula="of:=AVERAGE([.O25:.O32])" office:value-type="float" office:value="18.8419375" calcext:value-type="float">
            <text:p>18.841937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VERAGE([.B26:.B33])" office:value-type="float" office:value="23.5" calcext:value-type="float">
            <text:p>23.5</text:p>
          </table:table-cell>
          <table:table-cell table:formula="of:=AVERAGE([.C26:.C33])" office:value-type="float" office:value="0.125" calcext:value-type="float">
            <text:p>0.125</text:p>
          </table:table-cell>
          <table:table-cell table:formula="of:=AVERAGE([.D26:.D33])" office:value-type="float" office:value="16.375" calcext:value-type="float">
            <text:p>16.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VERAGE([.H26:.H33])" office:value-type="float" office:value="16.5" calcext:value-type="float">
            <text:p>16.5</text:p>
          </table:table-cell>
          <table:table-cell table:formula="of:=AVERAGE([.I26:.I33])" office:value-type="float" office:value="0.25" calcext:value-type="float">
            <text:p>0.25</text:p>
          </table:table-cell>
          <table:table-cell table:formula="of:=AVERAGE([.J26:.J33])" office:value-type="float" office:value="23.25" calcext:value-type="float">
            <text:p>23.25</text:p>
          </table:table-cell>
          <table:table-cell office:value-type="float" office:value="15.797" calcext:value-type="float">
            <text:p>15.797</text:p>
          </table:table-cell>
          <table:table-cell office:value-type="float" office:value="18.57125" calcext:value-type="float">
            <text:p>18.57125</text:p>
          </table:table-cell>
          <table:table-cell table:formula="of:=AVERAGE([.N26:.N33])" office:value-type="float" office:value="15.4946875" calcext:value-type="float">
            <text:p>15.4946875</text:p>
          </table:table-cell>
          <table:table-cell table:formula="of:=AVERAGE([.O26:.O33])" office:value-type="float" office:value="19.0498125" calcext:value-type="float">
            <text:p>19.0498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VERAGE([.B27:.B34])" office:value-type="float" office:value="23.625" calcext:value-type="float">
            <text:p>23.625</text:p>
          </table:table-cell>
          <table:table-cell table:formula="of:=AVERAGE([.C27:.C34])" office:value-type="float" office:value="0.125" calcext:value-type="float">
            <text:p>0.125</text:p>
          </table:table-cell>
          <table:table-cell table:formula="of:=AVERAGE([.D27:.D34])" office:value-type="float" office:value="16.25" calcext:value-type="float">
            <text:p>16.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H27:.H34])" office:value-type="float" office:value="15.875" calcext:value-type="float">
            <text:p>15.875</text:p>
          </table:table-cell>
          <table:table-cell table:formula="of:=AVERAGE([.I27:.I34])" office:value-type="float" office:value="0.25" calcext:value-type="float">
            <text:p>0.25</text:p>
          </table:table-cell>
          <table:table-cell table:formula="of:=AVERAGE([.J27:.J34])" office:value-type="float" office:value="23.875" calcext:value-type="float">
            <text:p>23.875</text:p>
          </table:table-cell>
          <table:table-cell office:value-type="float" office:value="17.29325" calcext:value-type="float">
            <text:p>17.29325</text:p>
          </table:table-cell>
          <table:table-cell office:value-type="float" office:value="19.66825" calcext:value-type="float">
            <text:p>19.66825</text:p>
          </table:table-cell>
          <table:table-cell table:formula="of:=AVERAGE([.N27:.N34])" office:value-type="float" office:value="15.66665625" calcext:value-type="float">
            <text:p>15.66665625</text:p>
          </table:table-cell>
          <table:table-cell table:formula="of:=AVERAGE([.O27:.O34])" office:value-type="float" office:value="19.053875" calcext:value-type="float">
            <text:p>19.053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B28:.B35])" office:value-type="float" office:value="22.875" calcext:value-type="float">
            <text:p>22.875</text:p>
          </table:table-cell>
          <table:table-cell table:formula="of:=AVERAGE([.C28:.C35])" office:value-type="float" office:value="0.125" calcext:value-type="float">
            <text:p>0.125</text:p>
          </table:table-cell>
          <table:table-cell table:formula="of:=AVERAGE([.D28:.D35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VERAGE([.H28:.H35])" office:value-type="float" office:value="15.25" calcext:value-type="float">
            <text:p>15.25</text:p>
          </table:table-cell>
          <table:table-cell table:formula="of:=AVERAGE([.I28:.I35])" office:value-type="float" office:value="0.25" calcext:value-type="float">
            <text:p>0.25</text:p>
          </table:table-cell>
          <table:table-cell table:formula="of:=AVERAGE([.J28:.J35])" office:value-type="float" office:value="24.5" calcext:value-type="float">
            <text:p>24.5</text:p>
          </table:table-cell>
          <table:table-cell office:value-type="float" office:value="14.994" calcext:value-type="float">
            <text:p>14.994</text:p>
          </table:table-cell>
          <table:table-cell office:value-type="float" office:value="19.7665" calcext:value-type="float">
            <text:p>19.7665</text:p>
          </table:table-cell>
          <table:table-cell table:formula="of:=AVERAGE([.N28:.N35])" office:value-type="float" office:value="15.629625" calcext:value-type="float">
            <text:p>15.629625</text:p>
          </table:table-cell>
          <table:table-cell table:formula="of:=AVERAGE([.O28:.O35])" office:value-type="float" office:value="19.0416875" calcext:value-type="float">
            <text:p>19.0416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VERAGE([.B29:.B36])" office:value-type="float" office:value="23.125" calcext:value-type="float">
            <text:p>23.125</text:p>
          </table:table-cell>
          <table:table-cell table:formula="of:=AVERAGE([.C29:.C36])" office:value-type="float" office:value="0.125" calcext:value-type="float">
            <text:p>0.125</text:p>
          </table:table-cell>
          <table:table-cell table:formula="of:=AVERAGE([.D29:.D36])" office:value-type="float" office:value="16.75" calcext:value-type="float">
            <text:p>16.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VERAGE([.H29:.H36])" office:value-type="float" office:value="14.875" calcext:value-type="float">
            <text:p>14.875</text:p>
          </table:table-cell>
          <table:table-cell table:formula="of:=AVERAGE([.I29:.I36])" office:value-type="float" office:value="0.25" calcext:value-type="float">
            <text:p>0.25</text:p>
          </table:table-cell>
          <table:table-cell table:formula="of:=AVERAGE([.J29:.J36])" office:value-type="float" office:value="24.875" calcext:value-type="float">
            <text:p>24.875</text:p>
          </table:table-cell>
          <table:table-cell office:value-type="float" office:value="13.8715" calcext:value-type="float">
            <text:p>13.8715</text:p>
          </table:table-cell>
          <table:table-cell office:value-type="float" office:value="19.12575" calcext:value-type="float">
            <text:p>19.12575</text:p>
          </table:table-cell>
          <table:table-cell table:formula="of:=AVERAGE([.N29:.N36])" office:value-type="float" office:value="15.80003125" calcext:value-type="float">
            <text:p>15.80003125</text:p>
          </table:table-cell>
          <table:table-cell table:formula="of:=AVERAGE([.O29:.O36])" office:value-type="float" office:value="18.8046875" calcext:value-type="float">
            <text:p>18.8046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B30:.B37])" office:value-type="float" office:value="23" calcext:value-type="float">
            <text:p>23</text:p>
          </table:table-cell>
          <table:table-cell table:formula="of:=AVERAGE([.C30:.C37])" office:value-type="float" office:value="0.125" calcext:value-type="float">
            <text:p>0.125</text:p>
          </table:table-cell>
          <table:table-cell table:formula="of:=AVERAGE([.D30:.D37])" office:value-type="float" office:value="16.875" calcext:value-type="float">
            <text:p>16.8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AVERAGE([.H30:.H37])" office:value-type="float" office:value="15" calcext:value-type="float">
            <text:p>15</text:p>
          </table:table-cell>
          <table:table-cell table:formula="of:=AVERAGE([.I30:.I37])" office:value-type="float" office:value="0.375" calcext:value-type="float">
            <text:p>0.375</text:p>
          </table:table-cell>
          <table:table-cell table:formula="of:=AVERAGE([.J30:.J37])" office:value-type="float" office:value="24.625" calcext:value-type="float">
            <text:p>24.625</text:p>
          </table:table-cell>
          <table:table-cell office:value-type="float" office:value="14.6135" calcext:value-type="float">
            <text:p>14.6135</text:p>
          </table:table-cell>
          <table:table-cell office:value-type="float" office:value="19.85125" calcext:value-type="float">
            <text:p>19.85125</text:p>
          </table:table-cell>
          <table:table-cell table:formula="of:=AVERAGE([.N30:.N37])" office:value-type="float" office:value="15.82971875" calcext:value-type="float">
            <text:p>15.82971875</text:p>
          </table:table-cell>
          <table:table-cell table:formula="of:=AVERAGE([.O30:.O37])" office:value-type="float" office:value="18.531875" calcext:value-type="float">
            <text:p>18.531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VERAGE([.B31:.B38])" office:value-type="float" office:value="22.5" calcext:value-type="float">
            <text:p>22.5</text:p>
          </table:table-cell>
          <table:table-cell table:formula="of:=AVERAGE([.C31:.C38])" office:value-type="float" office:value="0.125" calcext:value-type="float">
            <text:p>0.125</text:p>
          </table:table-cell>
          <table:table-cell table:formula="of:=AVERAGE([.D31:.D38])" office:value-type="float" office:value="17.375" calcext:value-type="float">
            <text:p>17.3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AVERAGE([.H31:.H38])" office:value-type="float" office:value="14.375" calcext:value-type="float">
            <text:p>14.375</text:p>
          </table:table-cell>
          <table:table-cell table:formula="of:=AVERAGE([.I31:.I38])" office:value-type="float" office:value="0.375" calcext:value-type="float">
            <text:p>0.375</text:p>
          </table:table-cell>
          <table:table-cell table:formula="of:=AVERAGE([.J31:.J38])" office:value-type="float" office:value="25.25" calcext:value-type="float">
            <text:p>25.25</text:p>
          </table:table-cell>
          <table:table-cell office:value-type="float" office:value="16.72725" calcext:value-type="float">
            <text:p>16.72725</text:p>
          </table:table-cell>
          <table:table-cell office:value-type="float" office:value="18.86175" calcext:value-type="float">
            <text:p>18.86175</text:p>
          </table:table-cell>
          <table:table-cell table:formula="of:=AVERAGE([.N31:.N38])" office:value-type="float" office:value="15.59565625" calcext:value-type="float">
            <text:p>15.59565625</text:p>
          </table:table-cell>
          <table:table-cell table:formula="of:=AVERAGE([.O31:.O38])" office:value-type="float" office:value="17.793375" calcext:value-type="float">
            <text:p>17.7933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VERAGE([.B32:.B39])" office:value-type="float" office:value="23" calcext:value-type="float">
            <text:p>23</text:p>
          </table:table-cell>
          <table:table-cell table:formula="of:=AVERAGE([.C32:.C39])" office:value-type="float" office:value="0.25" calcext:value-type="float">
            <text:p>0.25</text:p>
          </table:table-cell>
          <table:table-cell table:formula="of:=AVERAGE([.D32:.D39])" office:value-type="float" office:value="16.75" calcext:value-type="float">
            <text:p>16.7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VERAGE([.H32:.H39])" office:value-type="float" office:value="16.25" calcext:value-type="float">
            <text:p>16.25</text:p>
          </table:table-cell>
          <table:table-cell table:formula="of:=AVERAGE([.I32:.I39])" office:value-type="float" office:value="0.375" calcext:value-type="float">
            <text:p>0.375</text:p>
          </table:table-cell>
          <table:table-cell table:formula="of:=AVERAGE([.J32:.J39])" office:value-type="float" office:value="23.375" calcext:value-type="float">
            <text:p>23.375</text:p>
          </table:table-cell>
          <table:table-cell office:value-type="float" office:value="15.77125" calcext:value-type="float">
            <text:p>15.77125</text:p>
          </table:table-cell>
          <table:table-cell office:value-type="float" office:value="18.4195" calcext:value-type="float">
            <text:p>18.4195</text:p>
          </table:table-cell>
          <table:table-cell table:formula="of:=AVERAGE([.N32:.N39])" office:value-type="float" office:value="15.80159375" calcext:value-type="float">
            <text:p>15.80159375</text:p>
          </table:table-cell>
          <table:table-cell table:formula="of:=AVERAGE([.O32:.O39])" office:value-type="float" office:value="17.5691875" calcext:value-type="float">
            <text:p>17.5691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B33:.B40])" office:value-type="float" office:value="22.25" calcext:value-type="float">
            <text:p>22.25</text:p>
          </table:table-cell>
          <table:table-cell table:formula="of:=AVERAGE([.C33:.C40])" office:value-type="float" office:value="0.5" calcext:value-type="float">
            <text:p>0.5</text:p>
          </table:table-cell>
          <table:table-cell table:formula="of:=AVERAGE([.D33:.D40])" office:value-type="float" office:value="17.25" calcext:value-type="float">
            <text:p>17.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VERAGE([.H33:.H40])" office:value-type="float" office:value="17.125" calcext:value-type="float">
            <text:p>17.125</text:p>
          </table:table-cell>
          <table:table-cell table:formula="of:=AVERAGE([.I33:.I40])" office:value-type="float" office:value="0.375" calcext:value-type="float">
            <text:p>0.375</text:p>
          </table:table-cell>
          <table:table-cell table:formula="of:=AVERAGE([.J33:.J40])" office:value-type="float" office:value="22.5" calcext:value-type="float">
            <text:p>22.5</text:p>
          </table:table-cell>
          <table:table-cell office:value-type="float" office:value="17.3325" calcext:value-type="float">
            <text:p>17.3325</text:p>
          </table:table-cell>
          <table:table-cell office:value-type="float" office:value="16.17325" calcext:value-type="float">
            <text:p>16.17325</text:p>
          </table:table-cell>
          <table:table-cell table:formula="of:=AVERAGE([.N33:.N40])" office:value-type="float" office:value="16.1610625" calcext:value-type="float">
            <text:p>16.1610625</text:p>
          </table:table-cell>
          <table:table-cell table:formula="of:=AVERAGE([.O33:.O40])" office:value-type="float" office:value="17.49746875" calcext:value-type="float">
            <text:p>17.49746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VERAGE([.B34:.B41])" office:value-type="float" office:value="23" calcext:value-type="float">
            <text:p>23</text:p>
          </table:table-cell>
          <table:table-cell table:formula="of:=AVERAGE([.C34:.C41])" office:value-type="float" office:value="0.5" calcext:value-type="float">
            <text:p>0.5</text:p>
          </table:table-cell>
          <table:table-cell table:formula="of:=AVERAGE([.D34:.D41])"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AVERAGE([.H34:.H41])" office:value-type="float" office:value="17.75" calcext:value-type="float">
            <text:p>17.75</text:p>
          </table:table-cell>
          <table:table-cell table:formula="of:=AVERAGE([.I34:.I41])" office:value-type="float" office:value="0.375" calcext:value-type="float">
            <text:p>0.375</text:p>
          </table:table-cell>
          <table:table-cell table:formula="of:=AVERAGE([.J34:.J41])" office:value-type="float" office:value="21.875" calcext:value-type="float">
            <text:p>21.875</text:p>
          </table:table-cell>
          <table:table-cell office:value-type="float" office:value="16.0345" calcext:value-type="float">
            <text:p>16.0345</text:p>
          </table:table-cell>
          <table:table-cell office:value-type="float" office:value="16.38875" calcext:value-type="float">
            <text:p>16.38875</text:p>
          </table:table-cell>
          <table:table-cell table:formula="of:=AVERAGE([.N34:.N41])" office:value-type="float" office:value="16.46165625" calcext:value-type="float">
            <text:p>16.46165625</text:p>
          </table:table-cell>
          <table:table-cell table:formula="of:=AVERAGE([.O34:.O41])" office:value-type="float" office:value="17.188375" calcext:value-type="float">
            <text:p>17.188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VERAGE([.B35:.B42])" office:value-type="float" office:value="22.875" calcext:value-type="float">
            <text:p>22.875</text:p>
          </table:table-cell>
          <table:table-cell table:formula="of:=AVERAGE([.C35:.C42])" office:value-type="float" office:value="0.625" calcext:value-type="float">
            <text:p>0.625</text:p>
          </table:table-cell>
          <table:table-cell table:formula="of:=AVERAGE([.D35:.D42])"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VERAGE([.H35:.H42])" office:value-type="float" office:value="18.375" calcext:value-type="float">
            <text:p>18.375</text:p>
          </table:table-cell>
          <table:table-cell table:formula="of:=AVERAGE([.I35:.I42])" office:value-type="float" office:value="0.375" calcext:value-type="float">
            <text:p>0.375</text:p>
          </table:table-cell>
          <table:table-cell table:formula="of:=AVERAGE([.J35:.J42])" office:value-type="float" office:value="21.25" calcext:value-type="float">
            <text:p>21.25</text:p>
          </table:table-cell>
          <table:table-cell office:value-type="float" office:value="15.42075" calcext:value-type="float">
            <text:p>15.42075</text:p>
          </table:table-cell>
          <table:table-cell office:value-type="float" office:value="13.76025" calcext:value-type="float">
            <text:p>13.76025</text:p>
          </table:table-cell>
          <table:table-cell table:formula="of:=AVERAGE([.N35:.N42])" office:value-type="float" office:value="16.44625" calcext:value-type="float">
            <text:p>16.44625</text:p>
          </table:table-cell>
          <table:table-cell table:formula="of:=AVERAGE([.O35:.O42])" office:value-type="float" office:value="16.8183125" calcext:value-type="float">
            <text:p>16.8183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VERAGE([.B36:.B43])" office:value-type="float" office:value="23.875" calcext:value-type="float">
            <text:p>23.875</text:p>
          </table:table-cell>
          <table:table-cell table:formula="of:=AVERAGE([.C36:.C43])" office:value-type="float" office:value="0.75" calcext:value-type="float">
            <text:p>0.75</text:p>
          </table:table-cell>
          <table:table-cell table:formula="of:=AVERAGE([.D36:.D43])" office:value-type="float" office:value="15.375" calcext:value-type="float">
            <text:p>15.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VERAGE([.H36:.H43])" office:value-type="float" office:value="19.5" calcext:value-type="float">
            <text:p>19.5</text:p>
          </table:table-cell>
          <table:table-cell table:formula="of:=AVERAGE([.I36:.I43])" office:value-type="float" office:value="0.5" calcext:value-type="float">
            <text:p>0.5</text:p>
          </table:table-cell>
          <table:table-cell table:formula="of:=AVERAGE([.J36:.J43])" office:value-type="float" office:value="20" calcext:value-type="float">
            <text:p>20</text:p>
          </table:table-cell>
          <table:table-cell office:value-type="float" office:value="16.6415" calcext:value-type="float">
            <text:p>16.6415</text:p>
          </table:table-cell>
          <table:table-cell office:value-type="float" office:value="17.973" calcext:value-type="float">
            <text:p>17.973</text:p>
          </table:table-cell>
          <table:table-cell table:formula="of:=AVERAGE([.N36:.N43])" office:value-type="float" office:value="16.77915625" calcext:value-type="float">
            <text:p>16.77915625</text:p>
          </table:table-cell>
          <table:table-cell table:formula="of:=AVERAGE([.O36:.O43])" office:value-type="float" office:value="16.56396875" calcext:value-type="float">
            <text:p>16.563968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AVERAGE([.B37:.B44])" office:value-type="float" office:value="23.75" calcext:value-type="float">
            <text:p>23.75</text:p>
          </table:table-cell>
          <table:table-cell table:formula="of:=AVERAGE([.C37:.C44])" office:value-type="float" office:value="1" calcext:value-type="float">
            <text:p>1</text:p>
          </table:table-cell>
          <table:table-cell table:formula="of:=AVERAGE([.D37:.D44])" office:value-type="float" office:value="15.25" calcext:value-type="float">
            <text:p>15.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H37:.H44])" office:value-type="float" office:value="20.25" calcext:value-type="float">
            <text:p>20.25</text:p>
          </table:table-cell>
          <table:table-cell table:formula="of:=AVERAGE([.I37:.I44])" office:value-type="float" office:value="0.5" calcext:value-type="float">
            <text:p>0.5</text:p>
          </table:table-cell>
          <table:table-cell table:formula="of:=AVERAGE([.J37:.J44])" office:value-type="float" office:value="19.25" calcext:value-type="float">
            <text:p>19.25</text:p>
          </table:table-cell>
          <table:table-cell office:value-type="float" office:value="16.74725" calcext:value-type="float">
            <text:p>16.74725</text:p>
          </table:table-cell>
          <table:table-cell office:value-type="float" office:value="18.552" calcext:value-type="float">
            <text:p>18.552</text:p>
          </table:table-cell>
          <table:table-cell table:formula="of:=AVERAGE([.N37:.N44])" office:value-type="float" office:value="16.899125" calcext:value-type="float">
            <text:p>16.899125</text:p>
          </table:table-cell>
          <table:table-cell table:formula="of:=AVERAGE([.O37:.O44])" office:value-type="float" office:value="16.70184375" calcext:value-type="float">
            <text:p>16.70184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VERAGE([.B38:.B45])" office:value-type="float" office:value="22.625" calcext:value-type="float">
            <text:p>22.625</text:p>
          </table:table-cell>
          <table:table-cell table:formula="of:=AVERAGE([.C38:.C45])" office:value-type="float" office:value="1.25" calcext:value-type="float">
            <text:p>1.25</text:p>
          </table:table-cell>
          <table:table-cell table:formula="of:=AVERAGE([.D38:.D45])" office:value-type="float" office:value="16.125" calcext:value-type="float">
            <text:p>16.1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AVERAGE([.H38:.H45])" office:value-type="float" office:value="20.375" calcext:value-type="float">
            <text:p>20.375</text:p>
          </table:table-cell>
          <table:table-cell table:formula="of:=AVERAGE([.I38:.I45])" office:value-type="float" office:value="0.375" calcext:value-type="float">
            <text:p>0.375</text:p>
          </table:table-cell>
          <table:table-cell table:formula="of:=AVERAGE([.J38:.J45])" office:value-type="float" office:value="19.25" calcext:value-type="float">
            <text:p>19.25</text:p>
          </table:table-cell>
          <table:table-cell office:value-type="float" office:value="17.01825" calcext:value-type="float">
            <text:p>17.01825</text:p>
          </table:table-cell>
          <table:table-cell office:value-type="float" office:value="17.3785" calcext:value-type="float">
            <text:p>17.3785</text:p>
          </table:table-cell>
          <table:table-cell table:formula="of:=AVERAGE([.N38:.N45])" office:value-type="float" office:value="17.27790625" calcext:value-type="float">
            <text:p>17.27790625</text:p>
          </table:table-cell>
          <table:table-cell table:formula="of:=AVERAGE([.O38:.O45])" office:value-type="float" office:value="16.71134375" calcext:value-type="float">
            <text:p>16.711343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AVERAGE([.B39:.B46])" office:value-type="float" office:value="22.375" calcext:value-type="float">
            <text:p>22.375</text:p>
          </table:table-cell>
          <table:table-cell table:formula="of:=AVERAGE([.C39:.C46])" office:value-type="float" office:value="1.25" calcext:value-type="float">
            <text:p>1.25</text:p>
          </table:table-cell>
          <table:table-cell table:formula="of:=AVERAGE([.D39:.D46])" office:value-type="float" office:value="16.375" calcext:value-type="float">
            <text:p>16.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VERAGE([.H39:.H46])" office:value-type="float" office:value="20.875" calcext:value-type="float">
            <text:p>20.875</text:p>
          </table:table-cell>
          <table:table-cell table:formula="of:=AVERAGE([.I39:.I46])" office:value-type="float" office:value="0.375" calcext:value-type="float">
            <text:p>0.375</text:p>
          </table:table-cell>
          <table:table-cell table:formula="of:=AVERAGE([.J39:.J46])" office:value-type="float" office:value="18.75" calcext:value-type="float">
            <text:p>18.75</text:p>
          </table:table-cell>
          <table:table-cell office:value-type="float" office:value="16.604" calcext:value-type="float">
            <text:p>16.604</text:p>
          </table:table-cell>
          <table:table-cell office:value-type="float" office:value="15.90125" calcext:value-type="float">
            <text:p>15.90125</text:p>
          </table:table-cell>
          <table:table-cell table:formula="of:=AVERAGE([.N39:.N46])" office:value-type="float" office:value="17.56803125" calcext:value-type="float">
            <text:p>17.56803125</text:p>
          </table:table-cell>
          <table:table-cell table:formula="of:=AVERAGE([.O39:.O46])" office:value-type="float" office:value="16.87484375" calcext:value-type="float">
            <text:p>16.87484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AVERAGE([.B40:.B47])" office:value-type="float" office:value="22.125" calcext:value-type="float">
            <text:p>22.125</text:p>
          </table:table-cell>
          <table:table-cell table:formula="of:=AVERAGE([.C40:.C47])" office:value-type="float" office:value="1.125" calcext:value-type="float">
            <text:p>1.125</text:p>
          </table:table-cell>
          <table:table-cell table:formula="of:=AVERAGE([.D40:.D47])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AVERAGE([.H40:.H47])" office:value-type="float" office:value="20.25" calcext:value-type="float">
            <text:p>20.25</text:p>
          </table:table-cell>
          <table:table-cell table:formula="of:=AVERAGE([.I40:.I47])" office:value-type="float" office:value="0.625" calcext:value-type="float">
            <text:p>0.625</text:p>
          </table:table-cell>
          <table:table-cell table:formula="of:=AVERAGE([.J40:.J47])" office:value-type="float" office:value="19.125" calcext:value-type="float">
            <text:p>19.125</text:p>
          </table:table-cell>
          <table:table-cell office:value-type="float" office:value="18.4345" calcext:value-type="float">
            <text:p>18.4345</text:p>
          </table:table-cell>
          <table:table-cell office:value-type="float" office:value="16.38475" calcext:value-type="float">
            <text:p>16.38475</text:p>
          </table:table-cell>
          <table:table-cell table:formula="of:=AVERAGE([.N40:.N47])" office:value-type="float" office:value="18.074375" calcext:value-type="float">
            <text:p>18.074375</text:p>
          </table:table-cell>
          <table:table-cell table:formula="of:=AVERAGE([.O40:.O47])" office:value-type="float" office:value="16.76675" calcext:value-type="float">
            <text:p>16.766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AVERAGE([.B41:.B48])" office:value-type="float" office:value="22.875" calcext:value-type="float">
            <text:p>22.875</text:p>
          </table:table-cell>
          <table:table-cell table:formula="of:=AVERAGE([.C41:.C48])" office:value-type="float" office:value="0.875" calcext:value-type="float">
            <text:p>0.875</text:p>
          </table:table-cell>
          <table:table-cell table:formula="of:=AVERAGE([.D41:.D48])" office:value-type="float" office:value="16.25" calcext:value-type="float">
            <text:p>16.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H41:.H48])" office:value-type="float" office:value="19.625" calcext:value-type="float">
            <text:p>19.625</text:p>
          </table:table-cell>
          <table:table-cell table:formula="of:=AVERAGE([.I41:.I48])" office:value-type="float" office:value="0.75" calcext:value-type="float">
            <text:p>0.75</text:p>
          </table:table-cell>
          <table:table-cell table:formula="of:=AVERAGE([.J41:.J48])" office:value-type="float" office:value="19.625" calcext:value-type="float">
            <text:p>19.625</text:p>
          </table:table-cell>
          <table:table-cell office:value-type="float" office:value="18.29225" calcext:value-type="float">
            <text:p>18.29225</text:p>
          </table:table-cell>
          <table:table-cell office:value-type="float" office:value="17.27625" calcext:value-type="float">
            <text:p>17.27625</text:p>
          </table:table-cell>
          <table:table-cell table:formula="of:=AVERAGE([.N41:.N48])" office:value-type="float" office:value="18.587375" calcext:value-type="float">
            <text:p>18.587375</text:p>
          </table:table-cell>
          <table:table-cell table:formula="of:=AVERAGE([.O41:.O48])" office:value-type="float" office:value="16.34246875" calcext:value-type="float">
            <text:p>16.34246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AVERAGE([.B42:.B49])" office:value-type="float" office:value="22.75" calcext:value-type="float">
            <text:p>22.75</text:p>
          </table:table-cell>
          <table:table-cell table:formula="of:=AVERAGE([.C42:.C49])" office:value-type="float" office:value="1.125" calcext:value-type="float">
            <text:p>1.125</text:p>
          </table:table-cell>
          <table:table-cell table:formula="of:=AVERAGE([.D42:.D49])"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H42:.H49])" office:value-type="float" office:value="19.125" calcext:value-type="float">
            <text:p>19.125</text:p>
          </table:table-cell>
          <table:table-cell table:formula="of:=AVERAGE([.I42:.I49])" office:value-type="float" office:value="0.625" calcext:value-type="float">
            <text:p>0.625</text:p>
          </table:table-cell>
          <table:table-cell table:formula="of:=AVERAGE([.J42:.J49])" office:value-type="float" office:value="20.25" calcext:value-type="float">
            <text:p>20.25</text:p>
          </table:table-cell>
          <table:table-cell office:value-type="float" office:value="19.06475" calcext:value-type="float">
            <text:p>19.06475</text:p>
          </table:table-cell>
          <table:table-cell office:value-type="float" office:value="16.46475" calcext:value-type="float">
            <text:p>16.46475</text:p>
          </table:table-cell>
          <table:table-cell table:formula="of:=AVERAGE([.N42:.N49])" office:value-type="float" office:value="18.5955625" calcext:value-type="float">
            <text:p>18.5955625</text:p>
          </table:table-cell>
          <table:table-cell table:formula="of:=AVERAGE([.O42:.O49])" office:value-type="float" office:value="15.99859375" calcext:value-type="float">
            <text:p>15.99859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B43:.B50])" office:value-type="float" office:value="22.25" calcext:value-type="float">
            <text:p>22.25</text:p>
          </table:table-cell>
          <table:table-cell table:formula="of:=AVERAGE([.C43:.C50])" office:value-type="float" office:value="1" calcext:value-type="float">
            <text:p>1</text:p>
          </table:table-cell>
          <table:table-cell table:formula="of:=AVERAGE([.D43:.D50])" office:value-type="float" office:value="16.75" calcext:value-type="float">
            <text:p>16.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H43:.H50])" office:value-type="float" office:value="19.875" calcext:value-type="float">
            <text:p>19.875</text:p>
          </table:table-cell>
          <table:table-cell table:formula="of:=AVERAGE([.I43:.I50])" office:value-type="float" office:value="1" calcext:value-type="float">
            <text:p>1</text:p>
          </table:table-cell>
          <table:table-cell table:formula="of:=AVERAGE([.J43:.J50])" office:value-type="float" office:value="19.125" calcext:value-type="float">
            <text:p>19.125</text:p>
          </table:table-cell>
          <table:table-cell office:value-type="float" office:value="17.74175" calcext:value-type="float">
            <text:p>17.74175</text:p>
          </table:table-cell>
          <table:table-cell office:value-type="float" office:value="15.06825" calcext:value-type="float">
            <text:p>15.06825</text:p>
          </table:table-cell>
          <table:table-cell table:formula="of:=AVERAGE([.N43:.N50])" office:value-type="float" office:value="18.8734375" calcext:value-type="float">
            <text:p>18.8734375</text:p>
          </table:table-cell>
          <table:table-cell table:formula="of:=AVERAGE([.O43:.O50])" office:value-type="float" office:value="16.04996875" calcext:value-type="float">
            <text:p>16.04996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VERAGE([.B44:.B51])" office:value-type="float" office:value="22" calcext:value-type="float">
            <text:p>22</text:p>
          </table:table-cell>
          <table:table-cell table:formula="of:=AVERAGE([.C44:.C51])" office:value-type="float" office:value="0.75" calcext:value-type="float">
            <text:p>0.75</text:p>
          </table:table-cell>
          <table:table-cell table:formula="of:=AVERAGE([.D44:.D51])" office:value-type="float" office:value="17.25" calcext:value-type="float">
            <text:p>17.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AVERAGE([.H44:.H51])" office:value-type="float" office:value="19.125" calcext:value-type="float">
            <text:p>19.125</text:p>
          </table:table-cell>
          <table:table-cell table:formula="of:=AVERAGE([.I44:.I51])" office:value-type="float" office:value="1" calcext:value-type="float">
            <text:p>1</text:p>
          </table:table-cell>
          <table:table-cell table:formula="of:=AVERAGE([.J44:.J51])" office:value-type="float" office:value="19.875" calcext:value-type="float">
            <text:p>19.875</text:p>
          </table:table-cell>
          <table:table-cell office:value-type="float" office:value="20.69225" calcext:value-type="float">
            <text:p>20.69225</text:p>
          </table:table-cell>
          <table:table-cell office:value-type="float" office:value="17.10825" calcext:value-type="float">
            <text:p>17.10825</text:p>
          </table:table-cell>
          <table:table-cell table:formula="of:=AVERAGE([.N44:.N51])" office:value-type="float" office:value="18.91753125" calcext:value-type="float">
            <text:p>18.91753125</text:p>
          </table:table-cell>
          <table:table-cell table:formula="of:=AVERAGE([.O44:.O51])" office:value-type="float" office:value="15.77840625" calcext:value-type="float">
            <text:p>15.778406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VERAGE([.B45:.B52])" office:value-type="float" office:value="22.5" calcext:value-type="float">
            <text:p>22.5</text:p>
          </table:table-cell>
          <table:table-cell table:formula="of:=AVERAGE([.C45:.C52])" office:value-type="float" office:value="0.875" calcext:value-type="float">
            <text:p>0.875</text:p>
          </table:table-cell>
          <table:table-cell table:formula="of:=AVERAGE([.D45:.D52])" office:value-type="float" office:value="16.625" calcext:value-type="float">
            <text:p>16.6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VERAGE([.H45:.H52])" office:value-type="float" office:value="18.5" calcext:value-type="float">
            <text:p>18.5</text:p>
          </table:table-cell>
          <table:table-cell table:formula="of:=AVERAGE([.I45:.I52])" office:value-type="float" office:value="1" calcext:value-type="float">
            <text:p>1</text:p>
          </table:table-cell>
          <table:table-cell table:formula="of:=AVERAGE([.J45:.J52])" office:value-type="float" office:value="20.5" calcext:value-type="float">
            <text:p>20.5</text:p>
          </table:table-cell>
          <table:table-cell office:value-type="float" office:value="20.85125" calcext:value-type="float">
            <text:p>20.85125</text:p>
          </table:table-cell>
          <table:table-cell office:value-type="float" office:value="15.15775" calcext:value-type="float">
            <text:p>15.15775</text:p>
          </table:table-cell>
          <table:table-cell table:formula="of:=AVERAGE([.N45:.N52])" office:value-type="float" office:value="19.0689375" calcext:value-type="float">
            <text:p>19.0689375</text:p>
          </table:table-cell>
          <table:table-cell table:formula="of:=AVERAGE([.O45:.O52])" office:value-type="float" office:value="15.02153125" calcext:value-type="float">
            <text:p>15.0215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AVERAGE([.B46:.B53])" office:value-type="float" office:value="22.5" calcext:value-type="float">
            <text:p>22.5</text:p>
          </table:table-cell>
          <table:table-cell table:formula="of:=AVERAGE([.C46:.C53])" office:value-type="float" office:value="1.25" calcext:value-type="float">
            <text:p>1.25</text:p>
          </table:table-cell>
          <table:table-cell table:formula="of:=AVERAGE([.D46:.D53])" office:value-type="float" office:value="16.25" calcext:value-type="float">
            <text:p>16.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VERAGE([.H46:.H53])" office:value-type="float" office:value="17.625" calcext:value-type="float">
            <text:p>17.625</text:p>
          </table:table-cell>
          <table:table-cell table:formula="of:=AVERAGE([.I46:.I53])" office:value-type="float" office:value="1.125" calcext:value-type="float">
            <text:p>1.125</text:p>
          </table:table-cell>
          <table:table-cell table:formula="of:=AVERAGE([.J46:.J53])" office:value-type="float" office:value="21.25" calcext:value-type="float">
            <text:p>21.25</text:p>
          </table:table-cell>
          <table:table-cell office:value-type="float" office:value="17.08375" calcext:value-type="float">
            <text:p>17.08375</text:p>
          </table:table-cell>
          <table:table-cell office:value-type="float" office:value="14.6275" calcext:value-type="float">
            <text:p>14.6275</text:p>
          </table:table-cell>
          <table:table-cell table:formula="of:=AVERAGE([.N46:.N53])" office:value-type="float" office:value="19.21334375" calcext:value-type="float">
            <text:p>19.21334375</text:p>
          </table:table-cell>
          <table:table-cell table:formula="of:=AVERAGE([.O46:.O53])" office:value-type="float" office:value="14.396375" calcext:value-type="float">
            <text:p>14.396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47:.B54])" office:value-type="float" office:value="22.25" calcext:value-type="float">
            <text:p>22.25</text:p>
          </table:table-cell>
          <table:table-cell table:formula="of:=AVERAGE([.C47:.C54])" office:value-type="float" office:value="2.125" calcext:value-type="float">
            <text:p>2.125</text:p>
          </table:table-cell>
          <table:table-cell table:formula="of:=AVERAGE([.D47:.D54])" office:value-type="float" office:value="15.625" calcext:value-type="float">
            <text:p>15.6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AVERAGE([.H47:.H54])" office:value-type="float" office:value="17" calcext:value-type="float">
            <text:p>17</text:p>
          </table:table-cell>
          <table:table-cell table:formula="of:=AVERAGE([.I47:.I54])" office:value-type="float" office:value="1.125" calcext:value-type="float">
            <text:p>1.125</text:p>
          </table:table-cell>
          <table:table-cell table:formula="of:=AVERAGE([.J47:.J54])" office:value-type="float" office:value="21.875" calcext:value-type="float">
            <text:p>21.875</text:p>
          </table:table-cell>
          <table:table-cell office:value-type="float" office:value="18.827" calcext:value-type="float">
            <text:p>18.827</text:p>
          </table:table-cell>
          <table:table-cell office:value-type="float" office:value="16.31225" calcext:value-type="float">
            <text:p>16.31225</text:p>
          </table:table-cell>
          <table:table-cell table:formula="of:=AVERAGE([.N47:.N54])" office:value-type="float" office:value="18.95440625" calcext:value-type="float">
            <text:p>18.95440625</text:p>
          </table:table-cell>
          <table:table-cell table:formula="of:=AVERAGE([.O47:.O54])" office:value-type="float" office:value="14.39315625" calcext:value-type="float">
            <text:p>14.3931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VERAGE([.B48:.B55])" office:value-type="float" office:value="20.625" calcext:value-type="float">
            <text:p>20.625</text:p>
          </table:table-cell>
          <table:table-cell table:formula="of:=AVERAGE([.C48:.C55])" office:value-type="float" office:value="3.5" calcext:value-type="float">
            <text:p>3.5</text:p>
          </table:table-cell>
          <table:table-cell table:formula="of:=AVERAGE([.D48:.D55])" office:value-type="float" office:value="15.875" calcext:value-type="float">
            <text:p>15.87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H48:.H55])" office:value-type="float" office:value="16.125" calcext:value-type="float">
            <text:p>16.125</text:p>
          </table:table-cell>
          <table:table-cell table:formula="of:=AVERAGE([.I48:.I55])" office:value-type="float" office:value="0.875" calcext:value-type="float">
            <text:p>0.875</text:p>
          </table:table-cell>
          <table:table-cell table:formula="of:=AVERAGE([.J48:.J55])" office:value-type="float" office:value="23" calcext:value-type="float">
            <text:p>23</text:p>
          </table:table-cell>
          <table:table-cell office:value-type="float" office:value="18.78725" calcext:value-type="float">
            <text:p>18.78725</text:p>
          </table:table-cell>
          <table:table-cell office:value-type="float" office:value="14.21225" calcext:value-type="float">
            <text:p>14.21225</text:p>
          </table:table-cell>
          <table:table-cell table:formula="of:=AVERAGE([.N48:.N55])" office:value-type="float" office:value="18.2205625" calcext:value-type="float">
            <text:p>18.2205625</text:p>
          </table:table-cell>
          <table:table-cell table:formula="of:=AVERAGE([.O48:.O55])" office:value-type="float" office:value="14.1718125" calcext:value-type="float">
            <text:p>14.1718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VERAGE([.B49:.B56])" office:value-type="float" office:value="19.5" calcext:value-type="float">
            <text:p>19.5</text:p>
          </table:table-cell>
          <table:table-cell table:formula="of:=AVERAGE([.C49:.C56])" office:value-type="float" office:value="4.25" calcext:value-type="float">
            <text:p>4.25</text:p>
          </table:table-cell>
          <table:table-cell table:formula="of:=AVERAGE([.D49:.D56])" office:value-type="float" office:value="16.25" calcext:value-type="float">
            <text:p>16.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VERAGE([.H49:.H56])" office:value-type="float" office:value="16.75" calcext:value-type="float">
            <text:p>16.75</text:p>
          </table:table-cell>
          <table:table-cell table:formula="of:=AVERAGE([.I49:.I56])" office:value-type="float" office:value="1" calcext:value-type="float">
            <text:p>1</text:p>
          </table:table-cell>
          <table:table-cell table:formula="of:=AVERAGE([.J49:.J56])" office:value-type="float" office:value="22.25" calcext:value-type="float">
            <text:p>22.25</text:p>
          </table:table-cell>
          <table:table-cell office:value-type="float" office:value="19.5035" calcext:value-type="float">
            <text:p>19.5035</text:p>
          </table:table-cell>
          <table:table-cell office:value-type="float" office:value="11.22125" calcext:value-type="float">
            <text:p>11.22125</text:p>
          </table:table-cell>
          <table:table-cell table:formula="of:=AVERAGE([.N49:.N56])" office:value-type="float" office:value="17.68765625" calcext:value-type="float">
            <text:p>17.68765625</text:p>
          </table:table-cell>
          <table:table-cell table:formula="of:=AVERAGE([.O49:.O56])" office:value-type="float" office:value="14.19728125" calcext:value-type="float">
            <text:p>14.19728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AVERAGE([.B50:.B57])" office:value-type="float" office:value="18.125" calcext:value-type="float">
            <text:p>18.125</text:p>
          </table:table-cell>
          <table:table-cell table:formula="of:=AVERAGE([.C50:.C57])" office:value-type="float" office:value="5.375" calcext:value-type="float">
            <text:p>5.375</text:p>
          </table:table-cell>
          <table:table-cell table:formula="of:=AVERAGE([.D50:.D57])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AVERAGE([.H50:.H57])" office:value-type="float" office:value="18" calcext:value-type="float">
            <text:p>18</text:p>
          </table:table-cell>
          <table:table-cell table:formula="of:=AVERAGE([.I50:.I57])" office:value-type="float" office:value="1.125" calcext:value-type="float">
            <text:p>1.125</text:p>
          </table:table-cell>
          <table:table-cell table:formula="of:=AVERAGE([.J50:.J57])" office:value-type="float" office:value="20.875" calcext:value-type="float">
            <text:p>20.875</text:p>
          </table:table-cell>
          <table:table-cell office:value-type="float" office:value="20.22" calcext:value-type="float">
            <text:p>20.22</text:p>
          </table:table-cell>
          <table:table-cell office:value-type="float" office:value="11.4635" calcext:value-type="float">
            <text:p>11.4635</text:p>
          </table:table-cell>
          <table:table-cell table:formula="of:=AVERAGE([.N50:.N57])" office:value-type="float" office:value="17.73659375" calcext:value-type="float">
            <text:p>17.73659375</text:p>
          </table:table-cell>
          <table:table-cell table:formula="of:=AVERAGE([.O50:.O57])" office:value-type="float" office:value="14.52140625" calcext:value-type="float">
            <text:p>14.521406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AVERAGE([.B51:.B58])" office:value-type="float" office:value="17.125" calcext:value-type="float">
            <text:p>17.125</text:p>
          </table:table-cell>
          <table:table-cell table:formula="of:=AVERAGE([.C51:.C58])" office:value-type="float" office:value="6.375" calcext:value-type="float">
            <text:p>6.375</text:p>
          </table:table-cell>
          <table:table-cell table:formula="of:=AVERAGE([.D51:.D58])"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VERAGE([.H51:.H58])" office:value-type="float" office:value="16.875" calcext:value-type="float">
            <text:p>16.875</text:p>
          </table:table-cell>
          <table:table-cell table:formula="of:=AVERAGE([.I51:.I58])" office:value-type="float" office:value="1.75" calcext:value-type="float">
            <text:p>1.75</text:p>
          </table:table-cell>
          <table:table-cell table:formula="of:=AVERAGE([.J51:.J58])" office:value-type="float" office:value="21.375" calcext:value-type="float">
            <text:p>21.375</text:p>
          </table:table-cell>
          <table:table-cell office:value-type="float" office:value="15.67025" calcext:value-type="float">
            <text:p>15.67025</text:p>
          </table:table-cell>
          <table:table-cell office:value-type="float" office:value="15.0425" calcext:value-type="float">
            <text:p>15.0425</text:p>
          </table:table-cell>
          <table:table-cell table:formula="of:=AVERAGE([.N51:.N58])" office:value-type="float" office:value="17.72140625" calcext:value-type="float">
            <text:p>17.72140625</text:p>
          </table:table-cell>
          <table:table-cell table:formula="of:=AVERAGE([.O51:.O58])" office:value-type="float" office:value="14.398625" calcext:value-type="float">
            <text:p>14.398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AVERAGE([.B52:.B59])" office:value-type="float" office:value="16.5" calcext:value-type="float">
            <text:p>16.5</text:p>
          </table:table-cell>
          <table:table-cell table:formula="of:=AVERAGE([.C52:.C59])" office:value-type="float" office:value="7.25" calcext:value-type="float">
            <text:p>7.25</text:p>
          </table:table-cell>
          <table:table-cell table:formula="of:=AVERAGE([.D52:.D59])" office:value-type="float" office:value="16.25" calcext:value-type="float">
            <text:p>16.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VERAGE([.H52:.H59])" office:value-type="float" office:value="17.625" calcext:value-type="float">
            <text:p>17.625</text:p>
          </table:table-cell>
          <table:table-cell table:formula="of:=AVERAGE([.I52:.I59])" office:value-type="float" office:value="1.875" calcext:value-type="float">
            <text:p>1.875</text:p>
          </table:table-cell>
          <table:table-cell table:formula="of:=AVERAGE([.J52:.J59])" office:value-type="float" office:value="20.5" calcext:value-type="float">
            <text:p>20.5</text:p>
          </table:table-cell>
          <table:table-cell office:value-type="float" office:value="14.8215" calcext:value-type="float">
            <text:p>14.8215</text:p>
          </table:table-cell>
          <table:table-cell office:value-type="float" office:value="15.3375" calcext:value-type="float">
            <text:p>15.3375</text:p>
          </table:table-cell>
          <table:table-cell table:formula="of:=AVERAGE([.N52:.N59])" office:value-type="float" office:value="17.49584375" calcext:value-type="float">
            <text:p>17.49584375</text:p>
          </table:table-cell>
          <table:table-cell table:formula="of:=AVERAGE([.O52:.O59])" office:value-type="float" office:value="14.32646875" calcext:value-type="float">
            <text:p>14.32646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VERAGE([.B53:.B60])" office:value-type="float" office:value="15.875" calcext:value-type="float">
            <text:p>15.875</text:p>
          </table:table-cell>
          <table:table-cell table:formula="of:=AVERAGE([.C53:.C60])" office:value-type="float" office:value="7.5" calcext:value-type="float">
            <text:p>7.5</text:p>
          </table:table-cell>
          <table:table-cell table:formula="of:=AVERAGE([.D53:.D60])" office:value-type="float" office:value="16.625" calcext:value-type="float">
            <text:p>16.6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AVERAGE([.H53:.H60])" office:value-type="float" office:value="19" calcext:value-type="float">
            <text:p>19</text:p>
          </table:table-cell>
          <table:table-cell table:formula="of:=AVERAGE([.I53:.I60])" office:value-type="float" office:value="2.25" calcext:value-type="float">
            <text:p>2.25</text:p>
          </table:table-cell>
          <table:table-cell table:formula="of:=AVERAGE([.J53:.J60])" office:value-type="float" office:value="18.75" calcext:value-type="float">
            <text:p>18.75</text:p>
          </table:table-cell>
          <table:table-cell office:value-type="float" office:value="16.588" calcext:value-type="float">
            <text:p>16.588</text:p>
          </table:table-cell>
          <table:table-cell office:value-type="float" office:value="15.3615" calcext:value-type="float">
            <text:p>15.3615</text:p>
          </table:table-cell>
          <table:table-cell table:formula="of:=AVERAGE([.N53:.N60])" office:value-type="float" office:value="17.32065625" calcext:value-type="float">
            <text:p>17.32065625</text:p>
          </table:table-cell>
          <table:table-cell table:formula="of:=AVERAGE([.O53:.O60])" office:value-type="float" office:value="14.67853125" calcext:value-type="float">
            <text:p>14.67853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AVERAGE([.B54:.B61])" office:value-type="float" office:value="16.125" calcext:value-type="float">
            <text:p>16.125</text:p>
          </table:table-cell>
          <table:table-cell table:formula="of:=AVERAGE([.C54:.C61])" office:value-type="float" office:value="7.125" calcext:value-type="float">
            <text:p>7.125</text:p>
          </table:table-cell>
          <table:table-cell table:formula="of:=AVERAGE([.D54:.D61])" office:value-type="float" office:value="16.75" calcext:value-type="float">
            <text:p>16.7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AVERAGE([.H54:.H61])" office:value-type="float" office:value="20.25" calcext:value-type="float">
            <text:p>20.25</text:p>
          </table:table-cell>
          <table:table-cell table:formula="of:=AVERAGE([.I54:.I61])" office:value-type="float" office:value="2.375" calcext:value-type="float">
            <text:p>2.375</text:p>
          </table:table-cell>
          <table:table-cell table:formula="of:=AVERAGE([.J54:.J61])" office:value-type="float" office:value="17.375" calcext:value-type="float">
            <text:p>17.375</text:p>
          </table:table-cell>
          <table:table-cell office:value-type="float" office:value="17.47525" calcext:value-type="float">
            <text:p>17.47525</text:p>
          </table:table-cell>
          <table:table-cell office:value-type="float" office:value="17.2205" calcext:value-type="float">
            <text:p>17.2205</text:p>
          </table:table-cell>
          <table:table-cell table:formula="of:=AVERAGE([.N54:.N61])" office:value-type="float" office:value="17.024875" calcext:value-type="float">
            <text:p>17.024875</text:p>
          </table:table-cell>
          <table:table-cell table:formula="of:=AVERAGE([.O54:.O61])" office:value-type="float" office:value="15.24559375" calcext:value-type="float">
            <text:p>15.245593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AVERAGE([.B55:.B62])" office:value-type="float" office:value="16.375" calcext:value-type="float">
            <text:p>16.375</text:p>
          </table:table-cell>
          <table:table-cell table:formula="of:=AVERAGE([.C55:.C62])" office:value-type="float" office:value="7.125" calcext:value-type="float">
            <text:p>7.125</text:p>
          </table:table-cell>
          <table:table-cell table:formula="of:=AVERAGE([.D55:.D62])"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AVERAGE([.H55:.H62])" office:value-type="float" office:value="20.75" calcext:value-type="float">
            <text:p>20.75</text:p>
          </table:table-cell>
          <table:table-cell table:formula="of:=AVERAGE([.I55:.I62])" office:value-type="float" office:value="3.125" calcext:value-type="float">
            <text:p>3.125</text:p>
          </table:table-cell>
          <table:table-cell table:formula="of:=AVERAGE([.J55:.J62])" office:value-type="float" office:value="16.125" calcext:value-type="float">
            <text:p>16.125</text:p>
          </table:table-cell>
          <table:table-cell office:value-type="float" office:value="18.7055" calcext:value-type="float">
            <text:p>18.7055</text:p>
          </table:table-cell>
          <table:table-cell office:value-type="float" office:value="15.33" calcext:value-type="float">
            <text:p>15.33</text:p>
          </table:table-cell>
          <table:table-cell table:formula="of:=AVERAGE([.N55:.N62])" office:value-type="float" office:value="17.50265625" calcext:value-type="float">
            <text:p>17.50265625</text:p>
          </table:table-cell>
          <table:table-cell table:formula="of:=AVERAGE([.O55:.O62])" office:value-type="float" office:value="15.103875" calcext:value-type="float">
            <text:p>15.103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AVERAGE([.B56:.B63])" office:value-type="float" office:value="17.375" calcext:value-type="float">
            <text:p>17.375</text:p>
          </table:table-cell>
          <table:table-cell table:formula="of:=AVERAGE([.C56:.C63])" office:value-type="float" office:value="6.375" calcext:value-type="float">
            <text:p>6.375</text:p>
          </table:table-cell>
          <table:table-cell table:formula="of:=AVERAGE([.D56:.D63])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AVERAGE([.H56:.H63])" office:value-type="float" office:value="22.375" calcext:value-type="float">
            <text:p>22.375</text:p>
          </table:table-cell>
          <table:table-cell table:formula="of:=AVERAGE([.I56:.I63])" office:value-type="float" office:value="3.25" calcext:value-type="float">
            <text:p>3.25</text:p>
          </table:table-cell>
          <table:table-cell table:formula="of:=AVERAGE([.J56:.J63])" office:value-type="float" office:value="14.375" calcext:value-type="float">
            <text:p>14.375</text:p>
          </table:table-cell>
          <table:table-cell office:value-type="float" office:value="16.98275" calcext:value-type="float">
            <text:p>16.98275</text:p>
          </table:table-cell>
          <table:table-cell office:value-type="float" office:value="13.635" calcext:value-type="float">
            <text:p>13.635</text:p>
          </table:table-cell>
          <table:table-cell table:formula="of:=AVERAGE([.N56:.N63])" office:value-type="float" office:value="17.9970625" calcext:value-type="float">
            <text:p>17.9970625</text:p>
          </table:table-cell>
          <table:table-cell table:formula="of:=AVERAGE([.O56:.O63])" office:value-type="float" office:value="15.07590625" calcext:value-type="float">
            <text:p>15.07590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B57:.B64])" office:value-type="float" office:value="17.625" calcext:value-type="float">
            <text:p>17.625</text:p>
          </table:table-cell>
          <table:table-cell table:formula="of:=AVERAGE([.C57:.C64])" office:value-type="float" office:value="6.125" calcext:value-type="float">
            <text:p>6.125</text:p>
          </table:table-cell>
          <table:table-cell table:formula="of:=AVERAGE([.D57:.D64])" office:value-type="float" office:value="16.25" calcext:value-type="float">
            <text:p>16.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AVERAGE([.H57:.H64])" office:value-type="float" office:value="22.375" calcext:value-type="float">
            <text:p>22.375</text:p>
          </table:table-cell>
          <table:table-cell table:formula="of:=AVERAGE([.I57:.I64])" office:value-type="float" office:value="3.75" calcext:value-type="float">
            <text:p>3.75</text:p>
          </table:table-cell>
          <table:table-cell table:formula="of:=AVERAGE([.J57:.J64])" office:value-type="float" office:value="13.875" calcext:value-type="float">
            <text:p>13.875</text:p>
          </table:table-cell>
          <table:table-cell office:value-type="float" office:value="18.102" calcext:value-type="float">
            <text:p>18.102</text:p>
          </table:table-cell>
          <table:table-cell office:value-type="float" office:value="14.03775" calcext:value-type="float">
            <text:p>14.03775</text:p>
          </table:table-cell>
          <table:table-cell table:formula="of:=AVERAGE([.N57:.N64])" office:value-type="float" office:value="18.3228125" calcext:value-type="float">
            <text:p>18.3228125</text:p>
          </table:table-cell>
          <table:table-cell table:formula="of:=AVERAGE([.O57:.O64])" office:value-type="float" office:value="14.6764375" calcext:value-type="float">
            <text:p>14.67643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AVERAGE([.B58:.B65])" office:value-type="float" office:value="18.625" calcext:value-type="float">
            <text:p>18.625</text:p>
          </table:table-cell>
          <table:table-cell table:formula="of:=AVERAGE([.C58:.C65])" office:value-type="float" office:value="5.375" calcext:value-type="float">
            <text:p>5.375</text:p>
          </table:table-cell>
          <table:table-cell table:formula="of:=AVERAGE([.D58:.D65])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AVERAGE([.H58:.H65])" office:value-type="float" office:value="22.375" calcext:value-type="float">
            <text:p>22.375</text:p>
          </table:table-cell>
          <table:table-cell table:formula="of:=AVERAGE([.I58:.I65])" office:value-type="float" office:value="3.875" calcext:value-type="float">
            <text:p>3.875</text:p>
          </table:table-cell>
          <table:table-cell table:formula="of:=AVERAGE([.J58:.J65])" office:value-type="float" office:value="13.75" calcext:value-type="float">
            <text:p>13.75</text:p>
          </table:table-cell>
          <table:table-cell office:value-type="float" office:value="17.85375" calcext:value-type="float">
            <text:p>17.85375</text:p>
          </table:table-cell>
          <table:table-cell office:value-type="float" office:value="16" calcext:value-type="float">
            <text:p>16</text:p>
          </table:table-cell>
          <table:table-cell table:formula="of:=AVERAGE([.N58:.N65])" office:value-type="float" office:value="18.41859375" calcext:value-type="float">
            <text:p>18.41859375</text:p>
          </table:table-cell>
          <table:table-cell table:formula="of:=AVERAGE([.O58:.O65])" office:value-type="float" office:value="14.050875" calcext:value-type="float">
            <text:p>14.050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AVERAGE([.B59:.B66])" office:value-type="float" office:value="19.75" calcext:value-type="float">
            <text:p>19.75</text:p>
          </table:table-cell>
          <table:table-cell table:formula="of:=AVERAGE([.C59:.C66])" office:value-type="float" office:value="4.75" calcext:value-type="float">
            <text:p>4.75</text:p>
          </table:table-cell>
          <table:table-cell table:formula="of:=AVERAGE([.D59:.D66])"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VERAGE([.H59:.H66])" office:value-type="float" office:value="24.125" calcext:value-type="float">
            <text:p>24.125</text:p>
          </table:table-cell>
          <table:table-cell table:formula="of:=AVERAGE([.I59:.I66])" office:value-type="float" office:value="2.875" calcext:value-type="float">
            <text:p>2.875</text:p>
          </table:table-cell>
          <table:table-cell table:formula="of:=AVERAGE([.J59:.J66])" office:value-type="float" office:value="13" calcext:value-type="float">
            <text:p>13</text:p>
          </table:table-cell>
          <table:table-cell office:value-type="float" office:value="19.4925" calcext:value-type="float">
            <text:p>19.4925</text:p>
          </table:table-cell>
          <table:table-cell office:value-type="float" office:value="13.90875" calcext:value-type="float">
            <text:p>13.90875</text:p>
          </table:table-cell>
          <table:table-cell table:formula="of:=AVERAGE([.N59:.N66])" office:value-type="float" office:value="18.4671875" calcext:value-type="float">
            <text:p>18.4671875</text:p>
          </table:table-cell>
          <table:table-cell table:formula="of:=AVERAGE([.O59:.O66])" office:value-type="float" office:value="14.29346875" calcext:value-type="float">
            <text:p>14.29346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B60:.B67])" office:value-type="float" office:value="19.875" calcext:value-type="float">
            <text:p>19.875</text:p>
          </table:table-cell>
          <table:table-cell table:formula="of:=AVERAGE([.C60:.C67])" office:value-type="float" office:value="4.5" calcext:value-type="float">
            <text:p>4.5</text:p>
          </table:table-cell>
          <table:table-cell table:formula="of:=AVERAGE([.D60:.D67])" office:value-type="float" office:value="15.625" calcext:value-type="float">
            <text:p>15.62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VERAGE([.H60:.H67])" office:value-type="float" office:value="24.5" calcext:value-type="float">
            <text:p>24.5</text:p>
          </table:table-cell>
          <table:table-cell table:formula="of:=AVERAGE([.I60:.I67])" office:value-type="float" office:value="3.25" calcext:value-type="float">
            <text:p>3.25</text:p>
          </table:table-cell>
          <table:table-cell table:formula="of:=AVERAGE([.J60:.J67])" office:value-type="float" office:value="12.25" calcext:value-type="float">
            <text:p>12.25</text:p>
          </table:table-cell>
          <table:table-cell office:value-type="float" office:value="18.77675" calcext:value-type="float">
            <text:p>18.77675</text:p>
          </table:table-cell>
          <table:table-cell office:value-type="float" office:value="15.11375" calcext:value-type="float">
            <text:p>15.11375</text:p>
          </table:table-cell>
          <table:table-cell table:formula="of:=AVERAGE([.N60:.N67])" office:value-type="float" office:value="18.96053125" calcext:value-type="float">
            <text:p>18.96053125</text:p>
          </table:table-cell>
          <table:table-cell table:formula="of:=AVERAGE([.O60:.O67])" office:value-type="float" office:value="14.47171875" calcext:value-type="float">
            <text:p>14.47171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AVERAGE([.B61:.B68])" office:value-type="float" office:value="20.375" calcext:value-type="float">
            <text:p>20.375</text:p>
          </table:table-cell>
          <table:table-cell table:formula="of:=AVERAGE([.C61:.C68])" office:value-type="float" office:value="4.5" calcext:value-type="float">
            <text:p>4.5</text:p>
          </table:table-cell>
          <table:table-cell table:formula="of:=AVERAGE([.D61:.D68])" office:value-type="float" office:value="15.125" calcext:value-type="float">
            <text:p>15.1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VERAGE([.H61:.H68])" office:value-type="float" office:value="24.375" calcext:value-type="float">
            <text:p>24.375</text:p>
          </table:table-cell>
          <table:table-cell table:formula="of:=AVERAGE([.I61:.I68])" office:value-type="float" office:value="3.375" calcext:value-type="float">
            <text:p>3.375</text:p>
          </table:table-cell>
          <table:table-cell table:formula="of:=AVERAGE([.J61:.J68])" office:value-type="float" office:value="12.25" calcext:value-type="float">
            <text:p>12.25</text:p>
          </table:table-cell>
          <table:table-cell office:value-type="float" office:value="19.194" calcext:value-type="float">
            <text:p>19.194</text:p>
          </table:table-cell>
          <table:table-cell office:value-type="float" office:value="12.16575" calcext:value-type="float">
            <text:p>12.16575</text:p>
          </table:table-cell>
          <table:table-cell table:formula="of:=AVERAGE([.N61:.N68])" office:value-type="float" office:value="19.29353125" calcext:value-type="float">
            <text:p>19.29353125</text:p>
          </table:table-cell>
          <table:table-cell table:formula="of:=AVERAGE([.O61:.O68])" office:value-type="float" office:value="14.612875" calcext:value-type="float">
            <text:p>14.61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AVERAGE([.B62:.B69])" office:value-type="float" office:value="21.25" calcext:value-type="float">
            <text:p>21.25</text:p>
          </table:table-cell>
          <table:table-cell table:formula="of:=AVERAGE([.C62:.C69])" office:value-type="float" office:value="4.25" calcext:value-type="float">
            <text:p>4.25</text:p>
          </table:table-cell>
          <table:table-cell table:formula="of:=AVERAGE([.D62:.D69])" office:value-type="float" office:value="14.5" calcext:value-type="float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VERAGE([.H62:.H69])" office:value-type="float" office:value="25.375" calcext:value-type="float">
            <text:p>25.375</text:p>
          </table:table-cell>
          <table:table-cell table:formula="of:=AVERAGE([.I62:.I69])" office:value-type="float" office:value="3.5" calcext:value-type="float">
            <text:p>3.5</text:p>
          </table:table-cell>
          <table:table-cell table:formula="of:=AVERAGE([.J62:.J69])" office:value-type="float" office:value="11.125" calcext:value-type="float">
            <text:p>11.125</text:p>
          </table:table-cell>
          <table:table-cell office:value-type="float" office:value="18.2415" calcext:value-type="float">
            <text:p>18.2415</text:p>
          </table:table-cell>
          <table:table-cell office:value-type="float" office:value="12.216" calcext:value-type="float">
            <text:p>12.216</text:p>
          </table:table-cell>
          <table:table-cell table:formula="of:=AVERAGE([.N62:.N69])" office:value-type="float" office:value="19.35415625" calcext:value-type="float">
            <text:p>19.35415625</text:p>
          </table:table-cell>
          <table:table-cell table:formula="of:=AVERAGE([.O62:.O69])" office:value-type="float" office:value="14.3610625" calcext:value-type="float">
            <text:p>14.3610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VERAGE([.B63:.B70])" office:value-type="float" office:value="21.125" calcext:value-type="float">
            <text:p>21.125</text:p>
          </table:table-cell>
          <table:table-cell table:formula="of:=AVERAGE([.C63:.C70])" office:value-type="float" office:value="3.75" calcext:value-type="float">
            <text:p>3.75</text:p>
          </table:table-cell>
          <table:table-cell table:formula="of:=AVERAGE([.D63:.D70])" office:value-type="float" office:value="15.125" calcext:value-type="float">
            <text:p>15.1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VERAGE([.H63:.H70])" office:value-type="float" office:value="26.625" calcext:value-type="float">
            <text:p>26.625</text:p>
          </table:table-cell>
          <table:table-cell table:formula="of:=AVERAGE([.I63:.I70])" office:value-type="float" office:value="2.75" calcext:value-type="float">
            <text:p>2.75</text:p>
          </table:table-cell>
          <table:table-cell table:formula="of:=AVERAGE([.J63:.J70])" office:value-type="float" office:value="10.625" calcext:value-type="float">
            <text:p>10.625</text:p>
          </table:table-cell>
          <table:table-cell office:value-type="float" office:value="19.09425" calcext:value-type="float">
            <text:p>19.09425</text:p>
          </table:table-cell>
          <table:table-cell office:value-type="float" office:value="17.27075" calcext:value-type="float">
            <text:p>17.27075</text:p>
          </table:table-cell>
          <table:table-cell table:formula="of:=AVERAGE([.N63:.N70])" office:value-type="float" office:value="19.37009375" calcext:value-type="float">
            <text:p>19.37009375</text:p>
          </table:table-cell>
          <table:table-cell table:formula="of:=AVERAGE([.O63:.O70])" office:value-type="float" office:value="14.37403125" calcext:value-type="float">
            <text:p>14.37403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B64:.B71])" office:value-type="float" office:value="20.875" calcext:value-type="float">
            <text:p>20.875</text:p>
          </table:table-cell>
          <table:table-cell table:formula="of:=AVERAGE([.C64:.C71])" office:value-type="float" office:value="3.25" calcext:value-type="float">
            <text:p>3.25</text:p>
          </table:table-cell>
          <table:table-cell table:formula="of:=AVERAGE([.D64:.D71])" office:value-type="float" office:value="15.875" calcext:value-type="float">
            <text:p>15.8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H64:.H71])" office:value-type="float" office:value="26.25" calcext:value-type="float">
            <text:p>26.25</text:p>
          </table:table-cell>
          <table:table-cell table:formula="of:=AVERAGE([.I64:.I71])" office:value-type="float" office:value="2.875" calcext:value-type="float">
            <text:p>2.875</text:p>
          </table:table-cell>
          <table:table-cell table:formula="of:=AVERAGE([.J64:.J71])" office:value-type="float" office:value="10.875" calcext:value-type="float">
            <text:p>10.875</text:p>
          </table:table-cell>
          <table:table-cell office:value-type="float" office:value="20.9295" calcext:value-type="float">
            <text:p>20.9295</text:p>
          </table:table-cell>
          <table:table-cell office:value-type="float" office:value="15.061" calcext:value-type="float">
            <text:p>15.061</text:p>
          </table:table-cell>
          <table:table-cell table:formula="of:=AVERAGE([.N64:.N71])" office:value-type="float" office:value="19.6304375" calcext:value-type="float">
            <text:p>19.6304375</text:p>
          </table:table-cell>
          <table:table-cell table:formula="of:=AVERAGE([.O64:.O71])" office:value-type="float" office:value="14.1336875" calcext:value-type="float">
            <text:p>14.1336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AVERAGE([.B65:.B72])" office:value-type="float" office:value="20.375" calcext:value-type="float">
            <text:p>20.375</text:p>
          </table:table-cell>
          <table:table-cell table:formula="of:=AVERAGE([.C65:.C72])" office:value-type="float" office:value="3.125" calcext:value-type="float">
            <text:p>3.125</text:p>
          </table:table-cell>
          <table:table-cell table:formula="of:=AVERAGE([.D65:.D72])" office:value-type="float" office:value="16.5" calcext:value-type="float">
            <text:p>16.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VERAGE([.H65:.H72])" office:value-type="float" office:value="26.375" calcext:value-type="float">
            <text:p>26.375</text:p>
          </table:table-cell>
          <table:table-cell table:formula="of:=AVERAGE([.I65:.I72])" office:value-type="float" office:value="2.375" calcext:value-type="float">
            <text:p>2.375</text:p>
          </table:table-cell>
          <table:table-cell table:formula="of:=AVERAGE([.J65:.J72])" office:value-type="float" office:value="11.25" calcext:value-type="float">
            <text:p>11.25</text:p>
          </table:table-cell>
          <table:table-cell office:value-type="float" office:value="20.766" calcext:value-type="float">
            <text:p>20.766</text:p>
          </table:table-cell>
          <table:table-cell office:value-type="float" office:value="15.167" calcext:value-type="float">
            <text:p>15.167</text:p>
          </table:table-cell>
          <table:table-cell table:formula="of:=AVERAGE([.N65:.N72])" office:value-type="float" office:value="19.53971875" calcext:value-type="float">
            <text:p>19.53971875</text:p>
          </table:table-cell>
          <table:table-cell table:formula="of:=AVERAGE([.O65:.O72])" office:value-type="float" office:value="14.53990625" calcext:value-type="float">
            <text:p>14.539906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VERAGE([.B66:.B73])" office:value-type="float" office:value="20.75" calcext:value-type="float">
            <text:p>20.75</text:p>
          </table:table-cell>
          <table:table-cell table:formula="of:=AVERAGE([.C66:.C73])" office:value-type="float" office:value="3" calcext:value-type="float">
            <text:p>3</text:p>
          </table:table-cell>
          <table:table-cell table:formula="of:=AVERAGE([.D66:.D73])" office:value-type="float" office:value="16.25" calcext:value-type="float">
            <text:p>16.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H66:.H73])" office:value-type="float" office:value="26.875" calcext:value-type="float">
            <text:p>26.875</text:p>
          </table:table-cell>
          <table:table-cell table:formula="of:=AVERAGE([.I66:.I73])" office:value-type="float" office:value="2.5" calcext:value-type="float">
            <text:p>2.5</text:p>
          </table:table-cell>
          <table:table-cell table:formula="of:=AVERAGE([.J66:.J73])" office:value-type="float" office:value="10.625" calcext:value-type="float">
            <text:p>10.625</text:p>
          </table:table-cell>
          <table:table-cell office:value-type="float" office:value="18.33875" calcext:value-type="float">
            <text:p>18.33875</text:p>
          </table:table-cell>
          <table:table-cell office:value-type="float" office:value="13.9855" calcext:value-type="float">
            <text:p>13.9855</text:p>
          </table:table-cell>
          <table:table-cell table:formula="of:=AVERAGE([.N66:.N73])" office:value-type="float" office:value="19.99984375" calcext:value-type="float">
            <text:p>19.99984375</text:p>
          </table:table-cell>
          <table:table-cell table:formula="of:=AVERAGE([.O66:.O73])" office:value-type="float" office:value="14.9665625" calcext:value-type="float">
            <text:p>14.9665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AVERAGE([.B67:.B74])" office:value-type="float" office:value="21.375" calcext:value-type="float">
            <text:p>21.375</text:p>
          </table:table-cell>
          <table:table-cell table:formula="of:=AVERAGE([.C67:.C74])" office:value-type="float" office:value="2.625" calcext:value-type="float">
            <text:p>2.625</text:p>
          </table:table-cell>
          <table:table-cell table:formula="of:=AVERAGE([.D67:.D74])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VERAGE([.H67:.H74])" office:value-type="float" office:value="26.75" calcext:value-type="float">
            <text:p>26.75</text:p>
          </table:table-cell>
          <table:table-cell table:formula="of:=AVERAGE([.I67:.I74])" office:value-type="float" office:value="3.25" calcext:value-type="float">
            <text:p>3.25</text:p>
          </table:table-cell>
          <table:table-cell table:formula="of:=AVERAGE([.J67:.J74])" office:value-type="float" office:value="10" calcext:value-type="float">
            <text:p>10</text:p>
          </table:table-cell>
          <table:table-cell office:value-type="float" office:value="19.62" calcext:value-type="float">
            <text:p>19.62</text:p>
          </table:table-cell>
          <table:table-cell office:value-type="float" office:value="14.0125" calcext:value-type="float">
            <text:p>14.0125</text:p>
          </table:table-cell>
          <table:table-cell table:formula="of:=AVERAGE([.N67:.N74])" office:value-type="float" office:value="19.96584375" calcext:value-type="float">
            <text:p>19.96584375</text:p>
          </table:table-cell>
          <table:table-cell table:formula="of:=AVERAGE([.O67:.O74])" office:value-type="float" office:value="14.7356875" calcext:value-type="float">
            <text:p>14.73568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VERAGE([.B68:.B75])" office:value-type="float" office:value="21.375" calcext:value-type="float">
            <text:p>21.375</text:p>
          </table:table-cell>
          <table:table-cell table:formula="of:=AVERAGE([.C68:.C75])" office:value-type="float" office:value="2" calcext:value-type="float">
            <text:p>2</text:p>
          </table:table-cell>
          <table:table-cell table:formula="of:=AVERAGE([.D68:.D75])" office:value-type="float" office:value="16.625" calcext:value-type="float">
            <text:p>16.6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AVERAGE([.H68:.H75])" office:value-type="float" office:value="26.875" calcext:value-type="float">
            <text:p>26.875</text:p>
          </table:table-cell>
          <table:table-cell table:formula="of:=AVERAGE([.I68:.I75])" office:value-type="float" office:value="2.875" calcext:value-type="float">
            <text:p>2.875</text:p>
          </table:table-cell>
          <table:table-cell table:formula="of:=AVERAGE([.J68:.J75])" office:value-type="float" office:value="10.25" calcext:value-type="float">
            <text:p>10.25</text:p>
          </table:table-cell>
          <table:table-cell office:value-type="float" office:value="20.8595" calcext:value-type="float">
            <text:p>20.8595</text:p>
          </table:table-cell>
          <table:table-cell office:value-type="float" office:value="13.191" calcext:value-type="float">
            <text:p>13.191</text:p>
          </table:table-cell>
          <table:table-cell table:formula="of:=AVERAGE([.N68:.N75])" office:value-type="float" office:value="19.80384375" calcext:value-type="float">
            <text:p>19.80384375</text:p>
          </table:table-cell>
          <table:table-cell table:formula="of:=AVERAGE([.O68:.O75])" office:value-type="float" office:value="14.95084375" calcext:value-type="float">
            <text:p>14.95084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AVERAGE([.B69:.B76])" office:value-type="float" office:value="21.75" calcext:value-type="float">
            <text:p>21.75</text:p>
          </table:table-cell>
          <table:table-cell table:formula="of:=AVERAGE([.C69:.C76])" office:value-type="float" office:value="1.5" calcext:value-type="float">
            <text:p>1.5</text:p>
          </table:table-cell>
          <table:table-cell table:formula="of:=AVERAGE([.D69:.D76])" office:value-type="float" office:value="16.75" calcext:value-type="float">
            <text:p>16.7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AVERAGE([.H69:.H76])" office:value-type="float" office:value="26.375" calcext:value-type="float">
            <text:p>26.375</text:p>
          </table:table-cell>
          <table:table-cell table:formula="of:=AVERAGE([.I69:.I76])" office:value-type="float" office:value="2.75" calcext:value-type="float">
            <text:p>2.75</text:p>
          </table:table-cell>
          <table:table-cell table:formula="of:=AVERAGE([.J69:.J76])" office:value-type="float" office:value="10.875" calcext:value-type="float">
            <text:p>10.875</text:p>
          </table:table-cell>
          <table:table-cell office:value-type="float" office:value="18.46825" calcext:value-type="float">
            <text:p>18.46825</text:p>
          </table:table-cell>
          <table:table-cell office:value-type="float" office:value="15.4155" calcext:value-type="float">
            <text:p>15.4155</text:p>
          </table:table-cell>
          <table:table-cell table:formula="of:=AVERAGE([.N69:.N76])" office:value-type="float" office:value="19.58090625" calcext:value-type="float">
            <text:p>19.58090625</text:p>
          </table:table-cell>
          <table:table-cell table:formula="of:=AVERAGE([.O69:.O76])" office:value-type="float" office:value="14.941625" calcext:value-type="float">
            <text:p>14.9416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VERAGE([.B70:.B77])" office:value-type="float" office:value="21.75" calcext:value-type="float">
            <text:p>21.75</text:p>
          </table:table-cell>
          <table:table-cell table:formula="of:=AVERAGE([.C70:.C77])" office:value-type="float" office:value="1.625" calcext:value-type="float">
            <text:p>1.625</text:p>
          </table:table-cell>
          <table:table-cell table:formula="of:=AVERAGE([.D70:.D77])" office:value-type="float" office:value="16.625" calcext:value-type="float">
            <text:p>16.6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H70:.H77])" office:value-type="float" office:value="25.25" calcext:value-type="float">
            <text:p>25.25</text:p>
          </table:table-cell>
          <table:table-cell table:formula="of:=AVERAGE([.I70:.I77])" office:value-type="float" office:value="2.75" calcext:value-type="float">
            <text:p>2.75</text:p>
          </table:table-cell>
          <table:table-cell table:formula="of:=AVERAGE([.J70:.J77])" office:value-type="float" office:value="12" calcext:value-type="float">
            <text:p>12</text:p>
          </table:table-cell>
          <table:table-cell office:value-type="float" office:value="21.9225" calcext:value-type="float">
            <text:p>21.9225</text:p>
          </table:table-cell>
          <table:table-cell office:value-type="float" office:value="15.62925" calcext:value-type="float">
            <text:p>15.62925</text:p>
          </table:table-cell>
          <table:table-cell table:formula="of:=AVERAGE([.N70:.N77])" office:value-type="float" office:value="19.6198125" calcext:value-type="float">
            <text:p>19.6198125</text:p>
          </table:table-cell>
          <table:table-cell table:formula="of:=AVERAGE([.O70:.O77])" office:value-type="float" office:value="15.2565625" calcext:value-type="float">
            <text:p>15.25656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VERAGE([.B71:.B78])" office:value-type="float" office:value="22" calcext:value-type="float">
            <text:p>22</text:p>
          </table:table-cell>
          <table:table-cell table:formula="of:=AVERAGE([.C71:.C78])" office:value-type="float" office:value="1.375" calcext:value-type="float">
            <text:p>1.375</text:p>
          </table:table-cell>
          <table:table-cell table:formula="of:=AVERAGE([.D71:.D78])" office:value-type="float" office:value="16.625" calcext:value-type="float">
            <text:p>16.6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H71:.H78])" office:value-type="float" office:value="25" calcext:value-type="float">
            <text:p>25</text:p>
          </table:table-cell>
          <table:table-cell table:formula="of:=AVERAGE([.I71:.I78])" office:value-type="float" office:value="3.125" calcext:value-type="float">
            <text:p>3.125</text:p>
          </table:table-cell>
          <table:table-cell table:formula="of:=AVERAGE([.J71:.J78])" office:value-type="float" office:value="11.875" calcext:value-type="float">
            <text:p>11.875</text:p>
          </table:table-cell>
          <table:table-cell office:value-type="float" office:value="18.82225" calcext:value-type="float">
            <text:p>18.82225</text:p>
          </table:table-cell>
          <table:table-cell office:value-type="float" office:value="15.42375" calcext:value-type="float">
            <text:p>15.42375</text:p>
          </table:table-cell>
          <table:table-cell table:formula="of:=AVERAGE([.N71:.N78])" office:value-type="float" office:value="19.4196875" calcext:value-type="float">
            <text:p>19.4196875</text:p>
          </table:table-cell>
          <table:table-cell table:formula="of:=AVERAGE([.O71:.O78])" office:value-type="float" office:value="15.6738125" calcext:value-type="float">
            <text:p>15.67381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VERAGE([.B72:.B79])" office:value-type="float" office:value="22.5" calcext:value-type="float">
            <text:p>22.5</text:p>
          </table:table-cell>
          <table:table-cell table:formula="of:=AVERAGE([.C72:.C79])" office:value-type="float" office:value="1.375" calcext:value-type="float">
            <text:p>1.375</text:p>
          </table:table-cell>
          <table:table-cell table:formula="of:=AVERAGE([.D72:.D79])" office:value-type="float" office:value="16.125" calcext:value-type="float">
            <text:p>16.1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AVERAGE([.H72:.H79])" office:value-type="float" office:value="25.625" calcext:value-type="float">
            <text:p>25.625</text:p>
          </table:table-cell>
          <table:table-cell table:formula="of:=AVERAGE([.I72:.I79])" office:value-type="float" office:value="3.375" calcext:value-type="float">
            <text:p>3.375</text:p>
          </table:table-cell>
          <table:table-cell table:formula="of:=AVERAGE([.J72:.J79])" office:value-type="float" office:value="11" calcext:value-type="float">
            <text:p>11</text:p>
          </table:table-cell>
          <table:table-cell office:value-type="float" office:value="19.6335" calcext:value-type="float">
            <text:p>19.6335</text:p>
          </table:table-cell>
          <table:table-cell office:value-type="float" office:value="16.78225" calcext:value-type="float">
            <text:p>16.78225</text:p>
          </table:table-cell>
          <table:table-cell table:formula="of:=AVERAGE([.N72:.N79])" office:value-type="float" office:value="19.0106875" calcext:value-type="float">
            <text:p>19.0106875</text:p>
          </table:table-cell>
          <table:table-cell table:formula="of:=AVERAGE([.O72:.O79])" office:value-type="float" office:value="16.22540625" calcext:value-type="float">
            <text:p>16.225406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VERAGE([.B73:.B80])" office:value-type="float" office:value="23.375" calcext:value-type="float">
            <text:p>23.375</text:p>
          </table:table-cell>
          <table:table-cell table:formula="of:=AVERAGE([.C73:.C80])" office:value-type="float" office:value="1" calcext:value-type="float">
            <text:p>1</text:p>
          </table:table-cell>
          <table:table-cell table:formula="of:=AVERAGE([.D73:.D80])" office:value-type="float" office:value="15.625" calcext:value-type="float">
            <text:p>15.6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AVERAGE([.H73:.H80])" office:value-type="float" office:value="25.875" calcext:value-type="float">
            <text:p>25.875</text:p>
          </table:table-cell>
          <table:table-cell table:formula="of:=AVERAGE([.I73:.I80])" office:value-type="float" office:value="3.375" calcext:value-type="float">
            <text:p>3.375</text:p>
          </table:table-cell>
          <table:table-cell table:formula="of:=AVERAGE([.J73:.J80])" office:value-type="float" office:value="10.75" calcext:value-type="float">
            <text:p>10.75</text:p>
          </table:table-cell>
          <table:table-cell office:value-type="float" office:value="18.9825" calcext:value-type="float">
            <text:p>18.9825</text:p>
          </table:table-cell>
          <table:table-cell office:value-type="float" office:value="15.09325" calcext:value-type="float">
            <text:p>15.09325</text:p>
          </table:table-cell>
          <table:table-cell table:formula="of:=AVERAGE([.N73:.N80])" office:value-type="float" office:value="18.8974375" calcext:value-type="float">
            <text:p>18.8974375</text:p>
          </table:table-cell>
          <table:table-cell table:formula="of:=AVERAGE([.O73:.O80])" office:value-type="float" office:value="16.048125" calcext:value-type="float">
            <text:p>16.048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AVERAGE([.B74:.B81])" office:value-type="float" office:value="23.125" calcext:value-type="float">
            <text:p>23.125</text:p>
          </table:table-cell>
          <table:table-cell table:formula="of:=AVERAGE([.C74:.C81])" office:value-type="float" office:value="0.625" calcext:value-type="float">
            <text:p>0.625</text:p>
          </table:table-cell>
          <table:table-cell table:formula="of:=AVERAGE([.D74:.D81])" office:value-type="float" office:value="16.25" calcext:value-type="float">
            <text:p>16.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VERAGE([.H74:.H81])" office:value-type="float" office:value="25.5" calcext:value-type="float">
            <text:p>25.5</text:p>
          </table:table-cell>
          <table:table-cell table:formula="of:=AVERAGE([.I74:.I81])" office:value-type="float" office:value="4" calcext:value-type="float">
            <text:p>4</text:p>
          </table:table-cell>
          <table:table-cell table:formula="of:=AVERAGE([.J74:.J81])" office:value-type="float" office:value="10.5" calcext:value-type="float">
            <text:p>10.5</text:p>
          </table:table-cell>
          <table:table-cell office:value-type="float" office:value="18.65" calcext:value-type="float">
            <text:p>18.65</text:p>
          </table:table-cell>
          <table:table-cell office:value-type="float" office:value="16.505" calcext:value-type="float">
            <text:p>16.505</text:p>
          </table:table-cell>
          <table:table-cell table:formula="of:=AVERAGE([.N74:.N81])" office:value-type="float" office:value="18.32021875" calcext:value-type="float">
            <text:p>18.32021875</text:p>
          </table:table-cell>
          <table:table-cell table:formula="of:=AVERAGE([.O74:.O81])" office:value-type="float" office:value="16.30659375" calcext:value-type="float">
            <text:p>16.30659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AVERAGE([.B75:.B82])" office:value-type="float" office:value="22.375" calcext:value-type="float">
            <text:p>22.375</text:p>
          </table:table-cell>
          <table:table-cell table:formula="of:=AVERAGE([.C75:.C82])" office:value-type="float" office:value="1.375" calcext:value-type="float">
            <text:p>1.375</text:p>
          </table:table-cell>
          <table:table-cell table:formula="of:=AVERAGE([.D75:.D82])" office:value-type="float" office:value="16.25" calcext:value-type="float">
            <text:p>16.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AVERAGE([.H75:.H82])" office:value-type="float" office:value="25.125" calcext:value-type="float">
            <text:p>25.125</text:p>
          </table:table-cell>
          <table:table-cell table:formula="of:=AVERAGE([.I75:.I82])" office:value-type="float" office:value="3.875" calcext:value-type="float">
            <text:p>3.875</text:p>
          </table:table-cell>
          <table:table-cell table:formula="of:=AVERAGE([.J75:.J82])" office:value-type="float" office:value="11" calcext:value-type="float">
            <text:p>11</text:p>
          </table:table-cell>
          <table:table-cell office:value-type="float" office:value="18.019" calcext:value-type="float">
            <text:p>18.019</text:p>
          </table:table-cell>
          <table:table-cell office:value-type="float" office:value="17.3505" calcext:value-type="float">
            <text:p>17.3505</text:p>
          </table:table-cell>
          <table:table-cell table:formula="of:=AVERAGE([.N75:.N82])" office:value-type="float" office:value="17.92396875" calcext:value-type="float">
            <text:p>17.92396875</text:p>
          </table:table-cell>
          <table:table-cell table:formula="of:=AVERAGE([.O75:.O82])" office:value-type="float" office:value="16.32440625" calcext:value-type="float">
            <text:p>16.32440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VERAGE([.B76:.B83])" office:value-type="float" office:value="22.625" calcext:value-type="float">
            <text:p>22.625</text:p>
          </table:table-cell>
          <table:table-cell table:formula="of:=AVERAGE([.C76:.C83])" office:value-type="float" office:value="1.5" calcext:value-type="float">
            <text:p>1.5</text:p>
          </table:table-cell>
          <table:table-cell table:formula="of:=AVERAGE([.D76:.D83])" office:value-type="float" office:value="15.875" calcext:value-type="float">
            <text:p>15.87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H76:.H83])" office:value-type="float" office:value="24.75" calcext:value-type="float">
            <text:p>24.75</text:p>
          </table:table-cell>
          <table:table-cell table:formula="of:=AVERAGE([.I76:.I83])" office:value-type="float" office:value="4.125" calcext:value-type="float">
            <text:p>4.125</text:p>
          </table:table-cell>
          <table:table-cell table:formula="of:=AVERAGE([.J76:.J83])" office:value-type="float" office:value="11.125" calcext:value-type="float">
            <text:p>11.125</text:p>
          </table:table-cell>
          <table:table-cell office:value-type="float" office:value="17.5875" calcext:value-type="float">
            <text:p>17.5875</text:p>
          </table:table-cell>
          <table:table-cell office:value-type="float" office:value="17.60375" calcext:value-type="float">
            <text:p>17.60375</text:p>
          </table:table-cell>
          <table:table-cell table:formula="of:=AVERAGE([.N76:.N83])" office:value-type="float" office:value="17.7346875" calcext:value-type="float">
            <text:p>17.7346875</text:p>
          </table:table-cell>
          <table:table-cell table:formula="of:=AVERAGE([.O76:.O83])" office:value-type="float" office:value="16.3950625" calcext:value-type="float">
            <text:p>16.3950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B77:.B84])" office:value-type="float" office:value="21.125" calcext:value-type="float">
            <text:p>21.125</text:p>
          </table:table-cell>
          <table:table-cell table:formula="of:=AVERAGE([.C77:.C84])" office:value-type="float" office:value="1.75" calcext:value-type="float">
            <text:p>1.75</text:p>
          </table:table-cell>
          <table:table-cell table:formula="of:=AVERAGE([.D77:.D84])" office:value-type="float" office:value="17.125" calcext:value-type="float">
            <text:p>17.1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AVERAGE([.H77:.H84])" office:value-type="float" office:value="24.25" calcext:value-type="float">
            <text:p>24.25</text:p>
          </table:table-cell>
          <table:table-cell table:formula="of:=AVERAGE([.I77:.I84])" office:value-type="float" office:value="4.375" calcext:value-type="float">
            <text:p>4.375</text:p>
          </table:table-cell>
          <table:table-cell table:formula="of:=AVERAGE([.J77:.J84])" office:value-type="float" office:value="11.375" calcext:value-type="float">
            <text:p>11.375</text:p>
          </table:table-cell>
          <table:table-cell office:value-type="float" office:value="17.56225" calcext:value-type="float">
            <text:p>17.56225</text:p>
          </table:table-cell>
          <table:table-cell office:value-type="float" office:value="13.99725" calcext:value-type="float">
            <text:p>13.99725</text:p>
          </table:table-cell>
          <table:table-cell table:formula="of:=AVERAGE([.N77:.N84])" office:value-type="float" office:value="17.5991875" calcext:value-type="float">
            <text:p>17.5991875</text:p>
          </table:table-cell>
          <table:table-cell table:formula="of:=AVERAGE([.O77:.O84])" office:value-type="float" office:value="16.35246875" calcext:value-type="float">
            <text:p>16.35246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AVERAGE([.B78:.B85])" office:value-type="float" office:value="20.875" calcext:value-type="float">
            <text:p>20.875</text:p>
          </table:table-cell>
          <table:table-cell table:formula="of:=AVERAGE([.C78:.C85])" office:value-type="float" office:value="1.875" calcext:value-type="float">
            <text:p>1.875</text:p>
          </table:table-cell>
          <table:table-cell table:formula="of:=AVERAGE([.D78:.D85])" office:value-type="float" office:value="17.25" calcext:value-type="float">
            <text:p>17.2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H78:.H85])" office:value-type="float" office:value="24.5" calcext:value-type="float">
            <text:p>24.5</text:p>
          </table:table-cell>
          <table:table-cell table:formula="of:=AVERAGE([.I78:.I85])" office:value-type="float" office:value="4.625" calcext:value-type="float">
            <text:p>4.625</text:p>
          </table:table-cell>
          <table:table-cell table:formula="of:=AVERAGE([.J78:.J85])" office:value-type="float" office:value="10.875" calcext:value-type="float">
            <text:p>10.875</text:p>
          </table:table-cell>
          <table:table-cell office:value-type="float" office:value="17.30475" calcext:value-type="float">
            <text:p>17.30475</text:p>
          </table:table-cell>
          <table:table-cell office:value-type="float" office:value="17.697" calcext:value-type="float">
            <text:p>17.697</text:p>
          </table:table-cell>
          <table:table-cell table:formula="of:=AVERAGE([.N78:.N85])" office:value-type="float" office:value="17.36259375" calcext:value-type="float">
            <text:p>17.36259375</text:p>
          </table:table-cell>
          <table:table-cell table:formula="of:=AVERAGE([.O78:.O85])" office:value-type="float" office:value="16.36746875" calcext:value-type="float">
            <text:p>16.36746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B79:.B86])" office:value-type="float" office:value="20.75" calcext:value-type="float">
            <text:p>20.75</text:p>
          </table:table-cell>
          <table:table-cell table:formula="of:=AVERAGE([.C79:.C86])" office:value-type="float" office:value="1.875" calcext:value-type="float">
            <text:p>1.875</text:p>
          </table:table-cell>
          <table:table-cell table:formula="of:=AVERAGE([.D79:.D86])" office:value-type="float" office:value="17.375" calcext:value-type="float">
            <text:p>17.37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AVERAGE([.H79:.H86])" office:value-type="float" office:value="24.25" calcext:value-type="float">
            <text:p>24.25</text:p>
          </table:table-cell>
          <table:table-cell table:formula="of:=AVERAGE([.I79:.I86])" office:value-type="float" office:value="4.375" calcext:value-type="float">
            <text:p>4.375</text:p>
          </table:table-cell>
          <table:table-cell table:formula="of:=AVERAGE([.J79:.J86])" office:value-type="float" office:value="11.375" calcext:value-type="float">
            <text:p>11.375</text:p>
          </table:table-cell>
          <table:table-cell office:value-type="float" office:value="15.65225" calcext:value-type="float">
            <text:p>15.65225</text:p>
          </table:table-cell>
          <table:table-cell office:value-type="float" office:value="15.56625" calcext:value-type="float">
            <text:p>15.56625</text:p>
          </table:table-cell>
          <table:table-cell table:formula="of:=AVERAGE([.N79:.N86])" office:value-type="float" office:value="17.38565625" calcext:value-type="float">
            <text:p>17.38565625</text:p>
          </table:table-cell>
          <table:table-cell table:formula="of:=AVERAGE([.O79:.O86])" office:value-type="float" office:value="16.2148125" calcext:value-type="float">
            <text:p>16.2148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VERAGE([.B80:.B87])" office:value-type="float" office:value="20.875" calcext:value-type="float">
            <text:p>20.875</text:p>
          </table:table-cell>
          <table:table-cell table:formula="of:=AVERAGE([.C80:.C87])" office:value-type="float" office:value="2" calcext:value-type="float">
            <text:p>2</text:p>
          </table:table-cell>
          <table:table-cell table:formula="of:=AVERAGE([.D80:.D87])" office:value-type="float" office:value="17.125" calcext:value-type="float">
            <text:p>17.1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AVERAGE([.H80:.H87])" office:value-type="float" office:value="23.625" calcext:value-type="float">
            <text:p>23.625</text:p>
          </table:table-cell>
          <table:table-cell table:formula="of:=AVERAGE([.I80:.I87])" office:value-type="float" office:value="4.625" calcext:value-type="float">
            <text:p>4.625</text:p>
          </table:table-cell>
          <table:table-cell table:formula="of:=AVERAGE([.J80:.J87])" office:value-type="float" office:value="11.75" calcext:value-type="float">
            <text:p>11.75</text:p>
          </table:table-cell>
          <table:table-cell office:value-type="float" office:value="18.11925" calcext:value-type="float">
            <text:p>18.11925</text:p>
          </table:table-cell>
          <table:table-cell office:value-type="float" office:value="17.3475" calcext:value-type="float">
            <text:p>17.3475</text:p>
          </table:table-cell>
          <table:table-cell table:formula="of:=AVERAGE([.N80:.N87])" office:value-type="float" office:value="17.34975" calcext:value-type="float">
            <text:p>17.34975</text:p>
          </table:table-cell>
          <table:table-cell table:formula="of:=AVERAGE([.O80:.O87])" office:value-type="float" office:value="16.052" calcext:value-type="float">
            <text:p>16.0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AVERAGE([.B81:.B88])" office:value-type="float" office:value="20.875" calcext:value-type="float">
            <text:p>20.875</text:p>
          </table:table-cell>
          <table:table-cell table:formula="of:=AVERAGE([.C81:.C88])" office:value-type="float" office:value="2.25" calcext:value-type="float">
            <text:p>2.25</text:p>
          </table:table-cell>
          <table:table-cell table:formula="of:=AVERAGE([.D81:.D88])" office:value-type="float" office:value="16.875" calcext:value-type="float">
            <text:p>16.87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H81:.H88])" office:value-type="float" office:value="23.625" calcext:value-type="float">
            <text:p>23.625</text:p>
          </table:table-cell>
          <table:table-cell table:formula="of:=AVERAGE([.I81:.I88])" office:value-type="float" office:value="5" calcext:value-type="float">
            <text:p>5</text:p>
          </table:table-cell>
          <table:table-cell table:formula="of:=AVERAGE([.J81:.J88])" office:value-type="float" office:value="11.375" calcext:value-type="float">
            <text:p>11.375</text:p>
          </table:table-cell>
          <table:table-cell office:value-type="float" office:value="17.8985" calcext:value-type="float">
            <text:p>17.8985</text:p>
          </table:table-cell>
          <table:table-cell office:value-type="float" office:value="14.7525" calcext:value-type="float">
            <text:p>14.7525</text:p>
          </table:table-cell>
          <table:table-cell table:formula="of:=AVERAGE([.N81:.N88])" office:value-type="float" office:value="17.5235625" calcext:value-type="float">
            <text:p>17.5235625</text:p>
          </table:table-cell>
          <table:table-cell table:formula="of:=AVERAGE([.O81:.O88])" office:value-type="float" office:value="16.06146875" calcext:value-type="float">
            <text:p>16.0614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AVERAGE([.B82:.B89])" office:value-type="float" office:value="20.375" calcext:value-type="float">
            <text:p>20.375</text:p>
          </table:table-cell>
          <table:table-cell table:formula="of:=AVERAGE([.C82:.C89])" office:value-type="float" office:value="2.625" calcext:value-type="float">
            <text:p>2.625</text:p>
          </table:table-cell>
          <table:table-cell table:formula="of:=AVERAGE([.D82:.D89])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AVERAGE([.H82:.H89])" office:value-type="float" office:value="23.875" calcext:value-type="float">
            <text:p>23.875</text:p>
          </table:table-cell>
          <table:table-cell table:formula="of:=AVERAGE([.I82:.I89])" office:value-type="float" office:value="4.25" calcext:value-type="float">
            <text:p>4.25</text:p>
          </table:table-cell>
          <table:table-cell table:formula="of:=AVERAGE([.J82:.J89])" office:value-type="float" office:value="11.875" calcext:value-type="float">
            <text:p>11.875</text:p>
          </table:table-cell>
          <table:table-cell office:value-type="float" office:value="16.75725" calcext:value-type="float">
            <text:p>16.75725</text:p>
          </table:table-cell>
          <table:table-cell office:value-type="float" office:value="16.625" calcext:value-type="float">
            <text:p>16.625</text:p>
          </table:table-cell>
          <table:table-cell table:formula="of:=AVERAGE([.N82:.N89])" office:value-type="float" office:value="17.64934375" calcext:value-type="float">
            <text:p>17.64934375</text:p>
          </table:table-cell>
          <table:table-cell table:formula="of:=AVERAGE([.O82:.O89])" office:value-type="float" office:value="15.51575" calcext:value-type="float">
            <text:p>15.515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VERAGE([.B83:.B90])" office:value-type="float" office:value="20.75" calcext:value-type="float">
            <text:p>20.75</text:p>
          </table:table-cell>
          <table:table-cell table:formula="of:=AVERAGE([.C83:.C90])" office:value-type="float" office:value="2.125" calcext:value-type="float">
            <text:p>2.125</text:p>
          </table:table-cell>
          <table:table-cell table:formula="of:=AVERAGE([.D83:.D90])" office:value-type="float" office:value="17.125" calcext:value-type="float">
            <text:p>17.1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AVERAGE([.H83:.H90])" office:value-type="float" office:value="23.25" calcext:value-type="float">
            <text:p>23.25</text:p>
          </table:table-cell>
          <table:table-cell table:formula="of:=AVERAGE([.I83:.I90])" office:value-type="float" office:value="4.875" calcext:value-type="float">
            <text:p>4.875</text:p>
          </table:table-cell>
          <table:table-cell table:formula="of:=AVERAGE([.J83:.J90])" office:value-type="float" office:value="11.875" calcext:value-type="float">
            <text:p>11.875</text:p>
          </table:table-cell>
          <table:table-cell office:value-type="float" office:value="18.2035" calcext:value-type="float">
            <text:p>18.2035</text:p>
          </table:table-cell>
          <table:table-cell office:value-type="float" office:value="16.12925" calcext:value-type="float">
            <text:p>16.12925</text:p>
          </table:table-cell>
          <table:table-cell table:formula="of:=AVERAGE([.N83:.N90])" office:value-type="float" office:value="18.0716875" calcext:value-type="float">
            <text:p>18.0716875</text:p>
          </table:table-cell>
          <table:table-cell table:formula="of:=AVERAGE([.O83:.O90])" office:value-type="float" office:value="15.42925" calcext:value-type="float">
            <text:p>15.429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AVERAGE([.B84:.B91])" office:value-type="float" office:value="20.375" calcext:value-type="float">
            <text:p>20.375</text:p>
          </table:table-cell>
          <table:table-cell table:formula="of:=AVERAGE([.C84:.C91])" office:value-type="float" office:value="2.875" calcext:value-type="float">
            <text:p>2.875</text:p>
          </table:table-cell>
          <table:table-cell table:formula="of:=AVERAGE([.D84:.D91])" office:value-type="float" office:value="16.75" calcext:value-type="float">
            <text:p>16.7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VERAGE([.H84:.H91])" office:value-type="float" office:value="22.875" calcext:value-type="float">
            <text:p>22.875</text:p>
          </table:table-cell>
          <table:table-cell table:formula="of:=AVERAGE([.I84:.I91])" office:value-type="float" office:value="4.5" calcext:value-type="float">
            <text:p>4.5</text:p>
          </table:table-cell>
          <table:table-cell table:formula="of:=AVERAGE([.J84:.J91])" office:value-type="float" office:value="12.625" calcext:value-type="float">
            <text:p>12.625</text:p>
          </table:table-cell>
          <table:table-cell office:value-type="float" office:value="17.30025" calcext:value-type="float">
            <text:p>17.30025</text:p>
          </table:table-cell>
          <table:table-cell office:value-type="float" office:value="16.30125" calcext:value-type="float">
            <text:p>16.30125</text:p>
          </table:table-cell>
          <table:table-cell table:formula="of:=AVERAGE([.N84:.N91])" office:value-type="float" office:value="18.0561875" calcext:value-type="float">
            <text:p>18.0561875</text:p>
          </table:table-cell>
          <table:table-cell table:formula="of:=AVERAGE([.O84:.O91])" office:value-type="float" office:value="15.0363125" calcext:value-type="float">
            <text:p>15.03631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AVERAGE([.B85:.B92])" office:value-type="float" office:value="20.875" calcext:value-type="float">
            <text:p>20.875</text:p>
          </table:table-cell>
          <table:table-cell table:formula="of:=AVERAGE([.C85:.C92])" office:value-type="float" office:value="3" calcext:value-type="float">
            <text:p>3</text:p>
          </table:table-cell>
          <table:table-cell table:formula="of:=AVERAGE([.D85:.D92])" office:value-type="float" office:value="16.125" calcext:value-type="float">
            <text:p>16.1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AVERAGE([.H85:.H92])" office:value-type="float" office:value="23.375" calcext:value-type="float">
            <text:p>23.375</text:p>
          </table:table-cell>
          <table:table-cell table:formula="of:=AVERAGE([.I85:.I92])" office:value-type="float" office:value="4.375" calcext:value-type="float">
            <text:p>4.375</text:p>
          </table:table-cell>
          <table:table-cell table:formula="of:=AVERAGE([.J85:.J92])" office:value-type="float" office:value="12.25" calcext:value-type="float">
            <text:p>12.25</text:p>
          </table:table-cell>
          <table:table-cell office:value-type="float" office:value="18.95275" calcext:value-type="float">
            <text:p>18.95275</text:p>
          </table:table-cell>
          <table:table-cell office:value-type="float" office:value="14.073" calcext:value-type="float">
            <text:p>14.073</text:p>
          </table:table-cell>
          <table:table-cell table:formula="of:=AVERAGE([.N85:.N92])" office:value-type="float" office:value="18.25678125" calcext:value-type="float">
            <text:p>18.25678125</text:p>
          </table:table-cell>
          <table:table-cell table:formula="of:=AVERAGE([.O85:.O92])" office:value-type="float" office:value="14.99346875" calcext:value-type="float">
            <text:p>14.99346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AVERAGE([.B86:.B93])" office:value-type="float" office:value="20" calcext:value-type="float">
            <text:p>20</text:p>
          </table:table-cell>
          <table:table-cell table:formula="of:=AVERAGE([.C86:.C93])" office:value-type="float" office:value="3" calcext:value-type="float">
            <text:p>3</text:p>
          </table:table-cell>
          <table:table-cell table:formula="of:=AVERAGE([.D86:.D93])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H86:.H93])" office:value-type="float" office:value="23.625" calcext:value-type="float">
            <text:p>23.625</text:p>
          </table:table-cell>
          <table:table-cell table:formula="of:=AVERAGE([.I86:.I93])" office:value-type="float" office:value="4.5" calcext:value-type="float">
            <text:p>4.5</text:p>
          </table:table-cell>
          <table:table-cell table:formula="of:=AVERAGE([.J86:.J93])" office:value-type="float" office:value="11.875" calcext:value-type="float">
            <text:p>11.875</text:p>
          </table:table-cell>
          <table:table-cell office:value-type="float" office:value="18.311" calcext:value-type="float">
            <text:p>18.311</text:p>
          </table:table-cell>
          <table:table-cell office:value-type="float" office:value="13.33125" calcext:value-type="float">
            <text:p>13.33125</text:p>
          </table:table-cell>
          <table:table-cell table:formula="of:=AVERAGE([.N86:.N93])" office:value-type="float" office:value="18.553375" calcext:value-type="float">
            <text:p>18.553375</text:p>
          </table:table-cell>
          <table:table-cell table:formula="of:=AVERAGE([.O86:.O93])" office:value-type="float" office:value="14.81646875" calcext:value-type="float">
            <text:p>14.81646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AVERAGE([.B87:.B94])" office:value-type="float" office:value="20.125" calcext:value-type="float">
            <text:p>20.125</text:p>
          </table:table-cell>
          <table:table-cell table:formula="of:=AVERAGE([.C87:.C94])" office:value-type="float" office:value="3" calcext:value-type="float">
            <text:p>3</text:p>
          </table:table-cell>
          <table:table-cell table:formula="of:=AVERAGE([.D87:.D94])" office:value-type="float" office:value="16.875" calcext:value-type="float">
            <text:p>16.8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VERAGE([.H87:.H94])" office:value-type="float" office:value="23.625" calcext:value-type="float">
            <text:p>23.625</text:p>
          </table:table-cell>
          <table:table-cell table:formula="of:=AVERAGE([.I87:.I94])" office:value-type="float" office:value="4.875" calcext:value-type="float">
            <text:p>4.875</text:p>
          </table:table-cell>
          <table:table-cell table:formula="of:=AVERAGE([.J87:.J94])" office:value-type="float" office:value="11.5" calcext:value-type="float">
            <text:p>11.5</text:p>
          </table:table-cell>
          <table:table-cell office:value-type="float" office:value="19.031" calcext:value-type="float">
            <text:p>19.031</text:p>
          </table:table-cell>
          <table:table-cell office:value-type="float" office:value="14.87425" calcext:value-type="float">
            <text:p>14.87425</text:p>
          </table:table-cell>
          <table:table-cell table:formula="of:=AVERAGE([.N87:.N94])" office:value-type="float" office:value="18.5545" calcext:value-type="float">
            <text:p>18.5545</text:p>
          </table:table-cell>
          <table:table-cell table:formula="of:=AVERAGE([.O87:.O94])" office:value-type="float" office:value="14.70653125" calcext:value-type="float">
            <text:p>14.70653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AVERAGE([.B88:.B95])" office:value-type="float" office:value="19" calcext:value-type="float">
            <text:p>19</text:p>
          </table:table-cell>
          <table:table-cell table:formula="of:=AVERAGE([.C88:.C95])" office:value-type="float" office:value="3.25" calcext:value-type="float">
            <text:p>3.25</text:p>
          </table:table-cell>
          <table:table-cell table:formula="of:=AVERAGE([.D88:.D95])" office:value-type="float" office:value="17.75" calcext:value-type="float">
            <text:p>17.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VERAGE([.H88:.H95])" office:value-type="float" office:value="23.75" calcext:value-type="float">
            <text:p>23.75</text:p>
          </table:table-cell>
          <table:table-cell table:formula="of:=AVERAGE([.I88:.I95])" office:value-type="float" office:value="4.75" calcext:value-type="float">
            <text:p>4.75</text:p>
          </table:table-cell>
          <table:table-cell table:formula="of:=AVERAGE([.J88:.J95])" office:value-type="float" office:value="11.5" calcext:value-type="float">
            <text:p>11.5</text:p>
          </table:table-cell>
          <table:table-cell office:value-type="float" office:value="17.99525" calcext:value-type="float">
            <text:p>17.99525</text:p>
          </table:table-cell>
          <table:table-cell office:value-type="float" office:value="14.204" calcext:value-type="float">
            <text:p>14.204</text:p>
          </table:table-cell>
          <table:table-cell table:formula="of:=AVERAGE([.N88:.N95])" office:value-type="float" office:value="18.7745625" calcext:value-type="float">
            <text:p>18.7745625</text:p>
          </table:table-cell>
          <table:table-cell table:formula="of:=AVERAGE([.O88:.O95])" office:value-type="float" office:value="14.69140625" calcext:value-type="float">
            <text:p>14.69140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AVERAGE([.B89:.B96])" office:value-type="float" office:value="18.875" calcext:value-type="float">
            <text:p>18.875</text:p>
          </table:table-cell>
          <table:table-cell table:formula="of:=AVERAGE([.C89:.C96])" office:value-type="float" office:value="3.625" calcext:value-type="float">
            <text:p>3.625</text:p>
          </table:table-cell>
          <table:table-cell table:formula="of:=AVERAGE([.D89:.D96])"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AVERAGE([.H89:.H96])" office:value-type="float" office:value="23.125" calcext:value-type="float">
            <text:p>23.125</text:p>
          </table:table-cell>
          <table:table-cell table:formula="of:=AVERAGE([.I89:.I96])" office:value-type="float" office:value="4.75" calcext:value-type="float">
            <text:p>4.75</text:p>
          </table:table-cell>
          <table:table-cell table:formula="of:=AVERAGE([.J89:.J96])" office:value-type="float" office:value="12.125" calcext:value-type="float">
            <text:p>12.125</text:p>
          </table:table-cell>
          <table:table-cell office:value-type="float" office:value="19.50325" calcext:value-type="float">
            <text:p>19.50325</text:p>
          </table:table-cell>
          <table:table-cell office:value-type="float" office:value="14.40975" calcext:value-type="float">
            <text:p>14.40975</text:p>
          </table:table-cell>
          <table:table-cell table:formula="of:=AVERAGE([.N89:.N96])" office:value-type="float" office:value="18.6433125" calcext:value-type="float">
            <text:p>18.6433125</text:p>
          </table:table-cell>
          <table:table-cell table:formula="of:=AVERAGE([.O89:.O96])" office:value-type="float" office:value="14.75871875" calcext:value-type="float">
            <text:p>14.75871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AVERAGE([.B90:.B97])" office:value-type="float" office:value="19.5" calcext:value-type="float">
            <text:p>19.5</text:p>
          </table:table-cell>
          <table:table-cell table:formula="of:=AVERAGE([.C90:.C97])" office:value-type="float" office:value="3.25" calcext:value-type="float">
            <text:p>3.25</text:p>
          </table:table-cell>
          <table:table-cell table:formula="of:=AVERAGE([.D90:.D97])" office:value-type="float" office:value="17.25" calcext:value-type="float">
            <text:p>17.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AVERAGE([.H90:.H97])" office:value-type="float" office:value="22.25" calcext:value-type="float">
            <text:p>22.25</text:p>
          </table:table-cell>
          <table:table-cell table:formula="of:=AVERAGE([.I90:.I97])" office:value-type="float" office:value="5.375" calcext:value-type="float">
            <text:p>5.375</text:p>
          </table:table-cell>
          <table:table-cell table:formula="of:=AVERAGE([.J90:.J97])" office:value-type="float" office:value="12.375" calcext:value-type="float">
            <text:p>12.375</text:p>
          </table:table-cell>
          <table:table-cell office:value-type="float" office:value="19.13" calcext:value-type="float">
            <text:p>19.13</text:p>
          </table:table-cell>
          <table:table-cell office:value-type="float" office:value="15.209" calcext:value-type="float">
            <text:p>15.209</text:p>
          </table:table-cell>
          <table:table-cell table:formula="of:=AVERAGE([.N90:.N97])" office:value-type="float" office:value="18.60925" calcext:value-type="float">
            <text:p>18.60925</text:p>
          </table:table-cell>
          <table:table-cell table:formula="of:=AVERAGE([.O90:.O97])" office:value-type="float" office:value="15.15578125" calcext:value-type="float">
            <text:p>15.155781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AVERAGE([.B91:.B98])" office:value-type="float" office:value="18.625" calcext:value-type="float">
            <text:p>18.625</text:p>
          </table:table-cell>
          <table:table-cell table:formula="of:=AVERAGE([.C91:.C98])" office:value-type="float" office:value="3.25" calcext:value-type="float">
            <text:p>3.25</text:p>
          </table:table-cell>
          <table:table-cell table:formula="of:=AVERAGE([.D91:.D98])" office:value-type="float" office:value="18.125" calcext:value-type="float">
            <text:p>18.1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VERAGE([.H91:.H98])" office:value-type="float" office:value="22.75" calcext:value-type="float">
            <text:p>22.75</text:p>
          </table:table-cell>
          <table:table-cell table:formula="of:=AVERAGE([.I91:.I98])" office:value-type="float" office:value="4.375" calcext:value-type="float">
            <text:p>4.375</text:p>
          </table:table-cell>
          <table:table-cell table:formula="of:=AVERAGE([.J91:.J98])" office:value-type="float" office:value="12.875" calcext:value-type="float">
            <text:p>12.875</text:p>
          </table:table-cell>
          <table:table-cell office:value-type="float" office:value="18.2125" calcext:value-type="float">
            <text:p>18.2125</text:p>
          </table:table-cell>
          <table:table-cell office:value-type="float" office:value="15.24975" calcext:value-type="float">
            <text:p>15.24975</text:p>
          </table:table-cell>
          <table:table-cell table:formula="of:=AVERAGE([.N91:.N98])" office:value-type="float" office:value="18.6429375" calcext:value-type="float">
            <text:p>18.6429375</text:p>
          </table:table-cell>
          <table:table-cell table:formula="of:=AVERAGE([.O91:.O98])" office:value-type="float" office:value="14.92584375" calcext:value-type="float">
            <text:p>14.92584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AVERAGE([.B92:.B99])" office:value-type="float" office:value="18.75" calcext:value-type="float">
            <text:p>18.75</text:p>
          </table:table-cell>
          <table:table-cell table:formula="of:=AVERAGE([.C92:.C99])" office:value-type="float" office:value="2.5" calcext:value-type="float">
            <text:p>2.5</text:p>
          </table:table-cell>
          <table:table-cell table:formula="of:=AVERAGE([.D92:.D99])"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VERAGE([.H92:.H99])" office:value-type="float" office:value="22.375" calcext:value-type="float">
            <text:p>22.375</text:p>
          </table:table-cell>
          <table:table-cell table:formula="of:=AVERAGE([.I92:.I99])" office:value-type="float" office:value="5.375" calcext:value-type="float">
            <text:p>5.375</text:p>
          </table:table-cell>
          <table:table-cell table:formula="of:=AVERAGE([.J92:.J99])" office:value-type="float" office:value="12.25" calcext:value-type="float">
            <text:p>12.25</text:p>
          </table:table-cell>
          <table:table-cell office:value-type="float" office:value="19.06075" calcext:value-type="float">
            <text:p>19.06075</text:p>
          </table:table-cell>
          <table:table-cell office:value-type="float" office:value="16.18025" calcext:value-type="float">
            <text:p>16.18025</text:p>
          </table:table-cell>
          <table:table-cell table:formula="of:=AVERAGE([.N92:.N99])" office:value-type="float" office:value="18.72753125" calcext:value-type="float">
            <text:p>18.72753125</text:p>
          </table:table-cell>
          <table:table-cell table:formula="of:=AVERAGE([.O92:.O99])" office:value-type="float" office:value="15.13446875" calcext:value-type="float">
            <text:p>15.13446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AVERAGE([.B93:.B100])" office:value-type="float" office:value="18.75" calcext:value-type="float">
            <text:p>18.75</text:p>
          </table:table-cell>
          <table:table-cell table:formula="of:=AVERAGE([.C93:.C100])" office:value-type="float" office:value="2.5" calcext:value-type="float">
            <text:p>2.5</text:p>
          </table:table-cell>
          <table:table-cell table:formula="of:=AVERAGE([.D93:.D100])"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AVERAGE([.H93:.H100])" office:value-type="float" office:value="22.125" calcext:value-type="float">
            <text:p>22.125</text:p>
          </table:table-cell>
          <table:table-cell table:formula="of:=AVERAGE([.I93:.I100])" office:value-type="float" office:value="5.25" calcext:value-type="float">
            <text:p>5.25</text:p>
          </table:table-cell>
          <table:table-cell table:formula="of:=AVERAGE([.J93:.J100])" office:value-type="float" office:value="12.625" calcext:value-type="float">
            <text:p>12.625</text:p>
          </table:table-cell>
          <table:table-cell office:value-type="float" office:value="17.90275" calcext:value-type="float">
            <text:p>17.90275</text:p>
          </table:table-cell>
          <table:table-cell office:value-type="float" office:value="14.6115" calcext:value-type="float">
            <text:p>14.6115</text:p>
          </table:table-cell>
          <table:table-cell table:formula="of:=AVERAGE([.N93:.N100])" office:value-type="float" office:value="18.8084375" calcext:value-type="float">
            <text:p>18.8084375</text:p>
          </table:table-cell>
          <table:table-cell table:formula="of:=AVERAGE([.O93:.O100])" office:value-type="float" office:value="15.3570625" calcext:value-type="float">
            <text:p>15.35706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VERAGE([.B94:.B101])" office:value-type="float" office:value="19.25" calcext:value-type="float">
            <text:p>19.25</text:p>
          </table:table-cell>
          <table:table-cell table:formula="of:=AVERAGE([.C94:.C101])" office:value-type="float" office:value="2.5" calcext:value-type="float">
            <text:p>2.5</text:p>
          </table:table-cell>
          <table:table-cell table:formula="of:=AVERAGE([.D94:.D101])" office:value-type="float" office:value="18.25" calcext:value-type="float">
            <text:p>18.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AVERAGE([.H94:.H101])" office:value-type="float" office:value="21.625" calcext:value-type="float">
            <text:p>21.625</text:p>
          </table:table-cell>
          <table:table-cell table:formula="of:=AVERAGE([.I94:.I101])" office:value-type="float" office:value="4.625" calcext:value-type="float">
            <text:p>4.625</text:p>
          </table:table-cell>
          <table:table-cell table:formula="of:=AVERAGE([.J94:.J101])" office:value-type="float" office:value="13.75" calcext:value-type="float">
            <text:p>13.75</text:p>
          </table:table-cell>
          <table:table-cell office:value-type="float" office:value="18.0385" calcext:value-type="float">
            <text:p>18.0385</text:p>
          </table:table-cell>
          <table:table-cell office:value-type="float" office:value="16.50775" calcext:value-type="float">
            <text:p>16.50775</text:p>
          </table:table-cell>
          <table:table-cell table:formula="of:=AVERAGE([.N94:.N101])" office:value-type="float" office:value="18.844125" calcext:value-type="float">
            <text:p>18.844125</text:p>
          </table:table-cell>
          <table:table-cell table:formula="of:=AVERAGE([.O94:.O101])" office:value-type="float" office:value="15.3836875" calcext:value-type="float">
            <text:p>15.3836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9.3005" calcext:value-type="float">
            <text:p>19.3005</text:p>
          </table:table-cell>
          <table:table-cell office:value-type="float" office:value="13.03475" calcext:value-type="float">
            <text:p>13.0347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.672" calcext:value-type="float">
            <text:p>18.672</text:p>
          </table:table-cell>
          <table:table-cell office:value-type="float" office:value="15.873" calcext:value-type="float">
            <text:p>15.87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.1505" calcext:value-type="float">
            <text:p>20.1505</text:p>
          </table:table-cell>
          <table:table-cell office:value-type="float" office:value="16.1905" calcext:value-type="float">
            <text:p>16.19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9.4155" calcext:value-type="float">
            <text:p>19.4155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9.8975" calcext:value-type="float">
            <text:p>19.8975</text:p>
          </table:table-cell>
          <table:table-cell office:value-type="float" office:value="15.976" calcext:value-type="float">
            <text:p>15.9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0.36875" calcext:value-type="float">
            <text:p>20.36875</text:p>
          </table:table-cell>
          <table:table-cell office:value-type="float" office:value="13.59775" calcext:value-type="float">
            <text:p>13.597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0.40275" calcext:value-type="float">
            <text:p>20.40275</text:p>
          </table:table-cell>
          <table:table-cell office:value-type="float" office:value="13.717" calcext:value-type="float">
            <text:p>13.7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0.23625" calcext:value-type="float">
            <text:p>20.23625</text:p>
          </table:table-cell>
          <table:table-cell office:value-type="float" office:value="16.67875" calcext:value-type="float">
            <text:p>16.678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0.76325" calcext:value-type="float">
            <text:p>20.76325</text:p>
          </table:table-cell>
          <table:table-cell office:value-type="float" office:value="12.57975" calcext:value-type="float">
            <text:p>12.579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.715" calcext:value-type="float">
            <text:p>16.715</text:p>
          </table:table-cell>
          <table:table-cell office:value-type="float" office:value="17.4865" calcext:value-type="float">
            <text:p>17.486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6.557" calcext:value-type="float">
            <text:p>16.557</text:p>
          </table:table-cell>
          <table:table-cell office:value-type="float" office:value="15.29325" calcext:value-type="float">
            <text:p>15.2932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8.8045" calcext:value-type="float">
            <text:p>18.8045</text:p>
          </table:table-cell>
          <table:table-cell office:value-type="float" office:value="15.86675" calcext:value-type="float">
            <text:p>15.8667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8.97725" calcext:value-type="float">
            <text:p>18.97725</text:p>
          </table:table-cell>
          <table:table-cell office:value-type="float" office:value="15.655" calcext:value-type="float">
            <text:p>15.65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9.01125" calcext:value-type="float">
            <text:p>19.01125</text:p>
          </table:table-cell>
          <table:table-cell office:value-type="float" office:value="15.2435" calcext:value-type="float">
            <text:p>15.24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4:34:16.021000000</dc:date>
    <meta:editing-duration>PT6M34S</meta:editing-duration>
    <meta:editing-cycles>1</meta:editing-cycles>
    <meta:document-statistic meta:table-count="1" meta:cell-count="1699" meta:object-count="3"/>
    <meta:generator>LibreOffice/7.3.5.2$Windows_X86_64 LibreOffice_project/184fe81b8c8c30d8b5082578aee2fed2ea847c0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78cm" svg:height="9.006cm" xlink:href=".." xlink:type="simple" chart:class="chart:line" chart:style-name="ch1">
        <chart:title svg:x="14.102cm" svg:y="0.316cm" chart:style-name="ch2">
          <text:p>Player2</text:p>
        </chart:title>
        <chart:legend chart:legend-position="end" svg:x="27.529cm" svg:y="3.706cm" style:legend-expansion="high" chart:style-name="ch3"/>
        <chart:plot-area chart:style-name="ch4" table:cell-range-address="run_productive_400_GEN_2_min_max_progress.E4:run_productive_400_GEN_2_min_max_progress.G97" chart:data-source-has-labels="row" svg:x="0.597cm" svg:y="1.275cm" svg:width="26.335cm" svg:height="7.551cm">
          <chart:coordinate-region svg:x="1.218cm" svg:y="1.474cm" svg:width="25.714cm" svg:height="6.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un_productive_400_GEN_2_min_max_progress.E4:run_productive_400_GEN_2_min_max_progress.E97" loext:label-string="wins" chart:class="chart:line">
            <chart:data-point chart:repeated="94"/>
          </chart:series>
          <chart:series chart:style-name="ch8" chart:values-cell-range-address="run_productive_400_GEN_2_min_max_progress.F4:run_productive_400_GEN_2_min_max_progress.F97" loext:label-string="draws" chart:class="chart:line">
            <chart:data-point chart:repeated="94"/>
          </chart:series>
          <chart:series chart:style-name="ch9" chart:values-cell-range-address="run_productive_400_GEN_2_min_max_progress.G4:run_productive_400_GEN_2_min_max_progress.G97" loext:label-string="losses" chart:class="chart:line">
            <chart:data-point chart:repeated="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</table:table-cell>
              <table:table-cell office:value-type="string">
                <text:p>draws</text:p>
              </table:table-cell>
              <table:table-cell office:value-type="string">
                <text:p>los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run_productive_400_GEN_2_min_max_progress.E4:run_productive_400_GEN_2_min_max_progress.E97</svg:desc>
                </draw:g>
              </table:table-cell>
              <table:table-cell office:value-type="float" office:value="3">
                <text:p>3</text:p>
                <draw:g>
                  <svg:desc>run_productive_400_GEN_2_min_max_progress.F4:run_productive_400_GEN_2_min_max_progress.F97</svg:desc>
                </draw:g>
              </table:table-cell>
              <table:table-cell office:value-type="float" office:value="18">
                <text:p>18</text:p>
                <draw:g>
                  <svg:desc>run_productive_400_GEN_2_min_max_progress.G4:run_productive_400_GEN_2_min_max_progress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25">
                <text:p>19.625</text:p>
              </table:table-cell>
              <table:table-cell office:value-type="float" office:value="2.25">
                <text:p>2.25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625">
                <text:p>20.625</text:p>
              </table:table-cell>
              <table:table-cell office:value-type="float" office:value="1.75">
                <text:p>1.7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625">
                <text:p>20.625</text:p>
              </table:table-cell>
              <table:table-cell office:value-type="float" office:value="1.125">
                <text:p>1.12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5">
                <text:p>21.5</text:p>
              </table:table-cell>
              <table:table-cell office:value-type="float" office:value="1">
                <text:p>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5">
                <text:p>21.75</text:p>
              </table:table-cell>
              <table:table-cell office:value-type="float" office:value="0.875">
                <text:p>0.8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75">
                <text:p>21.875</text:p>
              </table:table-cell>
              <table:table-cell office:value-type="float" office:value="0.75">
                <text:p>0.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5">
                <text:p>22.25</text:p>
              </table:table-cell>
              <table:table-cell office:value-type="float" office:value="0.5">
                <text:p>0.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5">
                <text:p>21.75</text:p>
              </table:table-cell>
              <table:table-cell office:value-type="float" office:value="0.375">
                <text:p>0.375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5">
                <text:p>22.25</text:p>
              </table:table-cell>
              <table:table-cell office:value-type="float" office:value="0.25">
                <text:p>0.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625">
                <text:p>22.625</text:p>
              </table:table-cell>
              <table:table-cell office:value-type="float" office:value="0.25">
                <text:p>0.2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25">
                <text:p>23.25</text:p>
              </table:table-cell>
              <table:table-cell office:value-type="float" office:value="0.25">
                <text:p>0.2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25">
                <text:p>22.25</text:p>
              </table:table-cell>
              <table:table-cell office:value-type="float" office:value="0.125">
                <text:p>0.12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25">
                <text:p>22.25</text:p>
              </table:table-cell>
              <table:table-cell office:value-type="float" office:value="0.25">
                <text:p>0.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375">
                <text:p>22.375</text:p>
              </table:table-cell>
              <table:table-cell office:value-type="float" office:value="0.125">
                <text:p>0.1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75">
                <text:p>22.875</text:p>
              </table:table-cell>
              <table:table-cell office:value-type="float" office:value="0.125">
                <text:p>0.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25">
                <text:p>22.25</text:p>
              </table:table-cell>
              <table:table-cell office:value-type="float" office:value="0.25">
                <text:p>0.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">
                <text:p>22.5</text:p>
              </table:table-cell>
              <table:table-cell office:value-type="float" office:value="0.375">
                <text:p>0.37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125">
                <text:p>22.125</text:p>
              </table:table-cell>
              <table:table-cell office:value-type="float" office:value="0.375">
                <text:p>0.3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375">
                <text:p>22.375</text:p>
              </table:table-cell>
              <table:table-cell office:value-type="float" office:value="0.5">
                <text:p>0.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375">
                <text:p>22.375</text:p>
              </table:table-cell>
              <table:table-cell office:value-type="float" office:value="0.5">
                <text:p>0.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375">
                <text:p>0.37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0.375">
                <text:p>0.37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375">
                <text:p>23.375</text:p>
              </table:table-cell>
              <table:table-cell office:value-type="float" office:value="0.375">
                <text:p>0.37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375">
                <text:p>24.375</text:p>
              </table:table-cell>
              <table:table-cell office:value-type="float" office:value="0.25">
                <text:p>0.2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0.125">
                <text:p>0.12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625">
                <text:p>23.625</text:p>
              </table:table-cell>
              <table:table-cell office:value-type="float" office:value="0.125">
                <text:p>0.1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75">
                <text:p>22.875</text:p>
              </table:table-cell>
              <table:table-cell office:value-type="float" office:value="0.125">
                <text:p>0.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125">
                <text:p>23.125</text:p>
              </table:table-cell>
              <table:table-cell office:value-type="float" office:value="0.125">
                <text:p>0.12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5">
                <text:p>22.5</text:p>
              </table:table-cell>
              <table:table-cell office:value-type="float" office:value="0.125">
                <text:p>0.12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25">
                <text:p>22.25</text:p>
              </table:table-cell>
              <table:table-cell office:value-type="float" office:value="0.5">
                <text:p>0.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75">
                <text:p>22.875</text:p>
              </table:table-cell>
              <table:table-cell office:value-type="float" office:value="0.625">
                <text:p>0.62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875">
                <text:p>23.875</text:p>
              </table:table-cell>
              <table:table-cell office:value-type="float" office:value="0.75">
                <text:p>0.7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75">
                <text:p>23.75</text:p>
              </table:table-cell>
              <table:table-cell office:value-type="float" office:value="1">
                <text:p>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625">
                <text:p>22.625</text:p>
              </table:table-cell>
              <table:table-cell office:value-type="float" office:value="1.25">
                <text:p>1.2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375">
                <text:p>22.375</text:p>
              </table:table-cell>
              <table:table-cell office:value-type="float" office:value="1.25">
                <text:p>1.2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125">
                <text:p>22.125</text:p>
              </table:table-cell>
              <table:table-cell office:value-type="float" office:value="1.125">
                <text:p>1.12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875">
                <text:p>22.875</text:p>
              </table:table-cell>
              <table:table-cell office:value-type="float" office:value="0.875">
                <text:p>0.87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75">
                <text:p>22.75</text:p>
              </table:table-cell>
              <table:table-cell office:value-type="float" office:value="1.125">
                <text:p>1.12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25">
                <text:p>22.25</text:p>
              </table:table-cell>
              <table:table-cell office:value-type="float" office:value="1">
                <text:p>1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75">
                <text:p>0.7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0.875">
                <text:p>0.87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.25">
                <text:p>1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25">
                <text:p>22.25</text:p>
              </table:table-cell>
              <table:table-cell office:value-type="float" office:value="2.125">
                <text:p>2.12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625">
                <text:p>20.625</text:p>
              </table:table-cell>
              <table:table-cell office:value-type="float" office:value="3.5">
                <text:p>3.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5">
                <text:p>19.5</text:p>
              </table:table-cell>
              <table:table-cell office:value-type="float" office:value="4.25">
                <text:p>4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125">
                <text:p>18.125</text:p>
              </table:table-cell>
              <table:table-cell office:value-type="float" office:value="5.375">
                <text:p>5.3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25">
                <text:p>17.125</text:p>
              </table:table-cell>
              <table:table-cell office:value-type="float" office:value="6.375">
                <text:p>6.3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7.25">
                <text:p>7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75">
                <text:p>15.875</text:p>
              </table:table-cell>
              <table:table-cell office:value-type="float" office:value="7.5">
                <text:p>7.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25">
                <text:p>16.125</text:p>
              </table:table-cell>
              <table:table-cell office:value-type="float" office:value="7.125">
                <text:p>7.12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375">
                <text:p>16.375</text:p>
              </table:table-cell>
              <table:table-cell office:value-type="float" office:value="7.125">
                <text:p>7.12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75">
                <text:p>17.375</text:p>
              </table:table-cell>
              <table:table-cell office:value-type="float" office:value="6.375">
                <text:p>6.37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25">
                <text:p>17.625</text:p>
              </table:table-cell>
              <table:table-cell office:value-type="float" office:value="6.125">
                <text:p>6.1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625">
                <text:p>18.625</text:p>
              </table:table-cell>
              <table:table-cell office:value-type="float" office:value="5.375">
                <text:p>5.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75">
                <text:p>19.75</text:p>
              </table:table-cell>
              <table:table-cell office:value-type="float" office:value="4.75">
                <text:p>4.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875">
                <text:p>19.875</text:p>
              </table:table-cell>
              <table:table-cell office:value-type="float" office:value="4.5">
                <text:p>4.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375">
                <text:p>20.375</text:p>
              </table:table-cell>
              <table:table-cell office:value-type="float" office:value="4.5">
                <text:p>4.5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25">
                <text:p>21.25</text:p>
              </table:table-cell>
              <table:table-cell office:value-type="float" office:value="4.25">
                <text:p>4.2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125">
                <text:p>21.125</text:p>
              </table:table-cell>
              <table:table-cell office:value-type="float" office:value="3.75">
                <text:p>3.75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875">
                <text:p>20.875</text:p>
              </table:table-cell>
              <table:table-cell office:value-type="float" office:value="3.25">
                <text:p>3.2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375">
                <text:p>20.375</text:p>
              </table:table-cell>
              <table:table-cell office:value-type="float" office:value="3.125">
                <text:p>3.12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75">
                <text:p>20.75</text:p>
              </table:table-cell>
              <table:table-cell office:value-type="float" office:value="3">
                <text:p>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375">
                <text:p>21.375</text:p>
              </table:table-cell>
              <table:table-cell office:value-type="float" office:value="2.625">
                <text:p>2.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375">
                <text:p>21.375</text:p>
              </table:table-cell>
              <table:table-cell office:value-type="float" office:value="2">
                <text:p>2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75">
                <text:p>21.75</text:p>
              </table:table-cell>
              <table:table-cell office:value-type="float" office:value="1.5">
                <text:p>1.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75">
                <text:p>21.75</text:p>
              </table:table-cell>
              <table:table-cell office:value-type="float" office:value="1.625">
                <text:p>1.62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  <table:table-cell office:value-type="float" office:value="1.375">
                <text:p>1.37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1.375">
                <text:p>1.37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375">
                <text:p>23.375</text:p>
              </table:table-cell>
              <table:table-cell office:value-type="float" office:value="1">
                <text:p>1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125">
                <text:p>23.125</text:p>
              </table:table-cell>
              <table:table-cell office:value-type="float" office:value="0.625">
                <text:p>0.6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75">
                <text:p>22.375</text:p>
              </table:table-cell>
              <table:table-cell office:value-type="float" office:value="1.375">
                <text:p>1.37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625">
                <text:p>22.625</text:p>
              </table:table-cell>
              <table:table-cell office:value-type="float" office:value="1.5">
                <text:p>1.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125">
                <text:p>21.125</text:p>
              </table:table-cell>
              <table:table-cell office:value-type="float" office:value="1.75">
                <text:p>1.7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875">
                <text:p>20.875</text:p>
              </table:table-cell>
              <table:table-cell office:value-type="float" office:value="1.875">
                <text:p>1.87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75">
                <text:p>20.75</text:p>
              </table:table-cell>
              <table:table-cell office:value-type="float" office:value="1.875">
                <text:p>1.8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875">
                <text:p>20.875</text:p>
              </table:table-cell>
              <table:table-cell office:value-type="float" office:value="2">
                <text:p>2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875">
                <text:p>20.875</text:p>
              </table:table-cell>
              <table:table-cell office:value-type="float" office:value="2.25">
                <text:p>2.25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375">
                <text:p>20.375</text:p>
              </table:table-cell>
              <table:table-cell office:value-type="float" office:value="2.625">
                <text:p>2.6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5">
                <text:p>20.75</text:p>
              </table:table-cell>
              <table:table-cell office:value-type="float" office:value="2.125">
                <text:p>2.12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375">
                <text:p>20.375</text:p>
              </table:table-cell>
              <table:table-cell office:value-type="float" office:value="2.875">
                <text:p>2.87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875">
                <text:p>20.875</text:p>
              </table:table-cell>
              <table:table-cell office:value-type="float" office:value="3">
                <text:p>3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125">
                <text:p>20.125</text:p>
              </table:table-cell>
              <table:table-cell office:value-type="float" office:value="3">
                <text:p>3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3.25">
                <text:p>3.2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875">
                <text:p>18.875</text:p>
              </table:table-cell>
              <table:table-cell office:value-type="float" office:value="3.625">
                <text:p>3.6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5">
                <text:p>19.5</text:p>
              </table:table-cell>
              <table:table-cell office:value-type="float" office:value="3.25">
                <text:p>3.2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625">
                <text:p>18.625</text:p>
              </table:table-cell>
              <table:table-cell office:value-type="float" office:value="3.25">
                <text:p>3.25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75">
                <text:p>18.75</text:p>
              </table:table-cell>
              <table:table-cell office:value-type="float" office:value="2.5">
                <text:p>2.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75">
                <text:p>18.75</text:p>
              </table:table-cell>
              <table:table-cell office:value-type="float" office:value="2.5">
                <text:p>2.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25">
                <text:p>19.25</text:p>
              </table:table-cell>
              <table:table-cell office:value-type="float" office:value="2.5">
                <text:p>2.5</text:p>
              </table:table-cell>
              <table:table-cell office:value-type="float" office:value="18.25">
                <text:p>1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13cm" svg:height="9.005cm" xlink:href=".." xlink:type="simple" chart:class="chart:line" chart:style-name="ch1">
        <chart:title svg:x="14.069cm" svg:y="0.316cm" chart:style-name="ch2">
          <text:p>Player1</text:p>
        </chart:title>
        <chart:legend chart:legend-position="end" svg:x="27.464cm" svg:y="3.705cm" style:legend-expansion="high" chart:style-name="ch3"/>
        <chart:plot-area chart:style-name="ch4" table:cell-range-address="run_productive_400_GEN_2_min_max_progress.K4:run_productive_400_GEN_2_min_max_progress.M97" chart:data-source-has-labels="row" svg:x="0.596cm" svg:y="1.275cm" svg:width="26.272cm" svg:height="7.55cm">
          <chart:coordinate-region svg:x="1.217cm" svg:y="1.474cm" svg:width="25.651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un_productive_400_GEN_2_min_max_progress.K4:run_productive_400_GEN_2_min_max_progress.K97" loext:label-string="wins" chart:class="chart:line">
            <chart:data-point chart:repeated="94"/>
          </chart:series>
          <chart:series chart:style-name="ch8" chart:values-cell-range-address="run_productive_400_GEN_2_min_max_progress.L4:run_productive_400_GEN_2_min_max_progress.L97" loext:label-string="draws" chart:class="chart:line">
            <chart:data-point chart:repeated="94"/>
          </chart:series>
          <chart:series chart:style-name="ch9" chart:values-cell-range-address="run_productive_400_GEN_2_min_max_progress.M4:run_productive_400_GEN_2_min_max_progress.M97" loext:label-string="losses" chart:class="chart:line">
            <chart:data-point chart:repeated="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</table:table-cell>
              <table:table-cell office:value-type="string">
                <text:p>draws</text:p>
              </table:table-cell>
              <table:table-cell office:value-type="string">
                <text:p>los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5">
                <text:p>16.25</text:p>
                <draw:g>
                  <svg:desc>run_productive_400_GEN_2_min_max_progress.K4:run_productive_400_GEN_2_min_max_progress.K97</svg:desc>
                </draw:g>
              </table:table-cell>
              <table:table-cell office:value-type="float" office:value="2.125">
                <text:p>2.125</text:p>
                <draw:g>
                  <svg:desc>run_productive_400_GEN_2_min_max_progress.L4:run_productive_400_GEN_2_min_max_progress.L97</svg:desc>
                </draw:g>
              </table:table-cell>
              <table:table-cell office:value-type="float" office:value="21.625">
                <text:p>21.625</text:p>
                <draw:g>
                  <svg:desc>run_productive_400_GEN_2_min_max_progress.M4:run_productive_400_GEN_2_min_max_progress.M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625">
                <text:p>16.625</text:p>
              </table:table-cell>
              <table:table-cell office:value-type="float" office:value="1.375">
                <text:p>1.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75">
                <text:p>17.375</text:p>
              </table:table-cell>
              <table:table-cell office:value-type="float" office:value="1">
                <text:p>1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25">
                <text:p>17.125</text:p>
              </table:table-cell>
              <table:table-cell office:value-type="float" office:value="0.625">
                <text:p>0.62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25">
                <text:p>18.25</text:p>
              </table:table-cell>
              <table:table-cell office:value-type="float" office:value="0.5">
                <text:p>0.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875">
                <text:p>18.875</text:p>
              </table:table-cell>
              <table:table-cell office:value-type="float" office:value="0.5">
                <text:p>0.5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875">
                <text:p>18.875</text:p>
              </table:table-cell>
              <table:table-cell office:value-type="float" office:value="0.5">
                <text:p>0.5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75">
                <text:p>19.75</text:p>
              </table:table-cell>
              <table:table-cell office:value-type="float" office:value="0.625">
                <text:p>0.625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625">
                <text:p>18.625</text:p>
              </table:table-cell>
              <table:table-cell office:value-type="float" office:value="0.75">
                <text:p>0.75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375">
                <text:p>18.375</text:p>
              </table:table-cell>
              <table:table-cell office:value-type="float" office:value="0.75">
                <text:p>0.75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625">
                <text:p>18.625</text:p>
              </table:table-cell>
              <table:table-cell office:value-type="float" office:value="0.625">
                <text:p>0.62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875">
                <text:p>17.875</text:p>
              </table:table-cell>
              <table:table-cell office:value-type="float" office:value="0.625">
                <text:p>0.62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375">
                <text:p>16.375</text:p>
              </table:table-cell>
              <table:table-cell office:value-type="float" office:value="0.375">
                <text:p>0.37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125">
                <text:p>17.125</text:p>
              </table:table-cell>
              <table:table-cell office:value-type="float" office:value="0.375">
                <text:p>0.37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75">
                <text:p>16.75</text:p>
              </table:table-cell>
              <table:table-cell office:value-type="float" office:value="0.5">
                <text:p>0.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75">
                <text:p>17.375</text:p>
              </table:table-cell>
              <table:table-cell office:value-type="float" office:value="0.375">
                <text:p>0.37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375">
                <text:p>18.375</text:p>
              </table:table-cell>
              <table:table-cell office:value-type="float" office:value="0.25">
                <text:p>0.2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25">
                <text:p>18.25</text:p>
              </table:table-cell>
              <table:table-cell office:value-type="float" office:value="0.125">
                <text:p>0.125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5">
                <text:p>0.125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5">
                <text:p>19.5</text:p>
              </table:table-cell>
              <table:table-cell office:value-type="float" office:value="0.125">
                <text:p>0.125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">
                <text:p>19.5</text:p>
              </table:table-cell>
              <table:table-cell office:value-type="float" office:value="0.125">
                <text:p>0.125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">
                <text:p>16.5</text:p>
              </table:table-cell>
              <table:table-cell office:value-type="float" office:value="0.25">
                <text:p>0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75">
                <text:p>15.875</text:p>
              </table:table-cell>
              <table:table-cell office:value-type="float" office:value="0.25">
                <text:p>0.25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25">
                <text:p>15.25</text:p>
              </table:table-cell>
              <table:table-cell office:value-type="float" office:value="0.25">
                <text:p>0.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75">
                <text:p>14.875</text:p>
              </table:table-cell>
              <table:table-cell office:value-type="float" office:value="0.25">
                <text:p>0.25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24.625">
                <text:p>24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375">
                <text:p>14.375</text:p>
              </table:table-cell>
              <table:table-cell office:value-type="float" office:value="0.375">
                <text:p>0.37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0.375">
                <text:p>0.375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125">
                <text:p>17.125</text:p>
              </table:table-cell>
              <table:table-cell office:value-type="float" office:value="0.375">
                <text:p>0.37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75">
                <text:p>17.75</text:p>
              </table:table-cell>
              <table:table-cell office:value-type="float" office:value="0.375">
                <text:p>0.375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375">
                <text:p>18.375</text:p>
              </table:table-cell>
              <table:table-cell office:value-type="float" office:value="0.375">
                <text:p>0.37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5">
                <text:p>19.5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25">
                <text:p>20.25</text:p>
              </table:table-cell>
              <table:table-cell office:value-type="float" office:value="0.5">
                <text:p>0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375">
                <text:p>20.375</text:p>
              </table:table-cell>
              <table:table-cell office:value-type="float" office:value="0.375">
                <text:p>0.37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75">
                <text:p>20.875</text:p>
              </table:table-cell>
              <table:table-cell office:value-type="float" office:value="0.375">
                <text:p>0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25">
                <text:p>20.25</text:p>
              </table:table-cell>
              <table:table-cell office:value-type="float" office:value="0.625">
                <text:p>0.625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625">
                <text:p>19.625</text:p>
              </table:table-cell>
              <table:table-cell office:value-type="float" office:value="0.75">
                <text:p>0.75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125">
                <text:p>19.125</text:p>
              </table:table-cell>
              <table:table-cell office:value-type="float" office:value="0.625">
                <text:p>0.62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875">
                <text:p>19.875</text:p>
              </table:table-cell>
              <table:table-cell office:value-type="float" office:value="1">
                <text:p>1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125">
                <text:p>19.125</text:p>
              </table:table-cell>
              <table:table-cell office:value-type="float" office:value="1">
                <text:p>1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625">
                <text:p>17.625</text:p>
              </table:table-cell>
              <table:table-cell office:value-type="float" office:value="1.125">
                <text:p>1.1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.125">
                <text:p>1.125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25">
                <text:p>16.125</text:p>
              </table:table-cell>
              <table:table-cell office:value-type="float" office:value="0.875">
                <text:p>0.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75">
                <text:p>16.75</text:p>
              </table:table-cell>
              <table:table-cell office:value-type="float" office:value="1">
                <text:p>1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.125">
                <text:p>1.125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875">
                <text:p>16.875</text:p>
              </table:table-cell>
              <table:table-cell office:value-type="float" office:value="1.75">
                <text:p>1.7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625">
                <text:p>17.625</text:p>
              </table:table-cell>
              <table:table-cell office:value-type="float" office:value="1.875">
                <text:p>1.87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25">
                <text:p>20.25</text:p>
              </table:table-cell>
              <table:table-cell office:value-type="float" office:value="2.375">
                <text:p>2.3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75">
                <text:p>20.75</text:p>
              </table:table-cell>
              <table:table-cell office:value-type="float" office:value="3.125">
                <text:p>3.12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375">
                <text:p>22.375</text:p>
              </table:table-cell>
              <table:table-cell office:value-type="float" office:value="3.25">
                <text:p>3.25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375">
                <text:p>22.375</text:p>
              </table:table-cell>
              <table:table-cell office:value-type="float" office:value="3.75">
                <text:p>3.75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375">
                <text:p>22.375</text:p>
              </table:table-cell>
              <table:table-cell office:value-type="float" office:value="3.875">
                <text:p>3.8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125">
                <text:p>24.125</text:p>
              </table:table-cell>
              <table:table-cell office:value-type="float" office:value="2.875">
                <text:p>2.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5">
                <text:p>24.5</text:p>
              </table:table-cell>
              <table:table-cell office:value-type="float" office:value="3.25">
                <text:p>3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375">
                <text:p>24.375</text:p>
              </table:table-cell>
              <table:table-cell office:value-type="float" office:value="3.375">
                <text:p>3.3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375">
                <text:p>25.375</text:p>
              </table:table-cell>
              <table:table-cell office:value-type="float" office:value="3.5">
                <text:p>3.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625">
                <text:p>26.625</text:p>
              </table:table-cell>
              <table:table-cell office:value-type="float" office:value="2.75">
                <text:p>2.7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25">
                <text:p>26.25</text:p>
              </table:table-cell>
              <table:table-cell office:value-type="float" office:value="2.875">
                <text:p>2.87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375">
                <text:p>26.375</text:p>
              </table:table-cell>
              <table:table-cell office:value-type="float" office:value="2.375">
                <text:p>2.3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875">
                <text:p>26.875</text:p>
              </table:table-cell>
              <table:table-cell office:value-type="float" office:value="2.5">
                <text:p>2.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75">
                <text:p>26.75</text:p>
              </table:table-cell>
              <table:table-cell office:value-type="float" office:value="3.25">
                <text:p>3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875">
                <text:p>26.875</text:p>
              </table:table-cell>
              <table:table-cell office:value-type="float" office:value="2.875">
                <text:p>2.87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375">
                <text:p>26.375</text:p>
              </table:table-cell>
              <table:table-cell office:value-type="float" office:value="2.75">
                <text:p>2.7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25">
                <text:p>25.25</text:p>
              </table:table-cell>
              <table:table-cell office:value-type="float" office:value="2.75">
                <text:p>2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3.125">
                <text:p>3.12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625">
                <text:p>25.625</text:p>
              </table:table-cell>
              <table:table-cell office:value-type="float" office:value="3.375">
                <text:p>3.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875">
                <text:p>25.875</text:p>
              </table:table-cell>
              <table:table-cell office:value-type="float" office:value="3.375">
                <text:p>3.3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5">
                <text:p>25.5</text:p>
              </table:table-cell>
              <table:table-cell office:value-type="float" office:value="4">
                <text:p>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125">
                <text:p>25.125</text:p>
              </table:table-cell>
              <table:table-cell office:value-type="float" office:value="3.875">
                <text:p>3.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75">
                <text:p>24.7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25">
                <text:p>24.2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5">
                <text:p>24.5</text:p>
              </table:table-cell>
              <table:table-cell office:value-type="float" office:value="4.625">
                <text:p>4.62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25">
                <text:p>24.2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625">
                <text:p>23.625</text:p>
              </table:table-cell>
              <table:table-cell office:value-type="float" office:value="4.625">
                <text:p>4.62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625">
                <text:p>23.625</text:p>
              </table:table-cell>
              <table:table-cell office:value-type="float" office:value="5">
                <text:p>5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875">
                <text:p>23.875</text:p>
              </table:table-cell>
              <table:table-cell office:value-type="float" office:value="4.25">
                <text:p>4.2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25">
                <text:p>23.2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875">
                <text:p>22.875</text:p>
              </table:table-cell>
              <table:table-cell office:value-type="float" office:value="4.5">
                <text:p>4.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375">
                <text:p>23.375</text:p>
              </table:table-cell>
              <table:table-cell office:value-type="float" office:value="4.375">
                <text:p>4.3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625">
                <text:p>23.625</text:p>
              </table:table-cell>
              <table:table-cell office:value-type="float" office:value="4.5">
                <text:p>4.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625">
                <text:p>23.625</text:p>
              </table:table-cell>
              <table:table-cell office:value-type="float" office:value="4.875">
                <text:p>4.8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75">
                <text:p>23.75</text:p>
              </table:table-cell>
              <table:table-cell office:value-type="float" office:value="4.75">
                <text:p>4.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125">
                <text:p>23.125</text:p>
              </table:table-cell>
              <table:table-cell office:value-type="float" office:value="4.75">
                <text:p>4.7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75">
                <text:p>22.75</text:p>
              </table:table-cell>
              <table:table-cell office:value-type="float" office:value="4.375">
                <text:p>4.3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375">
                <text:p>22.375</text:p>
              </table:table-cell>
              <table:table-cell office:value-type="float" office:value="5.375">
                <text:p>5.3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125">
                <text:p>22.125</text:p>
              </table:table-cell>
              <table:table-cell office:value-type="float" office:value="5.25">
                <text:p>5.2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625">
                <text:p>21.625</text:p>
              </table:table-cell>
              <table:table-cell office:value-type="float" office:value="4.625">
                <text:p>4.625</text:p>
              </table:table-cell>
              <table:table-cell office:value-type="float" office:value="13.75">
                <text:p>13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61cm" svg:height="9.005cm" xlink:href=".." xlink:type="simple" chart:class="chart:line" chart:style-name="ch1">
        <chart:title svg:x="14.019cm" svg:y="0.316cm" chart:style-name="ch2">
          <text:p>Fitness</text:p>
        </chart:title>
        <chart:legend chart:legend-position="end" svg:x="27.206cm" svg:y="3.954cm" style:legend-expansion="high" chart:style-name="ch3"/>
        <chart:plot-area chart:style-name="ch4" table:cell-range-address="run_productive_400_GEN_2_min_max_progress.P4:run_productive_400_GEN_2_min_max_progress.Q97" chart:data-source-has-labels="row" svg:x="0.593cm" svg:y="1.275cm" svg:width="26.02cm" svg:height="7.55cm">
          <chart:coordinate-region svg:x="1.214cm" svg:y="1.474cm" svg:width="25.399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un_productive_400_GEN_2_min_max_progress.P4:run_productive_400_GEN_2_min_max_progress.P97" loext:label-string="player1" chart:class="chart:line">
            <chart:data-point chart:repeated="94"/>
          </chart:series>
          <chart:series chart:style-name="ch8" chart:values-cell-range-address="run_productive_400_GEN_2_min_max_progress.Q4:run_productive_400_GEN_2_min_max_progress.Q97" loext:label-string="player2" chart:class="chart:line"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1</text:p>
              </table:table-cell>
              <table:table-cell office:value-type="string">
                <text:p>player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04609375">
                <text:p>16.04609375</text:p>
                <draw:g>
                  <svg:desc>run_productive_400_GEN_2_min_max_progress.P4:run_productive_400_GEN_2_min_max_progress.P97</svg:desc>
                </draw:g>
              </table:table-cell>
              <table:table-cell office:value-type="float" office:value="16.9159375">
                <text:p>16.9159375</text:p>
                <draw:g>
                  <svg:desc>run_productive_400_GEN_2_min_max_progress.Q4:run_productive_400_GEN_2_min_max_progress.Q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328">
                <text:p>16.328</text:p>
              </table:table-cell>
              <table:table-cell office:value-type="float" office:value="17.5859375">
                <text:p>17.5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436875">
                <text:p>16.6436875</text:p>
              </table:table-cell>
              <table:table-cell office:value-type="float" office:value="17.92865625">
                <text:p>17.928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56875">
                <text:p>17.256875</text:p>
              </table:table-cell>
              <table:table-cell office:value-type="float" office:value="18.1931875">
                <text:p>18.193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8240625">
                <text:p>17.28240625</text:p>
              </table:table-cell>
              <table:table-cell office:value-type="float" office:value="18.158375">
                <text:p>18.158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6640625">
                <text:p>17.26640625</text:p>
              </table:table-cell>
              <table:table-cell office:value-type="float" office:value="18.40525">
                <text:p>18.40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2165625">
                <text:p>16.92165625</text:p>
              </table:table-cell>
              <table:table-cell office:value-type="float" office:value="18.36190625">
                <text:p>18.361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5875">
                <text:p>17.15875</text:p>
              </table:table-cell>
              <table:table-cell office:value-type="float" office:value="18.3036875">
                <text:p>18.303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5671875">
                <text:p>16.85671875</text:p>
              </table:table-cell>
              <table:table-cell office:value-type="float" office:value="18.3576875">
                <text:p>18.357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351">
                <text:p>16.351</text:p>
              </table:table-cell>
              <table:table-cell office:value-type="float" office:value="18.34703125">
                <text:p>18.34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561875">
                <text:p>16.0561875</text:p>
              </table:table-cell>
              <table:table-cell office:value-type="float" office:value="18.255625">
                <text:p>18.25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25">
                <text:p>15.64225</text:p>
              </table:table-cell>
              <table:table-cell office:value-type="float" office:value="18.13678125">
                <text:p>18.136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983125">
                <text:p>15.6983125</text:p>
              </table:table-cell>
              <table:table-cell office:value-type="float" office:value="18.0921875">
                <text:p>18.09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0903125">
                <text:p>15.70903125</text:p>
              </table:table-cell>
              <table:table-cell office:value-type="float" office:value="17.7654375">
                <text:p>17.765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4021875">
                <text:p>15.74021875</text:p>
              </table:table-cell>
              <table:table-cell office:value-type="float" office:value="18.18259375">
                <text:p>18.182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59875">
                <text:p>15.359875</text:p>
              </table:table-cell>
              <table:table-cell office:value-type="float" office:value="18.2065625">
                <text:p>18.20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6425">
                <text:p>15.66425</text:p>
              </table:table-cell>
              <table:table-cell office:value-type="float" office:value="18.2501875">
                <text:p>18.250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192625">
                <text:p>16.192625</text:p>
              </table:table-cell>
              <table:table-cell office:value-type="float" office:value="18.20871875">
                <text:p>18.208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9921875">
                <text:p>16.29921875</text:p>
              </table:table-cell>
              <table:table-cell office:value-type="float" office:value="18.31065625">
                <text:p>18.3106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1215625">
                <text:p>16.31215625</text:p>
              </table:table-cell>
              <table:table-cell office:value-type="float" office:value="18.38746875">
                <text:p>18.387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186875">
                <text:p>16.4186875</text:p>
              </table:table-cell>
              <table:table-cell office:value-type="float" office:value="18.44696875">
                <text:p>18.446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260625">
                <text:p>16.3260625</text:p>
              </table:table-cell>
              <table:table-cell office:value-type="float" office:value="18.67284375">
                <text:p>18.67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60159375">
                <text:p>16.60159375</text:p>
              </table:table-cell>
              <table:table-cell office:value-type="float" office:value="18.618">
                <text:p>18.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4523125">
                <text:p>16.4523125</text:p>
              </table:table-cell>
              <table:table-cell office:value-type="float" office:value="18.81671875">
                <text:p>18.8167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79">
                <text:p>16.079</text:p>
              </table:table-cell>
              <table:table-cell office:value-type="float" office:value="18.8419375">
                <text:p>18.841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946875">
                <text:p>15.4946875</text:p>
              </table:table-cell>
              <table:table-cell office:value-type="float" office:value="19.0498125">
                <text:p>19.049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66665625">
                <text:p>15.66665625</text:p>
              </table:table-cell>
              <table:table-cell office:value-type="float" office:value="19.053875">
                <text:p>19.053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29625">
                <text:p>15.629625</text:p>
              </table:table-cell>
              <table:table-cell office:value-type="float" office:value="19.0416875">
                <text:p>19.041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0003125">
                <text:p>15.80003125</text:p>
              </table:table-cell>
              <table:table-cell office:value-type="float" office:value="18.8046875">
                <text:p>18.804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2971875">
                <text:p>15.82971875</text:p>
              </table:table-cell>
              <table:table-cell office:value-type="float" office:value="18.531875">
                <text:p>18.53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9565625">
                <text:p>15.59565625</text:p>
              </table:table-cell>
              <table:table-cell office:value-type="float" office:value="17.793375">
                <text:p>17.79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80159375">
                <text:p>15.80159375</text:p>
              </table:table-cell>
              <table:table-cell office:value-type="float" office:value="17.5691875">
                <text:p>17.569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610625">
                <text:p>16.1610625</text:p>
              </table:table-cell>
              <table:table-cell office:value-type="float" office:value="17.49746875">
                <text:p>17.4974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6165625">
                <text:p>16.46165625</text:p>
              </table:table-cell>
              <table:table-cell office:value-type="float" office:value="17.188375">
                <text:p>17.188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44625">
                <text:p>16.44625</text:p>
              </table:table-cell>
              <table:table-cell office:value-type="float" office:value="16.8183125">
                <text:p>16.818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77915625">
                <text:p>16.77915625</text:p>
              </table:table-cell>
              <table:table-cell office:value-type="float" office:value="16.56396875">
                <text:p>16.563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899125">
                <text:p>16.899125</text:p>
              </table:table-cell>
              <table:table-cell office:value-type="float" office:value="16.70184375">
                <text:p>16.7018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27790625">
                <text:p>17.27790625</text:p>
              </table:table-cell>
              <table:table-cell office:value-type="float" office:value="16.71134375">
                <text:p>16.7113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6803125">
                <text:p>17.56803125</text:p>
              </table:table-cell>
              <table:table-cell office:value-type="float" office:value="16.87484375">
                <text:p>16.8748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74375">
                <text:p>18.074375</text:p>
              </table:table-cell>
              <table:table-cell office:value-type="float" office:value="16.76675">
                <text:p>16.76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587375">
                <text:p>18.587375</text:p>
              </table:table-cell>
              <table:table-cell office:value-type="float" office:value="16.34246875">
                <text:p>16.3424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5955625">
                <text:p>18.5955625</text:p>
              </table:table-cell>
              <table:table-cell office:value-type="float" office:value="15.99859375">
                <text:p>15.998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8734375">
                <text:p>18.8734375</text:p>
              </table:table-cell>
              <table:table-cell office:value-type="float" office:value="16.04996875">
                <text:p>16.0499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1753125">
                <text:p>18.91753125</text:p>
              </table:table-cell>
              <table:table-cell office:value-type="float" office:value="15.77840625">
                <text:p>15.778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0689375">
                <text:p>19.0689375</text:p>
              </table:table-cell>
              <table:table-cell office:value-type="float" office:value="15.02153125">
                <text:p>15.0215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21334375">
                <text:p>19.21334375</text:p>
              </table:table-cell>
              <table:table-cell office:value-type="float" office:value="14.396375">
                <text:p>14.396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95440625">
                <text:p>18.95440625</text:p>
              </table:table-cell>
              <table:table-cell office:value-type="float" office:value="14.39315625">
                <text:p>14.3931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05625">
                <text:p>18.2205625</text:p>
              </table:table-cell>
              <table:table-cell office:value-type="float" office:value="14.1718125">
                <text:p>14.171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68765625">
                <text:p>17.68765625</text:p>
              </table:table-cell>
              <table:table-cell office:value-type="float" office:value="14.19728125">
                <text:p>14.197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73659375">
                <text:p>17.73659375</text:p>
              </table:table-cell>
              <table:table-cell office:value-type="float" office:value="14.52140625">
                <text:p>14.5214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72140625">
                <text:p>17.72140625</text:p>
              </table:table-cell>
              <table:table-cell office:value-type="float" office:value="14.398625">
                <text:p>14.398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49584375">
                <text:p>17.49584375</text:p>
              </table:table-cell>
              <table:table-cell office:value-type="float" office:value="14.32646875">
                <text:p>14.326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32065625">
                <text:p>17.32065625</text:p>
              </table:table-cell>
              <table:table-cell office:value-type="float" office:value="14.67853125">
                <text:p>14.6785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024875">
                <text:p>17.024875</text:p>
              </table:table-cell>
              <table:table-cell office:value-type="float" office:value="15.24559375">
                <text:p>15.245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0265625">
                <text:p>17.50265625</text:p>
              </table:table-cell>
              <table:table-cell office:value-type="float" office:value="15.103875">
                <text:p>15.103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9970625">
                <text:p>17.9970625</text:p>
              </table:table-cell>
              <table:table-cell office:value-type="float" office:value="15.07590625">
                <text:p>15.075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3228125">
                <text:p>18.3228125</text:p>
              </table:table-cell>
              <table:table-cell office:value-type="float" office:value="14.6764375">
                <text:p>14.676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41859375">
                <text:p>18.41859375</text:p>
              </table:table-cell>
              <table:table-cell office:value-type="float" office:value="14.050875">
                <text:p>14.050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4671875">
                <text:p>18.4671875</text:p>
              </table:table-cell>
              <table:table-cell office:value-type="float" office:value="14.29346875">
                <text:p>14.2934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96053125">
                <text:p>18.96053125</text:p>
              </table:table-cell>
              <table:table-cell office:value-type="float" office:value="14.47171875">
                <text:p>14.47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29353125">
                <text:p>19.29353125</text:p>
              </table:table-cell>
              <table:table-cell office:value-type="float" office:value="14.612875">
                <text:p>14.612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35415625">
                <text:p>19.35415625</text:p>
              </table:table-cell>
              <table:table-cell office:value-type="float" office:value="14.3610625">
                <text:p>14.361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37009375">
                <text:p>19.37009375</text:p>
              </table:table-cell>
              <table:table-cell office:value-type="float" office:value="14.37403125">
                <text:p>14.374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6304375">
                <text:p>19.6304375</text:p>
              </table:table-cell>
              <table:table-cell office:value-type="float" office:value="14.1336875">
                <text:p>14.133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3971875">
                <text:p>19.53971875</text:p>
              </table:table-cell>
              <table:table-cell office:value-type="float" office:value="14.53990625">
                <text:p>14.539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99984375">
                <text:p>19.99984375</text:p>
              </table:table-cell>
              <table:table-cell office:value-type="float" office:value="14.9665625">
                <text:p>14.966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96584375">
                <text:p>19.96584375</text:p>
              </table:table-cell>
              <table:table-cell office:value-type="float" office:value="14.7356875">
                <text:p>14.735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0384375">
                <text:p>19.80384375</text:p>
              </table:table-cell>
              <table:table-cell office:value-type="float" office:value="14.95084375">
                <text:p>14.9508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58090625">
                <text:p>19.58090625</text:p>
              </table:table-cell>
              <table:table-cell office:value-type="float" office:value="14.941625">
                <text:p>14.941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6198125">
                <text:p>19.6198125</text:p>
              </table:table-cell>
              <table:table-cell office:value-type="float" office:value="15.2565625">
                <text:p>15.25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196875">
                <text:p>19.4196875</text:p>
              </table:table-cell>
              <table:table-cell office:value-type="float" office:value="15.6738125">
                <text:p>15.673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106875">
                <text:p>19.0106875</text:p>
              </table:table-cell>
              <table:table-cell office:value-type="float" office:value="16.22540625">
                <text:p>16.2254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974375">
                <text:p>18.8974375</text:p>
              </table:table-cell>
              <table:table-cell office:value-type="float" office:value="16.048125">
                <text:p>16.04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2021875">
                <text:p>18.32021875</text:p>
              </table:table-cell>
              <table:table-cell office:value-type="float" office:value="16.30659375">
                <text:p>16.3065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92396875">
                <text:p>17.92396875</text:p>
              </table:table-cell>
              <table:table-cell office:value-type="float" office:value="16.32440625">
                <text:p>16.3244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7346875">
                <text:p>17.7346875</text:p>
              </table:table-cell>
              <table:table-cell office:value-type="float" office:value="16.3950625">
                <text:p>16.395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5991875">
                <text:p>17.5991875</text:p>
              </table:table-cell>
              <table:table-cell office:value-type="float" office:value="16.35246875">
                <text:p>16.352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36259375">
                <text:p>17.36259375</text:p>
              </table:table-cell>
              <table:table-cell office:value-type="float" office:value="16.36746875">
                <text:p>16.367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38565625">
                <text:p>17.38565625</text:p>
              </table:table-cell>
              <table:table-cell office:value-type="float" office:value="16.2148125">
                <text:p>16.214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34975">
                <text:p>17.34975</text:p>
              </table:table-cell>
              <table:table-cell office:value-type="float" office:value="16.052">
                <text:p>16.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5235625">
                <text:p>17.5235625</text:p>
              </table:table-cell>
              <table:table-cell office:value-type="float" office:value="16.06146875">
                <text:p>16.061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4934375">
                <text:p>17.64934375</text:p>
              </table:table-cell>
              <table:table-cell office:value-type="float" office:value="15.51575">
                <text:p>15.51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0716875">
                <text:p>18.0716875</text:p>
              </table:table-cell>
              <table:table-cell office:value-type="float" office:value="15.42925">
                <text:p>15.42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561875">
                <text:p>18.0561875</text:p>
              </table:table-cell>
              <table:table-cell office:value-type="float" office:value="15.0363125">
                <text:p>15.036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5678125">
                <text:p>18.25678125</text:p>
              </table:table-cell>
              <table:table-cell office:value-type="float" office:value="14.99346875">
                <text:p>14.9934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53375">
                <text:p>18.553375</text:p>
              </table:table-cell>
              <table:table-cell office:value-type="float" office:value="14.81646875">
                <text:p>14.81646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5545">
                <text:p>18.5545</text:p>
              </table:table-cell>
              <table:table-cell office:value-type="float" office:value="14.70653125">
                <text:p>14.7065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7745625">
                <text:p>18.7745625</text:p>
              </table:table-cell>
              <table:table-cell office:value-type="float" office:value="14.69140625">
                <text:p>14.691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6433125">
                <text:p>18.6433125</text:p>
              </table:table-cell>
              <table:table-cell office:value-type="float" office:value="14.75871875">
                <text:p>14.7587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60925">
                <text:p>18.60925</text:p>
              </table:table-cell>
              <table:table-cell office:value-type="float" office:value="15.15578125">
                <text:p>15.15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6429375">
                <text:p>18.6429375</text:p>
              </table:table-cell>
              <table:table-cell office:value-type="float" office:value="14.92584375">
                <text:p>14.9258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72753125">
                <text:p>18.72753125</text:p>
              </table:table-cell>
              <table:table-cell office:value-type="float" office:value="15.13446875">
                <text:p>15.134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8084375">
                <text:p>18.8084375</text:p>
              </table:table-cell>
              <table:table-cell office:value-type="float" office:value="15.3570625">
                <text:p>15.357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44125">
                <text:p>18.844125</text:p>
              </table:table-cell>
              <table:table-cell office:value-type="float" office:value="15.3836875">
                <text:p>15.383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